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06cm"/>
    </style:style>
    <style:style style:name="co3" style:family="table-column">
      <style:table-column-properties fo:break-before="auto" style:column-width="2.85cm"/>
    </style:style>
    <style:style style:name="co4" style:family="table-column">
      <style:table-column-properties fo:break-before="auto" style:column-width="3.242cm"/>
    </style:style>
    <style:style style:name="co5" style:family="table-column">
      <style:table-column-properties fo:break-before="auto" style:column-width="2.08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21cm"/>
    </style:style>
    <style:style style:name="co8" style:family="table-column">
      <style:table-column-properties fo:break-before="auto" style:column-width="3.524cm"/>
    </style:style>
    <style:style style:name="co9" style:family="table-column">
      <style:table-column-properties fo:break-before="auto" style:column-width="4.427cm"/>
    </style:style>
    <style:style style:name="co10" style:family="table-column">
      <style:table-column-properties fo:break-before="auto" style:column-width="1.947cm"/>
    </style:style>
    <style:style style:name="co11" style:family="table-column">
      <style:table-column-properties fo:break-before="auto" style:column-width="3.835cm"/>
    </style:style>
    <style:style style:name="co12" style:family="table-column">
      <style:table-column-properties fo:break-before="auto" style:column-width="2.538cm"/>
    </style:style>
    <style:style style:name="co52" style:family="table-column">
      <style:table-column-properties fo:break-before="auto" style:column-width="2.066cm"/>
    </style:style>
    <style:style style:name="co53" style:family="table-column">
      <style:table-column-properties fo:break-before="auto" style:column-width="4.923cm"/>
    </style:style>
    <style:style style:name="co54" style:family="table-column">
      <style:table-column-properties fo:break-before="auto" style:column-width="3.739cm"/>
    </style:style>
    <style:style style:name="co55" style:family="table-column">
      <style:table-column-properties fo:break-before="auto" style:column-width="5.175cm"/>
    </style:style>
    <style:style style:name="co17" style:family="table-column">
      <style:table-column-properties fo:break-before="auto" style:column-width="2.986cm"/>
    </style:style>
    <style:style style:name="co18" style:family="table-column">
      <style:table-column-properties fo:break-before="auto" style:column-width="3.343cm"/>
    </style:style>
    <style:style style:name="co19" style:family="table-column">
      <style:table-column-properties fo:break-before="auto" style:column-width="1.889cm"/>
    </style:style>
    <style:style style:name="co20" style:family="table-column">
      <style:table-column-properties fo:break-before="auto" style:column-width="4.397cm"/>
    </style:style>
    <style:style style:name="co21" style:family="table-column">
      <style:table-column-properties fo:break-before="auto" style:column-width="6.914cm"/>
    </style:style>
    <style:style style:name="co22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2.226cm"/>
    </style:style>
    <style:style style:name="co24" style:family="table-column">
      <style:table-column-properties fo:break-before="auto" style:column-width="1.161cm"/>
    </style:style>
    <style:style style:name="co25" style:family="table-column">
      <style:table-column-properties fo:break-before="auto" style:column-width="1.018cm"/>
    </style:style>
    <style:style style:name="co26" style:family="table-column">
      <style:table-column-properties fo:break-before="auto" style:column-width="2.032cm"/>
    </style:style>
    <style:style style:name="co27" style:family="table-column">
      <style:table-column-properties fo:break-before="auto" style:column-width="3.157cm"/>
    </style:style>
    <style:style style:name="co28" style:family="table-column">
      <style:table-column-properties fo:break-before="auto" style:column-width="1.385cm"/>
    </style:style>
    <style:style style:name="co29" style:family="table-column">
      <style:table-column-properties fo:break-before="auto" style:column-width="1.212cm"/>
    </style:style>
    <style:style style:name="co56" style:family="table-column">
      <style:table-column-properties fo:break-before="auto" style:column-width="7.251cm"/>
    </style:style>
    <style:style style:name="co57" style:family="table-column">
      <style:table-column-properties fo:break-before="auto" style:column-width="13.441cm"/>
    </style:style>
    <style:style style:name="co38" style:family="table-column">
      <style:table-column-properties fo:break-before="auto" style:column-width="5.449cm"/>
    </style:style>
    <style:style style:name="co39" style:family="table-column">
      <style:table-column-properties fo:break-before="auto" style:column-width="2.902cm"/>
    </style:style>
    <style:style style:name="co40" style:family="table-column">
      <style:table-column-properties fo:break-before="auto" style:column-width="3.692cm"/>
    </style:style>
    <style:style style:name="co41" style:family="table-column">
      <style:table-column-properties fo:break-before="auto" style:column-width="1.355cm"/>
    </style:style>
    <style:style style:name="co42" style:family="table-column">
      <style:table-column-properties fo:break-before="auto" style:column-width="2.113cm"/>
    </style:style>
    <style:style style:name="co43" style:family="table-column">
      <style:table-column-properties fo:break-before="auto" style:column-width="1.75cm"/>
    </style:style>
    <style:style style:name="co44" style:family="table-column">
      <style:table-column-properties fo:break-before="auto" style:column-width="0.848cm"/>
    </style:style>
    <style:style style:name="co45" style:family="table-column">
      <style:table-column-properties fo:break-before="auto" style:column-width="1.131cm"/>
    </style:style>
    <style:style style:name="co46" style:family="table-column">
      <style:table-column-properties fo:break-before="auto" style:column-width="3.044cm"/>
    </style:style>
    <style:style style:name="co47" style:family="table-column">
      <style:table-column-properties fo:break-before="auto" style:column-width="1.438cm"/>
    </style:style>
    <style:style style:name="co48" style:family="table-column">
      <style:table-column-properties fo:break-before="auto" style:column-width="5.599cm"/>
    </style:style>
    <style:style style:name="co49" style:family="table-column">
      <style:table-column-properties fo:break-before="auto" style:column-width="2.933cm"/>
    </style:style>
    <style:style style:name="co50" style:family="table-column">
      <style:table-column-properties fo:break-before="auto" style:column-width="2.2cm"/>
    </style:style>
    <style:style style:name="co51" style:family="table-column">
      <style:table-column-properties fo:break-before="auto" style:column-width="3.413cm"/>
    </style:style>
    <style:style style:name="co58" style:family="table-column">
      <style:table-column-properties fo:break-before="auto" style:column-width="4.854cm"/>
    </style:style>
    <style:style style:name="co59" style:family="table-column">
      <style:table-column-properties fo:break-before="auto" style:column-width="4.124cm"/>
    </style:style>
    <style:style style:name="co60" style:family="table-column">
      <style:table-column-properties fo:break-before="auto" style:column-width="5.415cm"/>
    </style:style>
    <style:style style:name="co61" style:family="table-column">
      <style:table-column-properties fo:break-before="auto" style:column-width="3.041cm"/>
    </style:style>
    <style:style style:name="co62" style:family="table-column">
      <style:table-column-properties fo:break-before="auto" style:column-width="11.379cm"/>
    </style:style>
    <style:style style:name="co63" style:family="table-column">
      <style:table-column-properties fo:break-before="auto" style:column-width="10.5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ta1" style:family="table" style:master-page-name="PageStyle_5f_dossiers">
      <style:table-properties table:display="true" style:writing-mode="lr-tb"/>
    </style:style>
    <style:style style:name="ta2" style:family="table" style:master-page-name="PageStyle_5f_personne">
      <style:table-properties table:display="true" style:writing-mode="lr-tb"/>
    </style:style>
    <style:style style:name="ta9" style:family="table" style:master-page-name="PageStyle_5f_Group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10" style:family="table" style:master-page-name="PageStyle_5f_intranet">
      <style:table-properties table:display="true" style:writing-mode="lr-tb"/>
    </style:style>
    <style:style style:name="ta6" style:family="table" style:master-page-name="PageStyle_5f_posix">
      <style:table-properties table:display="true" style:writing-mode="lr-tb"/>
    </style:style>
    <style:style style:name="ta7" style:family="table" style:master-page-name="PageStyle_5f_société">
      <style:table-properties table:display="true" style:writing-mode="lr-tb"/>
    </style:style>
    <style:style style:name="ta8" style:family="table" style:master-page-name="PageStyle_5f_si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style:text-position="" style:font-name="Courier New" fo:font-size="10pt" style:font-size-asian="10pt" style:font-size-complex="10pt"/>
    </style:style>
    <style:style style:name="ce5" style:family="table-cell" style:parent-style-name="Default">
      <style:text-properties style:text-position="" style:font-name="Courier New" fo:font-size="10pt" style:font-size-asian="10pt" style:font-size-complex="10pt"/>
    </style:style>
    <style:style style:name="ce6" style:family="table-cell" style:parent-style-name="Default">
      <style:table-cell-properties fo:background-color="#faed56"/>
      <style:text-properties style:text-position="" style:font-name="Courier New" fo:font-size="10pt" style:font-size-asian="10pt" style:font-size-complex="10pt"/>
    </style:style>
    <style:style style:name="ce7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ccffcc"/>
      <style:text-properties fo:color="#000000" style:text-position="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transparent"/>
      <style:text-properties style:text-position=""/>
    </style:style>
    <style:style style:name="ce8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/>
      <style:text-properties style:text-position="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61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62" style:family="table-cell" style:parent-style-name="Default">
      <style:table-cell-properties fo:background-color="#eaa94c"/>
      <style:text-properties fo:color="#000000" style:text-position="" fo:font-weight="normal" style:font-weight-asian="normal" style:font-weight-complex="normal"/>
    </style:style>
    <style:style style:name="ce63" style:family="table-cell" style:parent-style-name="Default">
      <style:text-properties style:text-position="" fo:font-weight="normal" style:font-weight-asian="normal" style:font-weight-complex="normal"/>
    </style:style>
    <style:style style:name="ce1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transparent"/>
      <style:text-properties style:use-window-font-color="true" style:text-position=""/>
    </style:style>
    <style:style style:name="ce1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fo:background-color="transparent"/>
    </style:style>
    <style:style style:name="ce15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ackground-color="#e6e6ff" fo:wrap-option="wrap"/>
      <style:text-properties fo:color="#000000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63" style:family="table-cell" style:parent-style-name="Default">
      <style:text-properties fo:font-style="italic" style:font-style-asian="italic" style:font-style-complex="italic"/>
    </style:style>
    <style:style style:name="ce164" style:family="table-cell" style:parent-style-name="Default">
      <style:text-properties style:font-name="Liberation Sans1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dossiers" table:style-name="ta1" table:print="false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250" table:default-cell-style-name="ce5"/>
        <table:table-column table:style-name="co6" table:number-columns-repeated="768" table:default-cell-style-name="ce5"/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// creation dossier personne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2" office:value-type="string">
            <text:p>//DOC</text:p>
          </table:table-cell>
          <table:table-cell table:style-name="ce2" office:value-type="string">
            <text:p>Famille</text:p>
          </table:table-cell>
          <table:table-cell table:style-name="ce2" office:value-type="string">
            <text:p>&lt;special id&gt;</text:p>
          </table:table-cell>
          <table:table-cell table:style-name="ce2" office:value-type="string">
            <text:p>&lt;special dirid&gt;</text:p>
          </table:table-cell>
          <table:table-cell table:style-name="ce2" office:value-type="string">
            <text:p>titre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3" office:value-type="string">
            <text:p>ORDER</text:p>
          </table:table-cell>
          <table:table-cell table:style-name="ce3" office:value-type="string">
            <text:p>DIR</text:p>
          </table:table-cell>
          <table:table-cell table:style-name="ce3" table:number-columns-repeated="2"/>
          <table:table-cell table:style-name="ce6" office:value-type="string">
            <text:p>ba_title</text:p>
          </table:table-cell>
          <table:table-cell table:style-name="ce7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DIR</text:p>
          </table:table-cell>
          <table:table-cell table:style-name="ce1" office:value-type="float" office:value="121">
            <text:p>121</text:p>
          </table:table-cell>
          <table:table-cell table:style-name="ce1"/>
          <table:table-cell table:style-name="ce2" office:value-type="string">
            <text:p>carnet d'adresses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table:number-columns-repeated="5"/>
          <table:table-cell table:style-name="ce1" table:number-columns-repeated="251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 table:number-rows-repeated="2">
          <table:table-cell table:style-name="ce4" table:number-columns-repeated="256"/>
          <table:table-cell table:number-columns-repeated="768"/>
        </table:table-row>
        <table:table-row table:style-name="ro1" table:number-rows-repeated="65524">
          <table:table-cell table:style-name="ce1" table:number-columns-repeated="256"/>
          <table:table-cell table:number-columns-repeated="768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ne" table:style-name="ta2" table:print="false">
        <office:forms form:automatic-focus="false" form:apply-design-mode="false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" table:number-columns-repeated="2" table:default-cell-style-name="ce11"/>
        <table:table-column table:style-name="co10" table:default-cell-style-name="ce11"/>
        <table:table-column table:style-name="co1" table:number-columns-repeated="3" table:default-cell-style-name="ce11"/>
        <table:table-column table:style-name="co11" table:default-cell-style-name="ce11"/>
        <table:table-column table:style-name="co1" table:default-cell-style-name="ce11"/>
        <table:table-column table:style-name="co12" table:default-cell-style-name="ce11"/>
        <table:table-column table:style-name="co1" table:number-columns-repeated="243" table:default-cell-style-name="ce11"/>
        <table:table-row table:style-name="ro1">
          <table:table-cell table:style-name="ce8" office:value-type="string">
            <text:p>// </text:p>
          </table:table-cell>
          <table:table-cell table:style-name="ce8" office:value-type="string">
            <text:p>fromid</text:p>
          </table:table-cell>
          <table:table-cell table:style-name="ce8" office:value-type="string">
            <text:p>titre</text:p>
          </table:table-cell>
          <table:table-cell table:style-name="ce26" office:value-type="string">
            <text:p>id</text:p>
          </table:table-cell>
          <table:table-cell table:style-name="ce2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1">
          <table:table-cell table:style-name="ce9" office:value-type="string">
            <text:p>BEGIN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personne</text:p>
          </table:table-cell>
          <table:table-cell table:style-name="ce22" office:value-type="float" office:value="120">
            <text:p>120</text:p>
          </table:table-cell>
          <table:table-cell table:style-name="ce22"/>
          <table:table-cell table:style-name="ce22" office:value-type="string">
            <text:p>USER</text:p>
          </table:table-cell>
          <table:table-cell table:style-name="ce22" table:number-columns-repeated="10"/>
          <table:table-cell table:number-columns-repeated="240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s</text:p>
          </table:table-cell>
          <table:table-cell table:style-name="ce28" table:number-columns-repeated="240"/>
        </table:table-row>
        <table:table-row table:style-name="ro1">
          <table:table-cell table:style-name="ce10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2">
          <table:table-cell table:style-name="ce13" office:value-type="string">
            <text:p>ATTR</text:p>
          </table:table-cell>
          <table:table-cell table:style-name="ce13" office:value-type="string">
            <text:p>US_FR_IDENT</text:p>
          </table:table-cell>
          <table:table-cell table:style-name="ce23"/>
          <table:table-cell table:style-name="ce13" office:value-type="string">
            <text:p>Etat civil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23" office:value-type="float" office:value="10">
            <text:p>10</text:p>
          </table:table-cell>
          <table:table-cell table:style-name="ce13" office:value-type="string">
            <text:p>W</text:p>
          </table:table-cell>
          <table:table-cell table:style-name="ce23" table:number-columns-repeated="7"/>
          <table:table-cell table:style-name="ce30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CIVILITY</text:p>
          </table:table-cell>
          <table:table-cell table:style-name="ce16" office:value-type="string">
            <text:p>US_FR_IDENT</text:p>
          </table:table-cell>
          <table:table-cell table:style-name="ce16" office:value-type="string">
            <text:p>civilité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enum</text:p>
          </table:table-cell>
          <table:table-cell table:style-name="ce16" office:value-type="float" office:value="20">
            <text:p>20</text:p>
          </table:table-cell>
          <table:table-cell table:style-name="ce16" office:value-type="string">
            <text:p>W</text:p>
          </table:table-cell>
          <table:table-cell table:style-name="ce16" office:value-type="string">
            <text:p>N</text:p>
          </table:table-cell>
          <table:table-cell table:style-name="ce16" table:number-columns-repeated="2"/>
          <table:table-cell table:style-name="ce16" office:value-type="string">
            <text:p><text:s/>| ,Monsieur|Monsieur,Madame|Madame,Mademoiselle|Mademoiselle,Docteur|Docteur,Professeur|Professeur</text:p>
          </table:table-cell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LNAME</text:p>
          </table:table-cell>
          <table:table-cell table:style-name="ce16" table:formula="of:=[.B11]" office:value-type="string" office:string-value="US_FR_IDENT">
            <text:p>US_FR_IDENT</text:p>
          </table:table-cell>
          <table:table-cell table:style-name="ce14" office:value-type="string">
            <text:p>nom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12]+10" office:value-type="float" office:value="30">
            <text:p>30</text:p>
          </table:table-cell>
          <table:table-cell table:style-name="ce16" office:value-type="string">
            <text:p>W</text:p>
          </table:table-cell>
          <table:table-cell table:style-name="ce16" office:value-type="string">
            <text:p>Y</text:p>
          </table:table-cell>
          <table:table-cell table:style-name="ce16"/>
          <table:table-cell table:style-name="ce29" table:number-columns-repeated="2"/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NAME</text:p>
          </table:table-cell>
          <table:table-cell table:style-name="ce16" table:formula="of:=[.B11]" office:value-type="string" office:string-value="US_FR_IDENT">
            <text:p>US_FR_IDENT</text:p>
          </table:table-cell>
          <table:table-cell table:style-name="ce14" office:value-type="string">
            <text:p>prénom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13]+10" office:value-type="float" office:value="40">
            <text:p>4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7" office:value-type="string">
            <text:p>US_TAB_SOC</text:p>
          </table:table-cell>
          <table:table-cell table:style-name="ce17"/>
          <table:table-cell table:style-name="ce17" office:value-type="string">
            <text:p>Professionnel</text:p>
          </table:table-cell>
          <table:table-cell table:number-columns-repeated="2" table:style-name="ce15" office:value-type="string">
            <text:p>N</text:p>
          </table:table-cell>
          <table:table-cell table:style-name="ce17" office:value-type="string">
            <text:p>tab</text:p>
          </table:table-cell>
          <table:table-cell table:style-name="ce16" table:formula="of:=[.H14]+10" office:value-type="float" office:value="50">
            <text:p>50</text:p>
          </table:table-cell>
          <table:table-cell table:style-name="ce15" office:value-type="string">
            <text:p>W</text:p>
          </table:table-cell>
          <table:table-cell table:style-name="ce17"/>
          <table:table-cell table:style-name="ce27" table:number-columns-repeated="6"/>
          <table:table-cell table:style-name="ce31" table:number-columns-repeated="240"/>
        </table:table-row>
        <table:table-row table:style-name="ro2">
          <table:table-cell table:style-name="ce13" office:value-type="string">
            <text:p>ATTR</text:p>
          </table:table-cell>
          <table:table-cell table:style-name="ce13" office:value-type="string">
            <text:p>US_FR_COORD</text:p>
          </table:table-cell>
          <table:table-cell table:style-name="ce23" office:value-type="string">
            <text:p>US_TAB_SOC</text:p>
          </table:table-cell>
          <table:table-cell table:style-name="ce23" office:value-type="string">
            <text:p>Informations professionnelle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6" table:formula="of:=[.H15]+10" office:value-type="float" office:value="60">
            <text:p>60</text:p>
          </table:table-cell>
          <table:table-cell table:style-name="ce13" office:value-type="string">
            <text:p>W</text:p>
          </table:table-cell>
          <table:table-cell table:style-name="ce23" table:number-columns-repeated="7"/>
          <table:table-cell table:style-name="ce30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PHOTO</text:p>
          </table:table-cell>
          <table:table-cell table:style-name="ce16" table:formula="of:=[.B16]" office:value-type="string" office:string-value="US_FR_COORD">
            <text:p>US_FR_COORD</text:p>
          </table:table-cell>
          <table:table-cell table:style-name="ce14" office:value-type="string">
            <text:p>photographi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image</text:p>
          </table:table-cell>
          <table:table-cell table:style-name="ce16" table:formula="of:=[.H16]+10" office:value-type="float" office:value="70">
            <text:p>7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INITIALS</text:p>
          </table:table-cell>
          <table:table-cell table:style-name="ce16" table:formula="of:=[.B16]" office:value-type="string" office:string-value="US_FR_COORD">
            <text:p>US_FR_COORD</text:p>
          </table:table-cell>
          <table:table-cell table:style-name="ce16" office:value-type="string">
            <text:p>initiales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17]+10" office:value-type="float" office:value="80">
            <text:p>8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MAIL</text:p>
          </table:table-cell>
          <table:table-cell table:style-name="ce16" table:formula="of:=[.B16]" office:value-type="string" office:string-value="US_FR_COORD">
            <text:p>US_FR_COORD</text:p>
          </table:table-cell>
          <table:table-cell table:style-name="ce14" office:value-type="string">
            <text:p>mail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6" table:formula="of:=[.H18]+10" office:value-type="float" office:value="90">
            <text:p>90</text:p>
          </table:table-cell>
          <table:table-cell table:style-name="ce14" office:value-type="string">
            <text:p>W</text:p>
          </table:table-cell>
          <table:table-cell table:style-name="ce16"/>
          <table:table-cell table:style-name="ce16" office:value-type="string">
            <text:p>mailto:%US_MAIL%</text:p>
          </table:table-cell>
          <table:table-cell table:style-name="ce16" table:number-columns-repeated="5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PHONE</text:p>
          </table:table-cell>
          <table:table-cell table:style-name="ce14" office:value-type="string">
            <text:p>US_FR_COORD</text:p>
          </table:table-cell>
          <table:table-cell table:style-name="ce14" office:value-type="string">
            <text:p>téléphon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6" table:formula="of:=[.H19]+10" office:value-type="float" office:value="100">
            <text:p>100</text:p>
          </table:table-cell>
          <table:table-cell table:style-name="ce16" office:value-type="string">
            <text:p>R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PPHONE</text:p>
          </table:table-cell>
          <table:table-cell table:style-name="ce14" office:value-type="string">
            <text:p>US_FR_COORD</text:p>
          </table:table-cell>
          <table:table-cell table:style-name="ce16" office:value-type="string">
            <text:p>téléphone direct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0]+10" office:value-type="float" office:value="110">
            <text:p>110</text:p>
          </table:table-cell>
          <table:table-cell table:style-name="ce16" office:value-type="string">
            <text:p>O</text:p>
          </table:table-cell>
          <table:table-cell table:style-name="ce16" table:number-columns-repeated="2"/>
          <table:table-cell table:style-name="ce16" office:value-type="string">
            <text:p>usercard.php</text:p>
          </table:table-cell>
          <table:table-cell table:style-name="ce16" office:value-type="string">
            <text:p>getSphone(D,US_IDSOCIETY):US_PPHONE</text:p>
          </table:table-cell>
          <table:table-cell table:style-name="ce16" table:number-columns-repeated="2"/>
          <table:table-cell table:style-name="ce16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INTPHONE</text:p>
          </table:table-cell>
          <table:table-cell table:style-name="ce14" office:value-type="string">
            <text:p>US_FR_COORD</text:p>
          </table:table-cell>
          <table:table-cell table:style-name="ce14" office:value-type="string">
            <text:p>n°post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1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PFAX</text:p>
          </table:table-cell>
          <table:table-cell table:style-name="ce14" office:value-type="string">
            <text:p>US_FR_COORD</text:p>
          </table:table-cell>
          <table:table-cell table:style-name="ce16" office:value-type="string">
            <text:p>fax direc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2]+10" office:value-type="float" office:value="130">
            <text:p>130</text:p>
          </table:table-cell>
          <table:table-cell table:style-name="ce16" office:value-type="string">
            <text:p>O</text:p>
          </table:table-cell>
          <table:table-cell table:style-name="ce16" table:number-columns-repeated="2"/>
          <table:table-cell table:style-name="ce16" office:value-type="string">
            <text:p>usercard.php</text:p>
          </table:table-cell>
          <table:table-cell table:style-name="ce16" office:value-type="string">
            <text:p>getSFax(D,US_IDSOCIETY):US_PFAX</text:p>
          </table:table-cell>
          <table:table-cell table:style-name="ce16" table:number-columns-repeated="2"/>
          <table:table-cell table:style-name="ce16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AX</text:p>
          </table:table-cell>
          <table:table-cell table:style-name="ce14" office:value-type="string">
            <text:p>US_FR_COORD</text:p>
          </table:table-cell>
          <table:table-cell table:style-name="ce14" office:value-type="string">
            <text:p>fax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3]+10" office:value-type="float" office:value="140">
            <text:p>140</text:p>
          </table:table-cell>
          <table:table-cell table:style-name="ce16" office:value-type="string">
            <text:p>R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MOBILE</text:p>
          </table:table-cell>
          <table:table-cell table:style-name="ce14" office:value-type="string">
            <text:p>US_FR_COORD</text:p>
          </table:table-cell>
          <table:table-cell table:style-name="ce14" office:value-type="string">
            <text:p>mobi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4]+10" office:value-type="float" office:value="150">
            <text:p>15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IDSECR</text:p>
          </table:table-cell>
          <table:table-cell table:style-name="ce14" office:value-type="string">
            <text:p>US_FR_COORD</text:p>
          </table:table-cell>
          <table:table-cell table:style-name="ce16" office:value-type="string">
            <text:p>id secrétair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docid</text:p>
          </table:table-cell>
          <table:table-cell table:style-name="ce16" table:formula="of:=[.H25]+10" office:value-type="float" office:value="160">
            <text:p>160</text:p>
          </table:table-cell>
          <table:table-cell table:style-name="ce16" office:value-type="string">
            <text:p>H</text:p>
          </table:table-cell>
          <table:table-cell table:style-name="ce16" table:number-columns-repeated="6"/>
          <table:table-cell table:style-name="ce16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ECR</text:p>
          </table:table-cell>
          <table:table-cell table:style-name="ce14" office:value-type="string">
            <text:p>US_FR_COORD</text:p>
          </table:table-cell>
          <table:table-cell table:style-name="ce16" office:value-type="string">
            <text:p>secrétair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f:=[.H26]+10" office:value-type="float" office:value="170">
            <text:p>17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app=FDL&amp;action=FDL_CARD&amp;latest=Y&amp;id=%US_IDSECR%</text:p>
          </table:table-cell>
          <table:table-cell table:style-name="ce16" office:value-type="string">
            <text:p>fdl.php</text:p>
          </table:table-cell>
          <table:table-cell table:style-name="ce16" office:value-type="string">
            <text:p>lfamily(D,USER,US_SECR):US_IDSECR,US_SECR</text:p>
          </table:table-cell>
          <table:table-cell table:style-name="ce16" table:number-columns-repeated="3"/>
          <table:table-cell table:number-columns-repeated="240"/>
        </table:table-row>
        <table:table-row table:style-name="ro2">
          <table:table-cell table:style-name="ce13" office:value-type="string">
            <text:p>ATTR</text:p>
          </table:table-cell>
          <table:table-cell table:style-name="ce23" office:value-type="string">
            <text:p>US_FR_SOC</text:p>
          </table:table-cell>
          <table:table-cell table:style-name="ce23" office:value-type="string">
            <text:p>US_TAB_SOC</text:p>
          </table:table-cell>
          <table:table-cell table:style-name="ce23" office:value-type="string">
            <text:p>Société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8" office:value-type="float" office:value="1000">
            <text:p>1000</text:p>
          </table:table-cell>
          <table:table-cell table:style-name="ce13" office:value-type="string">
            <text:p>W</text:p>
          </table:table-cell>
          <table:table-cell table:style-name="ce23"/>
          <table:table-cell table:style-name="ce8" table:number-columns-repeated="6"/>
          <table:table-cell table:style-name="ce32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IDSOCIETY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id société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docid</text:p>
          </table:table-cell>
          <table:table-cell table:style-name="ce16" table:formula="of:=[.H28]+10" office:value-type="float" office:value="1010">
            <text:p>1010</text:p>
          </table:table-cell>
          <table:table-cell table:style-name="ce16" office:value-type="string">
            <text:p>H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SOCADDR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même adresse ?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9]+10" office:value-type="float" office:value="1020">
            <text:p>1020</text:p>
          </table:table-cell>
          <table:table-cell table:style-name="ce16" office:value-type="string">
            <text:p>H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SOCIETY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site société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Y</text:p>
          </table:table-cell>
          <table:table-cell table:style-name="ce16" office:value-type="string">
            <text:p>text</text:p>
          </table:table-cell>
          <table:table-cell table:style-name="ce16" table:formula="of:=[.H30]+10" office:value-type="float" office:value="1030">
            <text:p>1030</text:p>
          </table:table-cell>
          <table:table-cell table:style-name="ce14" office:value-type="string">
            <text:p>W</text:p>
          </table:table-cell>
          <table:table-cell table:style-name="ce16"/>
          <table:table-cell table:style-name="ce16" office:value-type="string">
            <text:p>%S%&amp;app=FDL&amp;action=FDL_CARD&amp;id=%US_IDSOCIETY%</text:p>
          </table:table-cell>
          <table:table-cell table:style-name="ce16" office:value-type="string">
            <text:p>usercard.php</text:p>
          </table:table-cell>
          <table:table-cell table:style-name="ce16" office:value-type="string">
            <text:p>lsite(D,US_SOCIETY):US_IDSOCIETY,US_SOCIETY</text:p>
          </table:table-cell>
          <table:table-cell table:style-name="ce16" office:value-type="string">
            <text:p>%S%app=GENERIC&amp;action=GENERIC_EDIT&amp;id=%US_IDSOCIETY%&amp;classid={SOCIETY}&amp;si_society=%US_SOCIETY%</text:p>
          </table:table-cell>
          <table:table-cell table:style-name="ce16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TYPE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fonction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enum</text:p>
          </table:table-cell>
          <table:table-cell table:style-name="ce16" table:formula="of:=[.H31]+10" office:value-type="float" office:value="1040">
            <text:p>1040</text:p>
          </table:table-cell>
          <table:table-cell table:style-name="ce14" office:value-type="string">
            <text:p>W</text:p>
          </table:table-cell>
          <table:table-cell table:style-name="ce16" table:number-columns-repeated="3"/>
          <table:table-cell table:style-name="ce16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16" table:number-columns-repeated="2"/>
          <table:table-cell table:style-name="ce16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JOB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métier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longtext</text:p>
          </table:table-cell>
          <table:table-cell table:style-name="ce16" table:formula="of:=[.H32]+10" office:value-type="float" office:value="1050">
            <text:p>105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ROLE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rôle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longtext</text:p>
          </table:table-cell>
          <table:table-cell table:style-name="ce16" table:formula="of:=[.H33]+10" office:value-type="float" office:value="1060">
            <text:p>106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WORKADDR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adress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longtext</text:p>
          </table:table-cell>
          <table:table-cell table:style-name="ce16" table:formula="of:=[.H34]+10" office:value-type="float" office:value="1070">
            <text:p>1070</text:p>
          </table:table-cell>
          <table:table-cell table:style-name="ce14" office:value-type="string">
            <text:p>W</text:p>
          </table:table-cell>
          <table:table-cell table:style-name="ce16" table:number-columns-repeated="2"/>
          <table:table-cell table:style-name="ce16" office:value-type="string">
            <text:p>usercard.php</text:p>
          </table:table-cell>
          <table:table-cell table:style-name="ce16" office:value-type="string">
            <text:p>laddrsoc(D,US_IDSOCIETY):US_SOCADDR,US_WORKADDR,US_WORKTOWN,US_WORKPOSTALCODE,US_WORKWEB,US_WORKCEDEX,US_COUNTRY</text:p>
          </table:table-cell>
          <table:table-cell table:style-name="ce16" table:number-columns-repeated="2"/>
          <table:table-cell table:style-name="ce16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WORKPOSTALCODE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code postal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5]+10" office:value-type="float" office:value="1080">
            <text:p>108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WORKTOWN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vil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6]+10" office:value-type="float" office:value="1090">
            <text:p>109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WORKCEDEX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cedex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7]+10" office:value-type="float" office:value="1100">
            <text:p>110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COUNTRY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pay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8]+10" office:value-type="float" office:value="1110">
            <text:p>111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WORKWEB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web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9]+10" office:value-type="float" office:value="1120">
            <text:p>1120</text:p>
          </table:table-cell>
          <table:table-cell table:style-name="ce14" office:value-type="string">
            <text:p>W</text:p>
          </table:table-cell>
          <table:table-cell table:style-name="ce16"/>
          <table:table-cell table:style-name="ce16" office:value-type="string">
            <text:p>http://%US_WORKWEB%</text:p>
          </table:table-cell>
          <table:table-cell table:style-name="ce16" table:number-columns-repeated="5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SCATG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catégorie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enum</text:p>
          </table:table-cell>
          <table:table-cell table:style-name="ce16" table:formula="of:=[.H40]+10" office:value-type="float" office:value="1130">
            <text:p>1130</text:p>
          </table:table-cell>
          <table:table-cell table:style-name="ce16" office:value-type="string">
            <text:p>W</text:p>
          </table:table-cell>
          <table:table-cell table:style-name="ce16" table:number-columns-repeated="2"/>
          <table:table-cell table:style-name="ce16" office:value-type="string">
            <text:p>usercard.php</text:p>
          </table:table-cell>
          <table:table-cell table:style-name="ce16" office:value-type="string">
            <text:p>enumscatg()</text:p>
          </table:table-cell>
          <table:table-cell table:style-name="ce16" table:number-columns-repeated="2"/>
          <table:table-cell table:style-name="ce16" office:value-type="string">
            <text:p>multiple=yes</text:p>
          </table:table-cell>
          <table:table-cell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7" office:value-type="string">
            <text:p>US_TAB_HOME</text:p>
          </table:table-cell>
          <table:table-cell table:style-name="ce17"/>
          <table:table-cell table:style-name="ce17" office:value-type="string">
            <text:p>Personnel</text:p>
          </table:table-cell>
          <table:table-cell table:number-columns-repeated="2" table:style-name="ce15" office:value-type="string">
            <text:p>N</text:p>
          </table:table-cell>
          <table:table-cell table:style-name="ce17" office:value-type="string">
            <text:p>tab</text:p>
          </table:table-cell>
          <table:table-cell table:style-name="ce27"/>
          <table:table-cell table:style-name="ce15" office:value-type="string">
            <text:p>W</text:p>
          </table:table-cell>
          <table:table-cell table:style-name="ce17"/>
          <table:table-cell table:style-name="ce27" table:number-columns-repeated="6"/>
          <table:table-cell table:style-name="ce31" table:number-columns-repeated="240"/>
        </table:table-row>
        <table:table-row table:style-name="ro2">
          <table:table-cell table:style-name="ce13" office:value-type="string">
            <text:p>ATTR</text:p>
          </table:table-cell>
          <table:table-cell table:style-name="ce23" office:value-type="string">
            <text:p>US_FR_HOMECOORD</text:p>
          </table:table-cell>
          <table:table-cell table:style-name="ce23" office:value-type="string">
            <text:p>US_TAB_HOME</text:p>
          </table:table-cell>
          <table:table-cell table:style-name="ce23" office:value-type="string">
            <text:p>Informations personnelle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8" table:formula="of:=[.H41]+10" office:value-type="float" office:value="1140">
            <text:p>1140</text:p>
          </table:table-cell>
          <table:table-cell table:style-name="ce13" office:value-type="string">
            <text:p>W</text:p>
          </table:table-cell>
          <table:table-cell table:style-name="ce23" table:number-columns-repeated="7"/>
          <table:table-cell table:style-name="ce30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MAIL</text:p>
          </table:table-cell>
          <table:table-cell table:style-name="ce16" table:formula="of:=[.B43]" office:value-type="string" office:string-value="US_FR_HOMECOORD">
            <text:p>US_FR_HOMECOORD</text:p>
          </table:table-cell>
          <table:table-cell table:style-name="ce14" office:value-type="string">
            <text:p>mail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office:value-type="float" office:value="1200">
            <text:p>1200</text:p>
          </table:table-cell>
          <table:table-cell table:style-name="ce14" office:value-type="string">
            <text:p>W</text:p>
          </table:table-cell>
          <table:table-cell table:style-name="ce16"/>
          <table:table-cell table:style-name="ce16" office:value-type="string">
            <text:p>mailto:%US_HOMEMAIL%</text:p>
          </table:table-cell>
          <table:table-cell table:style-name="ce16" table:number-columns-repeated="5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PHONE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téléphone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4]+10" office:value-type="float" office:value="1210">
            <text:p>1210</text:p>
          </table:table-cell>
          <table:table-cell table:style-name="ce16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MOBILE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mobi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5]+10" office:value-type="float" office:value="1220">
            <text:p>122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ADDR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adress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longtext</text:p>
          </table:table-cell>
          <table:table-cell table:style-name="ce16" table:formula="of:=[.H46]+10" office:value-type="float" office:value="1230">
            <text:p>123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POSTALCODE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code postal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7]+10" office:value-type="float" office:value="1240">
            <text:p>124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TOWN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vil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8]+10" office:value-type="float" office:value="1250">
            <text:p>125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CEDEX</text:p>
          </table:table-cell>
          <table:table-cell table:style-name="ce25" office:value-type="string">
            <text:p>US_FR_HOMECOORD</text:p>
          </table:table-cell>
          <table:table-cell table:style-name="ce16" office:value-type="string">
            <text:p>cedex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9]+10" office:value-type="float" office:value="1260">
            <text:p>126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US_TAB_PRIVACY</text:p>
          </table:table-cell>
          <table:table-cell table:style-name="ce17"/>
          <table:table-cell table:style-name="ce17" office:value-type="string">
            <text:p>sécurité</text:p>
          </table:table-cell>
          <table:table-cell table:number-columns-repeated="2" table:style-name="ce15" office:value-type="string">
            <text:p>N</text:p>
          </table:table-cell>
          <table:table-cell table:style-name="ce17" office:value-type="string">
            <text:p>tab</text:p>
          </table:table-cell>
          <table:table-cell table:style-name="ce17" office:value-type="float" office:value="1300">
            <text:p>130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style-name="ce33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S_FR_PRIVACY</text:p>
          </table:table-cell>
          <table:table-cell table:style-name="ce8" office:value-type="string">
            <text:p>US_TAB_PRIVACY</text:p>
          </table:table-cell>
          <table:table-cell table:style-name="ce8" office:value-type="string">
            <text:p>confidentialité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8" office:value-type="float" office:value="1300">
            <text:p>130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PRIVCARD</text:p>
          </table:table-cell>
          <table:table-cell table:style-name="ce16" office:value-type="string">
            <text:p>US_FR_PRIVACY</text:p>
          </table:table-cell>
          <table:table-cell table:style-name="ce16" office:value-type="string">
            <text:p>niveau de restriction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enum</text:p>
          </table:table-cell>
          <table:table-cell table:style-name="ce16" table:formula="of:=[.H53]+10" office:value-type="float" office:value="1310">
            <text:p>1310</text:p>
          </table:table-cell>
          <table:table-cell table:style-name="ce16" office:value-type="string">
            <text:p>W</text:p>
          </table:table-cell>
          <table:table-cell table:style-name="ce16" table:number-columns-repeated="3"/>
          <table:table-cell table:style-name="ce16" office:value-type="string">
            <text:p>W|publique - accès écriture,R|publique - accès lecture,P|privée,G|groupes,S|spécifique</text:p>
          </table:table-cell>
          <table:table-cell table:style-name="ce16" table:number-columns-repeated="2"/>
          <table:table-cell table:style-name="ce1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S_T_PRIVGROUPS</text:p>
          </table:table-cell>
          <table:table-cell table:style-name="ce18" office:value-type="string">
            <text:p>US_FR_PRIVACY</text:p>
          </table:table-cell>
          <table:table-cell table:style-name="ce18" office:value-type="string">
            <text:p>groupe restreint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table:formula="of:=[.H54]+10" office:value-type="float" office:value="1320">
            <text:p>132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IDPRIVGROUP</text:p>
          </table:table-cell>
          <table:table-cell table:style-name="ce16" office:value-type="string">
            <text:p>US_T_PRIVGROUPS</text:p>
          </table:table-cell>
          <table:table-cell table:style-name="ce16" office:value-type="string">
            <text:p>id groupe autorisé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docid</text:p>
          </table:table-cell>
          <table:table-cell table:style-name="ce16" table:formula="of:=[.H55]+10" office:value-type="float" office:value="1330">
            <text:p>1330</text:p>
          </table:table-cell>
          <table:table-cell table:style-name="ce16" office:value-type="string">
            <text:p>H</text:p>
          </table:table-cell>
          <table:table-cell table:style-name="ce16" table:number-columns-repeated="6"/>
          <table:table-cell table:style-name="ce16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PRIVGROUP</text:p>
          </table:table-cell>
          <table:table-cell table:style-name="ce16" office:value-type="string">
            <text:p>US_T_PRIVGROUPS</text:p>
          </table:table-cell>
          <table:table-cell table:style-name="ce16" office:value-type="string">
            <text:p>groupe autorisé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f:=[.H56]+10" office:value-type="float" office:value="1340">
            <text:p>134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FDL&amp;action=FDL_CARD&amp;id=%US_IDPRIVGROUP%</text:p>
          </table:table-cell>
          <table:table-cell table:style-name="ce16" office:value-type="string">
            <text:p>fdl.php</text:p>
          </table:table-cell>
          <table:table-cell table:style-name="ce16" office:value-type="string">
            <text:p>lfamily(D,IGROUP,US_PRIVGROUP):US_IDPRIVGROUP,US_PRIVGROUP</text:p>
          </table:table-cell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0" office:value-type="string">
            <text:p>US_VCARD</text:p>
          </table:table-cell>
          <table:table-cell table:style-name="ce20"/>
          <table:table-cell table:style-name="ce20" office:value-type="string">
            <text:p>Vcard</text:p>
          </table:table-cell>
          <table:table-cell table:number-columns-repeated="2" table:style-name="ce19" office:value-type="string">
            <text:p>N</text:p>
          </table:table-cell>
          <table:table-cell table:style-name="ce20" office:value-type="string">
            <text:p>menu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0" office:value-type="string">
            <text:p>%S%&amp;app=USERCARD&amp;action=USERCARD_VCARD&amp;id=%I%</text:p>
          </table:table-cell>
          <table:table-cell table:style-name="ce20" table:number-columns-repeated="4"/>
          <table:table-cell table:style-name="ce20" office:value-type="string">
            <text:p>ltarget=_self</text:p>
          </table:table-cell>
          <table:table-cell table:style-name="ce34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0" office:value-type="string">
            <text:p>US_INITLDAP</text:p>
          </table:table-cell>
          <table:table-cell table:style-name="ce20"/>
          <table:table-cell table:style-name="ce20" office:value-type="string">
            <text:p>Initialisation LDAP</text:p>
          </table:table-cell>
          <table:table-cell table:number-columns-repeated="2" table:style-name="ce19" office:value-type="string">
            <text:p>N</text:p>
          </table:table-cell>
          <table:table-cell table:style-name="ce20" office:value-type="string">
            <text:p>menu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0" office:value-type="string">
            <text:p>%S%&amp;app=FUSERS&amp;action=FUSERS_LDAPINIT</text:p>
          </table:table-cell>
          <table:table-cell table:style-name="ce20"/>
          <table:table-cell table:style-name="ce20" office:value-type="string">
            <text:p>::canExecute(FUSERS,FUSERS_LDAPINIT)</text:p>
          </table:table-cell>
          <table:table-cell table:style-name="ce20" table:number-columns-repeated="2"/>
          <table:table-cell table:style-name="ce20" office:value-type="string">
            <text:p>global=yes|onlyglobal=yes|lconfirm=yes</text:p>
          </table:table-cell>
          <table:table-cell table:style-name="ce34"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US_IMPORTVCARD</text:p>
          </table:table-cell>
          <table:table-cell table:style-name="ce20"/>
          <table:table-cell table:style-name="ce20" office:value-type="string">
            <text:p>Importation VCARD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menu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0" office:value-type="string">
            <text:p>%S%&amp;app=USERCARD&amp;action=USERCARD_EDITIMPORTVCARD</text:p>
          </table:table-cell>
          <table:table-cell table:style-name="ce20"/>
          <table:table-cell table:style-name="ce20" office:value-type="string">
            <text:p>::canExecute(USERCARD,USERCARD_IMPORTVCARD)</text:p>
          </table:table-cell>
          <table:table-cell table:style-name="ce20" table:number-columns-repeated="2"/>
          <table:table-cell table:style-name="ce20" office:value-type="string">
            <text:p>global=yes|onlyglobal=yes|lconfirm=no|ltarget=finfo</text:p>
          </table:table-cell>
          <table:table-cell table:style-name="ce34" table:number-columns-repeated="240"/>
        </table:table-row>
        <table:table-row table:style-name="ro1">
          <table:table-cell table:style-name="ce21" office:value-type="string">
            <text:p>DEFAULT</text:p>
          </table:table-cell>
          <table:table-cell table:style-name="ce24" office:value-type="string">
            <text:p>US_PRIVCARD</text:p>
          </table:table-cell>
          <table:table-cell table:style-name="ce21" office:value-type="string">
            <text:p>W</text:p>
          </table:table-cell>
          <table:table-cell table:style-name="ce21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END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9" table:print="false">
        <office:forms form:automatic-focus="false" form:apply-design-mode="false"/>
        <table:table-column table:style-name="co52" table:default-cell-style-name="ce88"/>
        <table:table-column table:style-name="co53" table:default-cell-style-name="ce88"/>
        <table:table-column table:style-name="co54" table:default-cell-style-name="ce88"/>
        <table:table-column table:style-name="co55" table:default-cell-style-name="ce88"/>
        <table:table-column table:style-name="co1" table:number-columns-repeated="252" table:default-cell-style-name="ce88"/>
        <table:table-row table:style-name="ro1">
          <table:table-cell table:style-name="ce73" office:value-type="string">
            <text:p>// </text:p>
          </table:table-cell>
          <table:table-cell table:style-name="ce73" office:value-type="string">
            <text:p>fromid</text:p>
          </table:table-cell>
          <table:table-cell table:style-name="ce73" office:value-type="string">
            <text:p>titre</text:p>
          </table:table-cell>
          <table:table-cell table:style-name="ce75" office:value-type="string">
            <text:p>id</text:p>
          </table:table-cell>
          <table:table-cell table:style-name="ce75" office:value-type="string">
            <text:p>class</text:p>
          </table:table-cell>
          <table:table-cell table:style-name="ce73" office:value-type="string">
            <text:p>name</text:p>
          </table:table-cell>
          <table:table-cell table:style-name="ce73" table:number-columns-repeated="250"/>
        </table:table-row>
        <table:table-row table:style-name="ro1">
          <table:table-cell table:style-name="ce74" office:value-type="string">
            <text:p>BEGIN</text:p>
          </table:table-cell>
          <table:table-cell table:style-name="ce89" office:value-type="string">
            <text:p>DIR</text:p>
          </table:table-cell>
          <table:table-cell table:style-name="ce89" office:value-type="string">
            <text:p>groupe</text:p>
          </table:table-cell>
          <table:table-cell table:style-name="ce89" office:value-type="float" office:value="129">
            <text:p>129</text:p>
          </table:table-cell>
          <table:table-cell table:style-name="ce89"/>
          <table:table-cell table:style-name="ce89" office:value-type="string">
            <text:p>GROUP</text:p>
          </table:table-cell>
          <table:table-cell table:style-name="ce89" table:number-columns-repeated="250"/>
        </table:table-row>
        <table:table-row table:style-name="ro1">
          <table:table-cell table:style-name="ce75" office:value-type="string">
            <text:p>TYPE</text:p>
          </table:table-cell>
          <table:table-cell table:style-name="ce75" office:value-type="string">
            <text:p>C</text:p>
          </table:table-cell>
          <table:table-cell table:style-name="ce73" table:number-columns-repeated="254"/>
        </table:table-row>
        <table:table-row table:style-name="ro1">
          <table:table-cell table:style-name="ce73" office:value-type="string">
            <text:p>SCHAR</text:p>
          </table:table-cell>
          <table:table-cell table:style-name="ce73" office:value-type="string">
            <text:p>S</text:p>
          </table:table-cell>
          <table:table-cell table:style-name="ce73" table:number-columns-repeated="254"/>
        </table:table-row>
        <table:table-row table:style-name="ro1">
          <table:table-cell table:style-name="ce73" office:value-type="string">
            <text:p>ICON</text:p>
          </table:table-cell>
          <table:table-cell table:style-name="ce73" office:value-type="string">
            <text:p>group.gif</text:p>
          </table:table-cell>
          <table:table-cell table:style-name="ce73" table:number-columns-repeated="254"/>
        </table:table-row>
        <table:table-row table:style-name="ro1">
          <table:table-cell table:style-name="ce73" office:value-type="string">
            <text:p>METHOD</text:p>
          </table:table-cell>
          <table:table-cell table:style-name="ce73" office:value-type="string">
            <text:p>Method.DocGroup.php</text:p>
          </table:table-cell>
          <table:table-cell table:style-name="ce73" table:number-columns-repeated="254"/>
        </table:table-row>
        <table:table-row table:style-name="ro1">
          <table:table-cell table:style-name="ce76" office:value-type="string">
            <text:p>//</text:p>
          </table:table-cell>
          <table:table-cell table:style-name="ce76" office:value-type="string">
            <text:p>idattr</text:p>
          </table:table-cell>
          <table:table-cell table:style-name="ce76" office:value-type="string">
            <text:p>idframe</text:p>
          </table:table-cell>
          <table:table-cell table:style-name="ce76" office:value-type="string">
            <text:p>label</text:p>
          </table:table-cell>
          <table:table-cell table:style-name="ce76" office:value-type="string">
            <text:p>T</text:p>
          </table:table-cell>
          <table:table-cell table:style-name="ce76" office:value-type="string">
            <text:p>A</text:p>
          </table:table-cell>
          <table:table-cell table:style-name="ce76" office:value-type="string">
            <text:p>type</text:p>
          </table:table-cell>
          <table:table-cell table:style-name="ce76" office:value-type="string">
            <text:p>ord</text:p>
          </table:table-cell>
          <table:table-cell table:style-name="ce76" office:value-type="string">
            <text:p>vis</text:p>
          </table:table-cell>
          <table:table-cell table:style-name="ce107" office:value-type="string">
            <text:p>need</text:p>
          </table:table-cell>
          <table:table-cell table:style-name="ce76" office:value-type="string">
            <text:p>link</text:p>
          </table:table-cell>
          <table:table-cell table:style-name="ce76" office:value-type="string">
            <text:p>phpfile</text:p>
          </table:table-cell>
          <table:table-cell table:style-name="ce76" office:value-type="string">
            <text:p>phpfunc</text:p>
          </table:table-cell>
          <table:table-cell table:style-name="ce107" office:value-type="string">
            <text:p>elink</text:p>
          </table:table-cell>
          <table:table-cell table:style-name="ce107" office:value-type="string">
            <text:p>constraint</text:p>
          </table:table-cell>
          <table:table-cell table:style-name="ce107" office:value-type="string">
            <text:p>option</text:p>
          </table:table-cell>
          <table:table-cell table:style-name="ce107" table:number-columns-repeated="240"/>
        </table:table-row>
        <table:table-row table:style-name="ro1">
          <table:table-cell table:style-name="ce77" office:value-type="string">
            <text:p>ATTR</text:p>
          </table:table-cell>
          <table:table-cell table:style-name="ce84" office:value-type="string">
            <text:p>GRP_FR_IDENT</text:p>
          </table:table-cell>
          <table:table-cell table:style-name="ce84"/>
          <table:table-cell table:style-name="ce84" office:value-type="string">
            <text:p>Identification</text:p>
          </table:table-cell>
          <table:table-cell table:number-columns-repeated="2" table:style-name="ce77" office:value-type="string">
            <text:p>N</text:p>
          </table:table-cell>
          <table:table-cell table:style-name="ce77" office:value-type="string">
            <text:p>frame</text:p>
          </table:table-cell>
          <table:table-cell table:style-name="ce84" office:value-type="float" office:value="100">
            <text:p>100</text:p>
          </table:table-cell>
          <table:table-cell table:style-name="ce77" office:value-type="string">
            <text:p>W</text:p>
          </table:table-cell>
          <table:table-cell table:style-name="ce84" table:number-columns-repeated="247"/>
        </table:table-row>
        <table:table-row table:style-name="ro1">
          <table:table-cell table:style-name="ce78" office:value-type="string">
            <text:p>ATTR</text:p>
          </table:table-cell>
          <table:table-cell table:style-name="ce81" office:value-type="string">
            <text:p>GRP_NAME</text:p>
          </table:table-cell>
          <table:table-cell table:style-name="ce90" office:value-type="string">
            <text:p>GRP_FR_IDENT</text:p>
          </table:table-cell>
          <table:table-cell table:style-name="ce78" office:value-type="string">
            <text:p>nom</text:p>
          </table:table-cell>
          <table:table-cell table:style-name="ce78" office:value-type="string">
            <text:p>Y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text</text:p>
          </table:table-cell>
          <table:table-cell table:style-name="ce81" table:formula="of:=[.H8]+5" office:value-type="float" office:value="105">
            <text:p>105</text:p>
          </table:table-cell>
          <table:table-cell table:style-name="ce81" office:value-type="string">
            <text:p>W</text:p>
          </table:table-cell>
          <table:table-cell table:style-name="ce81" office:value-type="string">
            <text:p>Y</text:p>
          </table:table-cell>
          <table:table-cell table:style-name="ce81" table:number-columns-repeated="5"/>
          <table:table-cell table:style-name="ce81" office:value-type="string">
            <text:p>esize=30</text:p>
          </table:table-cell>
          <table:table-cell table:style-name="ce81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81" office:value-type="string">
            <text:p>GRP_ROLE</text:p>
          </table:table-cell>
          <table:table-cell table:style-name="ce90" office:value-type="string">
            <text:p>GRP_FR_IDENT</text:p>
          </table:table-cell>
          <table:table-cell table:style-name="ce81" office:value-type="string">
            <text:p>rôle</text:p>
          </table:table-cell>
          <table:table-cell table:style-name="ce81" office:value-type="string">
            <text:p>N</text:p>
          </table:table-cell>
          <table:table-cell table:style-name="ce78" office:value-type="string">
            <text:p>N</text:p>
          </table:table-cell>
          <table:table-cell table:style-name="ce81" office:value-type="string">
            <text:p>longtext</text:p>
          </table:table-cell>
          <table:table-cell table:style-name="ce81" table:formula="of:=[.H9]+10" office:value-type="float" office:value="115">
            <text:p>115</text:p>
          </table:table-cell>
          <table:table-cell table:style-name="ce81" office:value-type="string">
            <text:p>W</text:p>
          </table:table-cell>
          <table:table-cell table:style-name="ce81" table:number-columns-repeated="247"/>
        </table:table-row>
        <table:table-row table:style-name="ro1">
          <table:table-cell table:style-name="ce78" office:value-type="string">
            <text:p>ATTR</text:p>
          </table:table-cell>
          <table:table-cell table:style-name="ce81" office:value-type="string">
            <text:p>GRP_MAIL</text:p>
          </table:table-cell>
          <table:table-cell table:style-name="ce90" office:value-type="string">
            <text:p>GRP_FR_IDENT</text:p>
          </table:table-cell>
          <table:table-cell table:style-name="ce78" office:value-type="string">
            <text:p>mail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Y</text:p>
          </table:table-cell>
          <table:table-cell table:style-name="ce78" office:value-type="string">
            <text:p>text</text:p>
          </table:table-cell>
          <table:table-cell table:style-name="ce81" table:formula="of:=[.H10]+10" office:value-type="float" office:value="125">
            <text:p>125</text:p>
          </table:table-cell>
          <table:table-cell table:style-name="ce81" office:value-type="string">
            <text:p>R</text:p>
          </table:table-cell>
          <table:table-cell table:style-name="ce81"/>
          <table:table-cell table:style-name="ce81" office:value-type="string">
            <text:p>mailto:%GRP_MAIL%</text:p>
          </table:table-cell>
          <table:table-cell table:style-name="ce81" table:number-columns-repeated="245"/>
        </table:table-row>
        <table:table-row table:style-name="ro1">
          <table:table-cell table:style-name="ce78" office:value-type="string">
            <text:p>ATTR</text:p>
          </table:table-cell>
          <table:table-cell table:style-name="ce81" office:value-type="string">
            <text:p>GRP_HASMAIL</text:p>
          </table:table-cell>
          <table:table-cell table:style-name="ce90" office:value-type="string">
            <text:p>GRP_FR_IDENT</text:p>
          </table:table-cell>
          <table:table-cell table:style-name="ce78" office:value-type="string">
            <text:p>sans adresse mail de groupe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Y</text:p>
          </table:table-cell>
          <table:table-cell table:style-name="ce78" office:value-type="string">
            <text:p>enum</text:p>
          </table:table-cell>
          <table:table-cell table:style-name="ce81" office:value-type="float" office:value="130">
            <text:p>130</text:p>
          </table:table-cell>
          <table:table-cell table:style-name="ce81" office:value-type="string">
            <text:p>W</text:p>
          </table:table-cell>
          <table:table-cell table:style-name="ce81" table:number-columns-repeated="3"/>
          <table:table-cell table:style-name="ce81" office:value-type="string">
            <text:p>[bool]yes|adresses regroupées,no|sans adresse mail</text:p>
          </table:table-cell>
          <table:table-cell table:style-name="ce81" table:number-columns-repeated="2"/>
          <table:table-cell table:style-name="ce81" office:value-type="string">
            <text:p>system=yes|bmenu=no|elabel=permet d'éviter le calcul du mail de groupe lorsque le groupe contient beaucoup de membres</text:p>
          </table:table-cell>
          <table:table-cell table:style-name="ce81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81" office:value-type="string">
            <text:p>GRP_HASMEMBERS</text:p>
          </table:table-cell>
          <table:table-cell table:style-name="ce90" office:value-type="string">
            <text:p>GRP_FR_IDENT</text:p>
          </table:table-cell>
          <table:table-cell table:style-name="ce78" office:value-type="string">
            <text:p>sans calcul des membres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Y</text:p>
          </table:table-cell>
          <table:table-cell table:style-name="ce78" office:value-type="string">
            <text:p>enum</text:p>
          </table:table-cell>
          <table:table-cell table:style-name="ce81" office:value-type="float" office:value="130">
            <text:p>130</text:p>
          </table:table-cell>
          <table:table-cell table:style-name="ce81" office:value-type="string">
            <text:p>W</text:p>
          </table:table-cell>
          <table:table-cell table:style-name="ce81" table:number-columns-repeated="3"/>
          <table:table-cell table:style-name="ce81" office:value-type="string">
            <text:p>[bool]yes|avec récupération des membres,no|pas de récupération des membres</text:p>
          </table:table-cell>
          <table:table-cell table:style-name="ce81" table:number-columns-repeated="2"/>
          <table:table-cell table:style-name="ce81" office:value-type="string">
            <text:p>system=yes|bmenu=no|elabel=permet d'éviter le calcul du mail de groupe lorsque le groupe contient beaucoup de membres</text:p>
          </table:table-cell>
          <table:table-cell table:style-name="ce81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81" office:value-type="string">
            <text:p>GRP_TYPE</text:p>
          </table:table-cell>
          <table:table-cell table:style-name="ce90" office:value-type="string">
            <text:p>GRP_FR_IDENT</text:p>
          </table:table-cell>
          <table:table-cell table:style-name="ce78" office:value-type="string">
            <text:p>fonction</text:p>
          </table:table-cell>
          <table:table-cell table:number-columns-repeated="2" table:style-name="ce78" office:value-type="string">
            <text:p>N</text:p>
          </table:table-cell>
          <table:table-cell table:style-name="ce81" office:value-type="string">
            <text:p>enum</text:p>
          </table:table-cell>
          <table:table-cell table:style-name="ce81" table:formula="of:=[.H11]+10" office:value-type="float" office:value="135">
            <text:p>135</text:p>
          </table:table-cell>
          <table:table-cell table:style-name="ce78" office:value-type="string">
            <text:p>W</text:p>
          </table:table-cell>
          <table:table-cell table:style-name="ce81" table:number-columns-repeated="3"/>
          <table:table-cell table:style-name="ce81" office:value-type="string">
            <text:p>none| ,service|service,desk|bureau</text:p>
          </table:table-cell>
          <table:table-cell table:style-name="ce81" table:number-columns-repeated="243"/>
        </table:table-row>
        <table:table-row table:style-name="ro1">
          <table:table-cell table:style-name="ce79" table:number-columns-repeated="256"/>
        </table:table-row>
        <table:table-row table:style-name="ro1">
          <table:table-cell table:style-name="ce77" office:value-type="string">
            <text:p>ATTR</text:p>
          </table:table-cell>
          <table:table-cell table:style-name="ce84" office:value-type="string">
            <text:p>GRP_FR</text:p>
          </table:table-cell>
          <table:table-cell table:style-name="ce84"/>
          <table:table-cell table:style-name="ce84" office:value-type="string">
            <text:p>Membres</text:p>
          </table:table-cell>
          <table:table-cell table:number-columns-repeated="2" table:style-name="ce77" office:value-type="string">
            <text:p>N</text:p>
          </table:table-cell>
          <table:table-cell table:style-name="ce77" office:value-type="string">
            <text:p>frame</text:p>
          </table:table-cell>
          <table:table-cell table:style-name="ce104" office:value-type="float" office:value="500">
            <text:p>500</text:p>
          </table:table-cell>
          <table:table-cell table:style-name="ce77" office:value-type="string">
            <text:p>W</text:p>
          </table:table-cell>
          <table:table-cell table:style-name="ce84"/>
          <table:table-cell table:style-name="ce104" table:number-columns-repeated="5"/>
          <table:table-cell table:style-name="ce108"/>
          <table:table-cell table:style-name="ce104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81" office:value-type="string">
            <text:p>GRP_TOOMANY</text:p>
          </table:table-cell>
          <table:table-cell table:style-name="ce90" office:value-type="string">
            <text:p>GRP_FR</text:p>
          </table:table-cell>
          <table:table-cell table:style-name="ce78" office:value-type="string">
            <text:p>Trop de membres</text:p>
          </table:table-cell>
          <table:table-cell table:number-columns-repeated="2" table:style-name="ce78" office:value-type="string">
            <text:p>N</text:p>
          </table:table-cell>
          <table:table-cell table:style-name="ce81" office:value-type="string">
            <text:p>text</text:p>
          </table:table-cell>
          <table:table-cell table:style-name="ce81" office:value-type="float" office:value="505">
            <text:p>505</text:p>
          </table:table-cell>
          <table:table-cell table:style-name="ce78" office:value-type="string">
            <text:p>R</text:p>
          </table:table-cell>
          <table:table-cell table:style-name="ce81" table:number-columns-repeated="247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GRP_USERS</text:p>
          </table:table-cell>
          <table:table-cell table:style-name="ce102" office:value-type="string">
            <text:p>GRP_FR</text:p>
          </table:table-cell>
          <table:table-cell table:style-name="ce80" office:value-type="string">
            <text:p>personnes du groupe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array</text:p>
          </table:table-cell>
          <table:table-cell table:style-name="ce80" table:formula="of:=[.H16]+10" office:value-type="float" office:value="510">
            <text:p>510</text:p>
          </table:table-cell>
          <table:table-cell table:style-name="ce80" office:value-type="string">
            <text:p>W</text:p>
          </table:table-cell>
          <table:table-cell table:style-name="ce80" table:number-columns-repeated="6"/>
          <table:table-cell table:style-name="ce80" office:value-type="string">
            <text:p>showempty=Aucun membre</text:p>
          </table:table-cell>
          <table:table-cell table:style-name="ce80"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IDUSER</text:p>
          </table:table-cell>
          <table:table-cell table:style-name="ce81" office:value-type="string">
            <text:p>GRP_USERS</text:p>
          </table:table-cell>
          <table:table-cell table:style-name="ce81" office:value-type="string">
            <text:p>id membre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docid</text:p>
          </table:table-cell>
          <table:table-cell table:style-name="ce81" table:formula="of:=[.H18]+10" office:value-type="float" office:value="520">
            <text:p>520</text:p>
          </table:table-cell>
          <table:table-cell table:style-name="ce81" office:value-type="string">
            <text:p>H</text:p>
          </table:table-cell>
          <table:table-cell table:style-name="ce81" table:number-columns-repeated="247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USER</text:p>
          </table:table-cell>
          <table:table-cell table:style-name="ce81" office:value-type="string">
            <text:p>GRP_USERS</text:p>
          </table:table-cell>
          <table:table-cell table:style-name="ce81" office:value-type="string">
            <text:p>membre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text</text:p>
          </table:table-cell>
          <table:table-cell table:style-name="ce81" table:formula="of:=[.H19]+10" office:value-type="float" office:value="530">
            <text:p>530</text:p>
          </table:table-cell>
          <table:table-cell table:style-name="ce81" office:value-type="string">
            <text:p>W</text:p>
          </table:table-cell>
          <table:table-cell table:style-name="ce81"/>
          <table:table-cell table:style-name="ce81" office:value-type="string">
            <text:p>%S%app=FDL&amp;action=FDL_CARD&amp;latest=Y&amp;id=%GRP_IDUSER%</text:p>
          </table:table-cell>
          <table:table-cell table:style-name="ce81" office:value-type="string">
            <text:p>fdl.php</text:p>
          </table:table-cell>
          <table:table-cell table:style-name="ce81" office:value-type="string">
            <text:p>lfamilly(D,{USER},GRP_USER):GRP_IDUSER,GRP_USER</text:p>
          </table:table-cell>
          <table:table-cell table:style-name="ce81" table:number-columns-repeated="243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GRP_GROUPS</text:p>
          </table:table-cell>
          <table:table-cell table:style-name="ce102" office:value-type="string">
            <text:p>GRP_FR</text:p>
          </table:table-cell>
          <table:table-cell table:style-name="ce80" office:value-type="string">
            <text:p>sous groupes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array</text:p>
          </table:table-cell>
          <table:table-cell table:style-name="ce80" table:formula="of:=[.H20]+10" office:value-type="float" office:value="540">
            <text:p>540</text:p>
          </table:table-cell>
          <table:table-cell table:style-name="ce80" office:value-type="string">
            <text:p>W</text:p>
          </table:table-cell>
          <table:table-cell table:style-name="ce80" table:number-columns-repeated="6"/>
          <table:table-cell table:style-name="ce80" office:value-type="string">
            <text:p>showempty=Aucun sous-groupe</text:p>
          </table:table-cell>
          <table:table-cell table:style-name="ce80"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IDGROUP</text:p>
          </table:table-cell>
          <table:table-cell table:style-name="ce81" office:value-type="string">
            <text:p>GRP_GROUPS</text:p>
          </table:table-cell>
          <table:table-cell table:style-name="ce81" office:value-type="string">
            <text:p>id groupe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docid</text:p>
          </table:table-cell>
          <table:table-cell table:style-name="ce81" table:formula="of:=[.H21]+10" office:value-type="float" office:value="550">
            <text:p>550</text:p>
          </table:table-cell>
          <table:table-cell table:style-name="ce81" office:value-type="string">
            <text:p>H</text:p>
          </table:table-cell>
          <table:table-cell table:style-name="ce81" table:number-columns-repeated="247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GROUP</text:p>
          </table:table-cell>
          <table:table-cell table:style-name="ce81" office:value-type="string">
            <text:p>GRP_GROUPS</text:p>
          </table:table-cell>
          <table:table-cell table:style-name="ce81" office:value-type="string">
            <text:p>groupe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text</text:p>
          </table:table-cell>
          <table:table-cell table:style-name="ce81" table:formula="of:=[.H22]+10" office:value-type="float" office:value="560">
            <text:p>560</text:p>
          </table:table-cell>
          <table:table-cell table:style-name="ce81" office:value-type="string">
            <text:p>W</text:p>
          </table:table-cell>
          <table:table-cell table:style-name="ce81"/>
          <table:table-cell table:style-name="ce81" office:value-type="string">
            <text:p>%S%app=FDL&amp;action=FDL_CARD&amp;latest=Y&amp;id=%GRP_IDGROUP%</text:p>
          </table:table-cell>
          <table:table-cell table:style-name="ce81" office:value-type="string">
            <text:p>fdl.php</text:p>
          </table:table-cell>
          <table:table-cell table:style-name="ce81" office:value-type="string">
            <text:p>lfamilly(D,{GROUP},GRP_GROUP):GRP_IDGROUP,GRP_GROUP</text:p>
          </table:table-cell>
          <table:table-cell table:style-name="ce81" table:number-columns-repeated="243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GRP_RUSERS</text:p>
          </table:table-cell>
          <table:table-cell table:style-name="ce102" office:value-type="string">
            <text:p>GRP_FR</text:p>
          </table:table-cell>
          <table:table-cell table:style-name="ce80" office:value-type="string">
            <text:p>tous les membres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array</text:p>
          </table:table-cell>
          <table:table-cell table:style-name="ce80" table:formula="of:=[.H23]+10" office:value-type="float" office:value="570">
            <text:p>570</text:p>
          </table:table-cell>
          <table:table-cell table:style-name="ce80" office:value-type="string">
            <text:p>R</text:p>
          </table:table-cell>
          <table:table-cell table:style-name="ce80" table:number-columns-repeated="247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IDRUSER</text:p>
          </table:table-cell>
          <table:table-cell table:style-name="ce81" office:value-type="string">
            <text:p>GRP_RUSERS</text:p>
          </table:table-cell>
          <table:table-cell table:style-name="ce81" office:value-type="string">
            <text:p>id membre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docid</text:p>
          </table:table-cell>
          <table:table-cell table:style-name="ce81" table:formula="of:=[.H24]+10" office:value-type="float" office:value="580">
            <text:p>580</text:p>
          </table:table-cell>
          <table:table-cell table:style-name="ce81" office:value-type="string">
            <text:p>H</text:p>
          </table:table-cell>
          <table:table-cell table:style-name="ce81" table:number-columns-repeated="247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RUSER</text:p>
          </table:table-cell>
          <table:table-cell table:style-name="ce81" office:value-type="string">
            <text:p>GRP_RUSERS</text:p>
          </table:table-cell>
          <table:table-cell table:style-name="ce81" office:value-type="string">
            <text:p>membre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text</text:p>
          </table:table-cell>
          <table:table-cell table:style-name="ce81" table:formula="of:=[.H25]+10" office:value-type="float" office:value="590">
            <text:p>590</text:p>
          </table:table-cell>
          <table:table-cell table:style-name="ce81" office:value-type="string">
            <text:p>R</text:p>
          </table:table-cell>
          <table:table-cell table:style-name="ce81"/>
          <table:table-cell table:style-name="ce81" office:value-type="string">
            <text:p>%S%app=FDL&amp;action=FDL_CARD&amp;latest=Y&amp;id=%GRP_IDRUSER%</text:p>
          </table:table-cell>
          <table:table-cell table:style-name="ce81" office:value-type="string">
            <text:p>fdl.php</text:p>
          </table:table-cell>
          <table:table-cell table:style-name="ce81" office:value-type="string">
            <text:p>lfamilly(D,{RUSER},GRP_RUSER):GRP_IDRUSER,GRP_RUSER</text:p>
          </table:table-cell>
          <table:table-cell table:style-name="ce81" table:number-columns-repeated="243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GRP_PARENT</text:p>
          </table:table-cell>
          <table:table-cell table:style-name="ce102" office:value-type="string">
            <text:p>GRP_FR</text:p>
          </table:table-cell>
          <table:table-cell table:style-name="ce80" office:value-type="string">
            <text:p>groupes parents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array</text:p>
          </table:table-cell>
          <table:table-cell table:style-name="ce80" table:formula="of:=[.H26]+10" office:value-type="float" office:value="600">
            <text:p>600</text:p>
          </table:table-cell>
          <table:table-cell table:style-name="ce80" office:value-type="string">
            <text:p>R</text:p>
          </table:table-cell>
          <table:table-cell table:style-name="ce80" table:number-columns-repeated="6"/>
          <table:table-cell table:style-name="ce80" office:value-type="string">
            <text:p>showempty=Aucun groupe parent</text:p>
          </table:table-cell>
          <table:table-cell table:style-name="ce80"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PGROUP</text:p>
          </table:table-cell>
          <table:table-cell table:style-name="ce81" office:value-type="string">
            <text:p>GRP_PARENT</text:p>
          </table:table-cell>
          <table:table-cell table:style-name="ce81" office:value-type="string">
            <text:p>groupe parent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text</text:p>
          </table:table-cell>
          <table:table-cell table:style-name="ce81" table:formula="of:=[.H27]+10" office:value-type="float" office:value="610">
            <text:p>610</text:p>
          </table:table-cell>
          <table:table-cell table:style-name="ce81" office:value-type="string">
            <text:p>R</text:p>
          </table:table-cell>
          <table:table-cell table:style-name="ce81"/>
          <table:table-cell table:style-name="ce81" office:value-type="string">
            <text:p>%S%app=FDL&amp;action=FDL_CARD&amp;latest=Y&amp;id=%GRP_IDPGROUP%</text:p>
          </table:table-cell>
          <table:table-cell table:style-name="ce81" table:number-columns-repeated="245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IDPGROUP</text:p>
          </table:table-cell>
          <table:table-cell table:style-name="ce81" office:value-type="string">
            <text:p>GRP_PARENT</text:p>
          </table:table-cell>
          <table:table-cell table:style-name="ce81" office:value-type="string">
            <text:p>id groupe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docid</text:p>
          </table:table-cell>
          <table:table-cell table:style-name="ce81" table:formula="of:=[.H28]+10" office:value-type="float" office:value="620">
            <text:p>620</text:p>
          </table:table-cell>
          <table:table-cell table:style-name="ce81" office:value-type="string">
            <text:p>H</text:p>
          </table:table-cell>
          <table:table-cell table:style-name="ce81" table:number-columns-repeated="247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ISREFRESHED</text:p>
          </table:table-cell>
          <table:table-cell table:style-name="ce90" office:value-type="string">
            <text:p>GRP_FR</text:p>
          </table:table-cell>
          <table:table-cell table:style-name="ce81" office:value-type="string">
            <text:p>est rafraichi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enum</text:p>
          </table:table-cell>
          <table:table-cell table:style-name="ce81" table:formula="of:=[.H29]+10" office:value-type="float" office:value="630">
            <text:p>630</text:p>
          </table:table-cell>
          <table:table-cell table:style-name="ce81" office:value-type="string">
            <text:p>H</text:p>
          </table:table-cell>
          <table:table-cell table:style-name="ce81" table:number-columns-repeated="3"/>
          <table:table-cell table:style-name="ce81" office:value-type="string">
            <text:p>1|oui,0|non</text:p>
          </table:table-cell>
          <table:table-cell table:style-name="ce81" table:number-columns-repeated="2"/>
          <table:table-cell table:style-name="ce81" office:value-type="string">
            <text:p>system=yes|bmenu=no</text:p>
          </table:table-cell>
          <table:table-cell table:style-name="ce81" table:number-columns-repeated="240"/>
        </table:table-row>
        <table:table-row table:style-name="ro1">
          <table:table-cell table:style-name="ce82" office:value-type="string">
            <text:p>ATTR</text:p>
          </table:table-cell>
          <table:table-cell table:style-name="ce82" office:value-type="string">
            <text:p>GRP_ADDUSER</text:p>
          </table:table-cell>
          <table:table-cell table:style-name="ce103"/>
          <table:table-cell table:style-name="ce82" office:value-type="string">
            <text:p>Gérer les membres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menu</text:p>
          </table:table-cell>
          <table:table-cell table:style-name="ce82" office:value-type="float" office:value="1">
            <text:p>1</text:p>
          </table:table-cell>
          <table:table-cell table:style-name="ce82" office:value-type="string">
            <text:p>R</text:p>
          </table:table-cell>
          <table:table-cell table:style-name="ce82"/>
          <table:table-cell table:style-name="ce82" office:value-type="string">
            <text:p>%S%app=FDL&amp;action=EDITINSERTDOCUMENT&amp;famid=IUSER&amp;id=%I%</text:p>
          </table:table-cell>
          <table:table-cell table:style-name="ce82" table:number-columns-repeated="4"/>
          <table:table-cell table:style-name="ce82" office:value-type="string">
            <text:p>ltarget=_self</text:p>
          </table:table-cell>
          <table:table-cell table:style-name="ce82" table:number-columns-repeated="240"/>
        </table:table-row>
        <table:table-row table:style-name="ro1">
          <table:table-cell table:style-name="ce82" office:value-type="string">
            <text:p>ATTR</text:p>
          </table:table-cell>
          <table:table-cell table:style-name="ce82" office:value-type="string">
            <text:p>GRP_REFRESH</text:p>
          </table:table-cell>
          <table:table-cell table:style-name="ce103"/>
          <table:table-cell table:style-name="ce82" office:value-type="string">
            <text:p>Rafraichir</text:p>
          </table:table-cell>
          <table:table-cell table:number-columns-repeated="2" table:style-name="ce106" office:value-type="string">
            <text:p>N</text:p>
          </table:table-cell>
          <table:table-cell table:style-name="ce82" office:value-type="string">
            <text:p>menu</text:p>
          </table:table-cell>
          <table:table-cell table:style-name="ce82" office:value-type="float" office:value="2">
            <text:p>2</text:p>
          </table:table-cell>
          <table:table-cell table:style-name="ce82" office:value-type="string">
            <text:p>W</text:p>
          </table:table-cell>
          <table:table-cell table:style-name="ce82"/>
          <table:table-cell table:style-name="ce82" office:value-type="string">
            <text:p>%S%app=FDL&amp;action=FDL_METHOD&amp;method=refreshGroup&amp;id=%I%</text:p>
          </table:table-cell>
          <table:table-cell table:style-name="ce82" table:number-columns-repeated="4"/>
          <table:table-cell table:style-name="ce82" office:value-type="string">
            <text:p>ltarget=_self</text:p>
          </table:table-cell>
          <table:table-cell table:style-name="ce82" table:number-columns-repeated="240"/>
        </table:table-row>
        <table:table-row table:style-name="ro1">
          <table:table-cell table:style-name="ce83" office:value-type="string">
            <text:p>ATTR</text:p>
          </table:table-cell>
          <table:table-cell table:style-name="ce83" office:value-type="string">
            <text:p>FR_BASIC</text:p>
          </table:table-cell>
          <table:table-cell table:style-name="ce104"/>
          <table:table-cell table:style-name="ce83" office:value-type="string">
            <text:p>basique</text:p>
          </table:table-cell>
          <table:table-cell table:number-columns-repeated="2" table:style-name="ce83" office:value-type="string">
            <text:p>N</text:p>
          </table:table-cell>
          <table:table-cell table:style-name="ce83" office:value-type="string">
            <text:p>frame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H</text:p>
          </table:table-cell>
          <table:table-cell table:style-name="ce104" table:number-columns-repeated="247"/>
        </table:table-row>
        <table:table-row table:style-name="ro1">
          <table:table-cell table:style-name="ce78" office:value-type="string">
            <text:p>ATTR</text:p>
          </table:table-cell>
          <table:table-cell table:style-name="ce81" office:value-type="string">
            <text:p>BA_TITLE</text:p>
          </table:table-cell>
          <table:table-cell table:style-name="ce105" office:value-type="string" office:string-value="FR_BASIC">
            <text:p>FR_BASIC </text:p>
          </table:table-cell>
          <table:table-cell table:style-name="ce78" office:value-type="string">
            <text:p>titre</text:p>
          </table:table-cell>
          <table:table-cell table:style-name="ce81" office:value-type="string">
            <text:p>N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text</text:p>
          </table:table-cell>
          <table:table-cell table:style-name="ce81" office:value-type="float" office:value="1">
            <text:p>1</text:p>
          </table:table-cell>
          <table:table-cell table:style-name="ce81" office:value-type="string">
            <text:p>H</text:p>
          </table:table-cell>
          <table:table-cell table:style-name="ce81" office:value-type="string">
            <text:p>N</text:p>
          </table:table-cell>
          <table:table-cell table:style-name="ce81" table:number-columns-repeated="246"/>
        </table:table-row>
        <table:table-row table:style-name="ro1">
          <table:table-cell table:style-name="ce84" office:value-type="string">
            <text:p>ATTR</text:p>
          </table:table-cell>
          <table:table-cell table:style-name="ce84" office:value-type="string">
            <text:p>FLD_FR_REST</text:p>
          </table:table-cell>
          <table:table-cell table:style-name="ce84"/>
          <table:table-cell table:style-name="ce84" office:value-type="string">
            <text:p>Restrictions</text:p>
          </table:table-cell>
          <table:table-cell table:number-columns-repeated="2" table:style-name="ce84" office:value-type="string">
            <text:p>N</text:p>
          </table:table-cell>
          <table:table-cell table:style-name="ce84" office:value-type="string">
            <text:p>frame</text:p>
          </table:table-cell>
          <table:table-cell table:style-name="ce84" office:value-type="float" office:value="0">
            <text:p>0</text:p>
          </table:table-cell>
          <table:table-cell table:style-name="ce84" office:value-type="string">
            <text:p>H</text:p>
          </table:table-cell>
          <table:table-cell table:style-name="ce84" table:number-columns-repeated="247"/>
        </table:table-row>
        <table:table-row table:style-name="ro1">
          <table:table-cell table:style-name="ce84" office:value-type="string">
            <text:p>ATTR</text:p>
          </table:table-cell>
          <table:table-cell table:style-name="ce84" office:value-type="string">
            <text:p>FLD_FR_PROF</text:p>
          </table:table-cell>
          <table:table-cell table:style-name="ce84"/>
          <table:table-cell table:style-name="ce84" office:value-type="string">
            <text:p>Profils par défaut</text:p>
          </table:table-cell>
          <table:table-cell table:number-columns-repeated="2" table:style-name="ce84" office:value-type="string">
            <text:p>N</text:p>
          </table:table-cell>
          <table:table-cell table:style-name="ce84" office:value-type="string">
            <text:p>frame</text:p>
          </table:table-cell>
          <table:table-cell table:style-name="ce84" office:value-type="float" office:value="0">
            <text:p>0</text:p>
          </table:table-cell>
          <table:table-cell table:style-name="ce84" office:value-type="string">
            <text:p>H</text:p>
          </table:table-cell>
          <table:table-cell table:style-name="ce84" table:number-columns-repeated="247"/>
        </table:table-row>
        <table:table-row table:style-name="ro1">
          <table:table-cell table:style-name="ce85" office:value-type="string">
            <text:p>MODATTR</text:p>
          </table:table-cell>
          <table:table-cell table:style-name="ce85" office:value-type="string">
            <text:p>FLD_TFAM</text:p>
          </table:table-cell>
          <table:table-cell table:style-name="ce85" table:number-columns-repeated="4"/>
          <table:table-cell table:style-name="ce85" office:value-type="string">
            <text:p>array</text:p>
          </table:table-cell>
          <table:table-cell table:style-name="ce85" table:number-columns-repeated="249"/>
        </table:table-row>
        <table:table-row table:style-name="ro1">
          <table:table-cell table:style-name="ce86" office:value-type="string">
            <text:p>DEFAULT</text:p>
          </table:table-cell>
          <table:table-cell table:style-name="ce87" office:value-type="string">
            <text:p>FLD_FAMIDS</text:p>
          </table:table-cell>
          <table:table-cell table:style-name="ce86" office:value-type="string">
            <text:p>129\n120</text:p>
          </table:table-cell>
          <table:table-cell table:style-name="ce86" table:number-columns-repeated="253"/>
        </table:table-row>
        <table:table-row table:style-name="ro1">
          <table:table-cell table:style-name="ce86" office:value-type="string">
            <text:p>DEFAULT</text:p>
          </table:table-cell>
          <table:table-cell table:style-name="ce87" office:value-type="string">
            <text:p>FLD_FAM</text:p>
          </table:table-cell>
          <table:table-cell table:style-name="ce86" office:value-type="string">
            <text:p>groupe\npersonne</text:p>
          </table:table-cell>
          <table:table-cell table:style-name="ce87" table:number-columns-repeated="253"/>
        </table:table-row>
        <table:table-row table:style-name="ro1">
          <table:table-cell table:style-name="ce87" office:value-type="string">
            <text:p>DEFAULT</text:p>
          </table:table-cell>
          <table:table-cell table:style-name="ce87" office:value-type="string">
            <text:p>FLD_ALLBUT</text:p>
          </table:table-cell>
          <table:table-cell table:style-name="ce86" office:value-type="float" office:value="1">
            <text:p>1</text:p>
          </table:table-cell>
          <table:table-cell table:style-name="ce86" table:number-columns-repeated="253"/>
        </table:table-row>
        <table:table-row table:style-name="ro1">
          <table:table-cell table:style-name="ce74" office:value-type="string">
            <text:p>END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54"/>
        </table:table-row>
        <table:table-row table:style-name="ro1" table:number-rows-repeated="20">
          <table:table-cell table:style-name="ce73" table:number-columns-repeated="256"/>
        </table:table-row>
        <table:table-row table:style-name="ro1" table:number-rows-repeated="6547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le" table:style-name="ta4">
        <office:forms form:automatic-focus="false" form:apply-design-mode="false"/>
        <table:table-column table:style-name="co6" table:default-cell-style-name="ce63"/>
        <table:table-column table:style-name="co17" table:number-columns-repeated="2" table:default-cell-style-name="ce63"/>
        <table:table-column table:style-name="co18" table:default-cell-style-name="ce63"/>
        <table:table-column table:style-name="co6" table:number-columns-repeated="1020" table:default-cell-style-name="ce63"/>
        <table:table-row table:style-name="ro1">
          <table:table-cell table:style-name="ce36" office:value-type="string">
            <text:p>BEGIN</text:p>
          </table:table-cell>
          <table:table-cell table:style-name="ce51"/>
          <table:table-cell table:style-name="ce51" office:value-type="string">
            <text:p>Role</text:p>
          </table:table-cell>
          <table:table-cell table:style-name="ce51" office:value-type="float" office:value="130">
            <text:p>130</text:p>
          </table:table-cell>
          <table:table-cell table:style-name="ce51"/>
          <table:table-cell table:style-name="ce51" office:value-type="string">
            <text:p>ROLE</text:p>
          </table:table-cell>
          <table:table-cell table:style-name="ce51" table:number-columns-repeated="250"/>
          <table:table-cell table:number-columns-repeated="768"/>
        </table:table-row>
        <table:table-row table:style-name="ro1">
          <table:table-cell table:style-name="ce35" office:value-type="string">
            <text:p>SCHAR</text:p>
          </table:table-cell>
          <table:table-cell table:style-name="ce35" office:value-type="string">
            <text:p>S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35" office:value-type="string">
            <text:p>ICON</text:p>
          </table:table-cell>
          <table:table-cell table:style-name="ce35" office:value-type="string">
            <text:p>role.png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59" office:value-type="string">
            <text:p>USEFOR</text:p>
          </table:table-cell>
          <table:table-cell table:style-name="ce59" office:value-type="string">
            <text:p>S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35" office:value-type="string">
            <text:p>METHOD</text:p>
          </table:table-cell>
          <table:table-cell table:style-name="ce35" office:value-type="string">
            <text:p>Method.Role.php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58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58" office:value-type="string">
            <text:p>elink</text:p>
          </table:table-cell>
          <table:table-cell table:style-name="ce58" office:value-type="string">
            <text:p>constraint</text:p>
          </table:table-cell>
          <table:table-cell table:style-name="ce58" office:value-type="string">
            <text:p>option</text:p>
          </table:table-cell>
          <table:table-cell table:style-name="ce58" table:number-columns-repeated="240"/>
          <table:table-cell table:number-columns-repeated="768"/>
        </table:table-row>
        <table:table-row table:style-name="ro1">
          <table:table-cell table:style-name="ce45" office:value-type="string">
            <text:p>ATTR</text:p>
          </table:table-cell>
          <table:table-cell table:style-name="ce55" office:value-type="string">
            <text:p>ROLE_FR_IDENT</text:p>
          </table:table-cell>
          <table:table-cell table:style-name="ce55"/>
          <table:table-cell table:style-name="ce55" office:value-type="string">
            <text:p>Identification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55" office:value-type="float" office:value="100">
            <text:p>100</text:p>
          </table:table-cell>
          <table:table-cell table:style-name="ce45" office:value-type="string">
            <text:p>W</text:p>
          </table:table-cell>
          <table:table-cell table:style-name="ce55" table:number-columns-repeated="247"/>
          <table:table-cell table:number-columns-repeated="768"/>
        </table:table-row>
        <table:table-row table:style-name="ro1">
          <table:table-cell table:style-name="ce40" office:value-type="string">
            <text:p>ATTR</text:p>
          </table:table-cell>
          <table:table-cell table:style-name="ce60" office:value-type="string">
            <text:p>ROLE_LOGIN</text:p>
          </table:table-cell>
          <table:table-cell table:style-name="ce43" office:value-type="string">
            <text:p>ROLE_FR_IDENT</text:p>
          </table:table-cell>
          <table:table-cell table:style-name="ce60" office:value-type="string">
            <text:p>Référenc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text</text:p>
          </table:table-cell>
          <table:table-cell table:style-name="ce43" table:formula="of:=[.H7]+10" office:value-type="float" office:value="110">
            <text:p>110</text:p>
          </table:table-cell>
          <table:table-cell table:style-name="ce60" office:value-type="string">
            <text:p>W</text:p>
          </table:table-cell>
          <table:table-cell table:style-name="ce60" office:value-type="string">
            <text:p>Y</text:p>
          </table:table-cell>
          <table:table-cell table:style-name="ce60" table:number-columns-repeated="4"/>
          <table:table-cell table:style-name="ce60" office:value-type="string">
            <text:p>::isUniqueLogin(ROLE_LOGIN)</text:p>
          </table:table-cell>
          <table:table-cell table:style-name="ce60" table:number-columns-repeated="241"/>
          <table:table-cell table:number-columns-repeated="768"/>
        </table:table-row>
        <table:table-row table:style-name="ro1">
          <table:table-cell table:style-name="ce40" office:value-type="string">
            <text:p>ATTR</text:p>
          </table:table-cell>
          <table:table-cell table:style-name="ce43" office:value-type="string">
            <text:p>ROLE_NAME</text:p>
          </table:table-cell>
          <table:table-cell table:style-name="ce43" office:value-type="string">
            <text:p>ROLE_FR_IDENT</text:p>
          </table:table-cell>
          <table:table-cell table:style-name="ce40" office:value-type="string">
            <text:p>Libellé</text:p>
          </table:table-cell>
          <table:table-cell table:style-name="ce40" office:value-type="string">
            <text:p>Y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43" table:formula="of:=[.H8]+10" office:value-type="float" office:value="120">
            <text:p>120</text:p>
          </table:table-cell>
          <table:table-cell table:style-name="ce43" office:value-type="string">
            <text:p>W</text:p>
          </table:table-cell>
          <table:table-cell table:style-name="ce43" office:value-type="string">
            <text:p>Y</text:p>
          </table:table-cell>
          <table:table-cell table:style-name="ce43" table:number-columns-repeated="246"/>
          <table:table-cell table:number-columns-repeated="768"/>
        </table:table-row>
        <table:table-row table:style-name="ro1">
          <table:table-cell table:style-name="ce41" table:number-columns-repeated="7"/>
          <table:table-cell table:style-name="ce43"/>
          <table:table-cell table:style-name="ce41" table:number-columns-repeated="248"/>
          <table:table-cell table:style-name="Default" table:number-columns-repeated="768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US_WHATID</text:p>
          </table:table-cell>
          <table:table-cell table:style-name="ce43" office:value-type="string">
            <text:p>ROLE_FR_IDENT</text:p>
          </table:table-cell>
          <table:table-cell table:style-name="ce60" office:value-type="string">
            <text:p>Identifiant systèm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int</text:p>
          </table:table-cell>
          <table:table-cell table:style-name="ce43" office:value-type="float" office:value="200">
            <text:p>200</text:p>
          </table:table-cell>
          <table:table-cell table:style-name="ce60" office:value-type="string">
            <text:p>R</text:p>
          </table:table-cell>
          <table:table-cell table:style-name="ce60" table:number-columns-repeated="247"/>
          <table:table-cell table:number-columns-repeated="768"/>
        </table:table-row>
        <table:table-row table:style-name="ro1">
          <table:table-cell table:style-name="ce61" table:number-columns-repeated="256"/>
          <table:table-cell table:number-columns-repeated="768"/>
        </table:table-row>
        <table:table-row table:style-name="ro1">
          <table:table-cell table:style-name="ce62" office:value-type="string">
            <text:p>END</text:p>
          </table:table-cell>
          <table:table-cell table:style-name="ce62" table:number-columns-repeated="255"/>
          <table:table-cell table:number-columns-repeated="768"/>
        </table:table-row>
        <table:table-row table:style-name="ro1" table:number-rows-repeated="20">
          <table:table-cell table:style-name="ce61" table:number-columns-repeated="256"/>
          <table:table-cell table:number-columns-repeated="76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group" table:style-name="ta10" table:print="false">
        <office:forms form:automatic-focus="false" form:apply-design-mode="false"/>
        <table:table-column table:style-name="co19" table:default-cell-style-name="ce79"/>
        <table:table-column table:style-name="co7" table:default-cell-style-name="ce79"/>
        <table:table-column table:style-name="co20" table:default-cell-style-name="ce79"/>
        <table:table-column table:style-name="co21" table:default-cell-style-name="ce79"/>
        <table:table-column table:style-name="co1" table:default-cell-style-name="ce79"/>
        <table:table-column table:style-name="co22" table:default-cell-style-name="ce79"/>
        <table:table-column table:style-name="co23" table:default-cell-style-name="ce79"/>
        <table:table-column table:style-name="co1" table:default-cell-style-name="ce79"/>
        <table:table-column table:style-name="co24" table:default-cell-style-name="ce79"/>
        <table:table-column table:style-name="co25" table:default-cell-style-name="ce79"/>
        <table:table-column table:style-name="co26" table:default-cell-style-name="ce79"/>
        <table:table-column table:style-name="co27" table:default-cell-style-name="ce79"/>
        <table:table-column table:style-name="co28" table:default-cell-style-name="ce79"/>
        <table:table-column table:style-name="co29" table:default-cell-style-name="ce79"/>
        <table:table-column table:style-name="co56" table:default-cell-style-name="ce79"/>
        <table:table-column table:style-name="co57" table:default-cell-style-name="ce79"/>
        <table:table-column table:style-name="co1" table:number-columns-repeated="240" table:default-cell-style-name="ce79"/>
        <table:table-column table:style-name="co6" table:number-columns-repeated="768" table:default-cell-style-name="ce79"/>
        <table:table-row table:style-name="ro1">
          <table:table-cell table:style-name="ce109" office:value-type="string">
            <text:p>// </text:p>
          </table:table-cell>
          <table:table-cell table:style-name="ce109" office:value-type="string">
            <text:p>fromid</text:p>
          </table:table-cell>
          <table:table-cell table:style-name="ce109" office:value-type="string">
            <text:p>titre</text:p>
          </table:table-cell>
          <table:table-cell table:style-name="ce111" office:value-type="string">
            <text:p>id</text:p>
          </table:table-cell>
          <table:table-cell table:style-name="ce111" office:value-type="string">
            <text:p>class</text:p>
          </table:table-cell>
          <table:table-cell table:style-name="ce109" office:value-type="string">
            <text:p>name</text:p>
          </table:table-cell>
          <table:table-cell table:style-name="ce109" table:number-columns-repeated="250"/>
          <table:table-cell table:number-columns-repeated="768"/>
        </table:table-row>
        <table:table-row table:style-name="ro1">
          <table:table-cell table:style-name="ce110" office:value-type="string">
            <text:p>BEGIN</text:p>
          </table:table-cell>
          <table:table-cell table:style-name="ce119" office:value-type="float" office:value="129">
            <text:p>129</text:p>
          </table:table-cell>
          <table:table-cell table:style-name="ce119" office:value-type="string">
            <text:p>groupe intranet</text:p>
          </table:table-cell>
          <table:table-cell table:style-name="ce119" office:value-type="float" office:value="127">
            <text:p>127</text:p>
          </table:table-cell>
          <table:table-cell table:style-name="ce119"/>
          <table:table-cell table:style-name="ce119" office:value-type="string">
            <text:p>IGROUP</text:p>
          </table:table-cell>
          <table:table-cell table:style-name="ce119" table:number-columns-repeated="250"/>
          <table:table-cell table:number-columns-repeated="768"/>
        </table:table-row>
        <table:table-row table:style-name="ro1">
          <table:table-cell table:style-name="ce111" office:value-type="string">
            <text:p>TYPE</text:p>
          </table:table-cell>
          <table:table-cell table:style-name="ce111" office:value-type="string">
            <text:p>C</text:p>
          </table:table-cell>
          <table:table-cell table:style-name="ce109" table:number-columns-repeated="254"/>
          <table:table-cell table:number-columns-repeated="768"/>
        </table:table-row>
        <table:table-row table:style-name="ro1">
          <table:table-cell table:style-name="ce109" office:value-type="string">
            <text:p>DFLDID</text:p>
          </table:table-cell>
          <table:table-cell table:style-name="ce109" office:value-type="float" office:value="121">
            <text:p>121</text:p>
          </table:table-cell>
          <table:table-cell table:style-name="ce109" table:number-columns-repeated="254"/>
          <table:table-cell table:number-columns-repeated="768"/>
        </table:table-row>
        <table:table-row table:style-name="ro1">
          <table:table-cell table:style-name="ce109" office:value-type="string">
            <text:p>ICON</text:p>
          </table:table-cell>
          <table:table-cell table:style-name="ce109" office:value-type="string">
            <text:p>igroup.gif</text:p>
          </table:table-cell>
          <table:table-cell table:style-name="ce109" table:number-columns-repeated="254"/>
          <table:table-cell table:number-columns-repeated="768"/>
        </table:table-row>
        <table:table-row table:style-name="ro1">
          <table:table-cell table:style-name="ce109" office:value-type="string">
            <text:p>SCHAR</text:p>
          </table:table-cell>
          <table:table-cell table:style-name="ce109" office:value-type="string">
            <text:p>S</text:p>
          </table:table-cell>
          <table:table-cell table:style-name="ce109" table:number-columns-repeated="254"/>
          <table:table-cell table:number-columns-repeated="768"/>
        </table:table-row>
        <table:table-row table:style-name="ro1">
          <table:table-cell table:style-name="ce112" office:value-type="string">
            <text:p>USEFOR</text:p>
          </table:table-cell>
          <table:table-cell table:style-name="ce112" office:value-type="string">
            <text:p>S</text:p>
          </table:table-cell>
          <table:table-cell table:style-name="ce109" table:number-columns-repeated="254"/>
          <table:table-cell table:number-columns-repeated="768"/>
        </table:table-row>
        <table:table-row table:style-name="ro1">
          <table:table-cell table:style-name="ce109" office:value-type="string">
            <text:p>METHOD</text:p>
          </table:table-cell>
          <table:table-cell table:style-name="ce109" office:value-type="string">
            <text:p>Method.DocIGroup.php</text:p>
          </table:table-cell>
          <table:table-cell table:style-name="ce109" table:number-columns-repeated="254"/>
          <table:table-cell table:number-columns-repeated="768"/>
        </table:table-row>
        <table:table-row table:style-name="ro1">
          <table:table-cell table:style-name="ce109" office:value-type="string">
            <text:p>METHOD</text:p>
          </table:table-cell>
          <table:table-cell table:style-name="ce109" office:value-type="string">
            <text:p>+Method.DocIntranet.php</text:p>
          </table:table-cell>
          <table:table-cell table:style-name="ce109" table:number-columns-repeated="254"/>
          <table:table-cell table:number-columns-repeated="768"/>
        </table:table-row>
        <table:table-row table:style-name="ro1">
          <table:table-cell table:style-name="ce113" office:value-type="string">
            <text:p>//</text:p>
          </table:table-cell>
          <table:table-cell table:style-name="ce113" office:value-type="string">
            <text:p>idattr</text:p>
          </table:table-cell>
          <table:table-cell table:style-name="ce113" office:value-type="string">
            <text:p>idframe</text:p>
          </table:table-cell>
          <table:table-cell table:style-name="ce113" office:value-type="string">
            <text:p>label</text:p>
          </table:table-cell>
          <table:table-cell table:style-name="ce113" office:value-type="string">
            <text:p>T</text:p>
          </table:table-cell>
          <table:table-cell table:style-name="ce113" office:value-type="string">
            <text:p>A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ord</text:p>
          </table:table-cell>
          <table:table-cell table:style-name="ce113" office:value-type="string">
            <text:p>vis</text:p>
          </table:table-cell>
          <table:table-cell table:style-name="ce122" office:value-type="string">
            <text:p>need</text:p>
          </table:table-cell>
          <table:table-cell table:style-name="ce113" office:value-type="string">
            <text:p>link</text:p>
          </table:table-cell>
          <table:table-cell table:style-name="ce113" office:value-type="string">
            <text:p>phpfile</text:p>
          </table:table-cell>
          <table:table-cell table:style-name="ce113" office:value-type="string">
            <text:p>phpfunc</text:p>
          </table:table-cell>
          <table:table-cell table:style-name="ce122" office:value-type="string">
            <text:p>elink</text:p>
          </table:table-cell>
          <table:table-cell table:style-name="ce122" office:value-type="string">
            <text:p>constraint</text:p>
          </table:table-cell>
          <table:table-cell table:style-name="ce122" office:value-type="string">
            <text:p>option</text:p>
          </table:table-cell>
          <table:table-cell table:style-name="ce122" table:number-columns-repeated="240"/>
          <table:table-cell table:number-columns-repeated="768"/>
        </table:table-row>
        <table:table-row table:style-name="ro1">
          <table:table-cell table:style-name="ce114" office:value-type="string">
            <text:p>ATTR</text:p>
          </table:table-cell>
          <table:table-cell table:style-name="ce120" office:value-type="string">
            <text:p>GRP_FR_INTRANET</text:p>
          </table:table-cell>
          <table:table-cell table:style-name="ce120"/>
          <table:table-cell table:style-name="ce120" office:value-type="string">
            <text:p>Système</text:p>
          </table:table-cell>
          <table:table-cell table:number-columns-repeated="2" table:style-name="ce114" office:value-type="string">
            <text:p>N</text:p>
          </table:table-cell>
          <table:table-cell table:style-name="ce114" office:value-type="string">
            <text:p>frame</text:p>
          </table:table-cell>
          <table:table-cell table:style-name="ce120" office:value-type="float" office:value="0">
            <text:p>0</text:p>
          </table:table-cell>
          <table:table-cell table:style-name="ce120" office:value-type="string">
            <text:p>W</text:p>
          </table:table-cell>
          <table:table-cell table:style-name="ce120" table:number-columns-repeated="247"/>
          <table:table-cell table:number-columns-repeated="768"/>
        </table:table-row>
        <table:table-row table:style-name="ro1">
          <table:table-cell table:style-name="ce109" table:number-columns-repeated="256"/>
          <table:table-cell table:number-columns-repeated="768"/>
        </table:table-row>
        <table:table-row table:style-name="ro1">
          <table:table-cell table:style-name="ce111" office:value-type="string">
            <text:p>ATTR</text:p>
          </table:table-cell>
          <table:table-cell table:style-name="ce109" office:value-type="string">
            <text:p>US_LOGIN</text:p>
          </table:table-cell>
          <table:table-cell table:style-name="ce109" office:value-type="string">
            <text:p>GRP_FR_INTRANET</text:p>
          </table:table-cell>
          <table:table-cell table:style-name="ce109" office:value-type="string">
            <text:p>login</text:p>
          </table:table-cell>
          <table:table-cell table:number-columns-repeated="2" table:style-name="ce111" office:value-type="string">
            <text:p>N</text:p>
          </table:table-cell>
          <table:table-cell table:style-name="ce109" office:value-type="string">
            <text:p>text</text:p>
          </table:table-cell>
          <table:table-cell table:style-name="ce109" office:value-type="float" office:value="200">
            <text:p>200</text:p>
          </table:table-cell>
          <table:table-cell table:style-name="ce109" office:value-type="string">
            <text:p>W</text:p>
          </table:table-cell>
          <table:table-cell table:style-name="ce109" office:value-type="string">
            <text:p>Y</text:p>
          </table:table-cell>
          <table:table-cell table:style-name="ce109" table:number-columns-repeated="4"/>
          <table:table-cell table:style-name="ce109" office:value-type="string">
            <text:p>::ConstraintLogin(US_LOGIN)</text:p>
          </table:table-cell>
          <table:table-cell table:style-name="ce109" office:value-type="string">
            <text:p>esize=20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11" office:value-type="string">
            <text:p>ATTR</text:p>
          </table:table-cell>
          <table:table-cell table:style-name="ce109" office:value-type="string">
            <text:p>US_WHATID</text:p>
          </table:table-cell>
          <table:table-cell table:style-name="ce109" office:value-type="string">
            <text:p>GRP_FR_INTRANET</text:p>
          </table:table-cell>
          <table:table-cell table:style-name="ce109" office:value-type="string">
            <text:p>identifiant</text:p>
          </table:table-cell>
          <table:table-cell table:number-columns-repeated="2" table:style-name="ce111" office:value-type="string">
            <text:p>N</text:p>
          </table:table-cell>
          <table:table-cell table:style-name="ce109" office:value-type="string">
            <text:p>int</text:p>
          </table:table-cell>
          <table:table-cell table:style-name="ce109" table:formula="of:=[.H13]+10" office:value-type="float" office:value="210">
            <text:p>210</text:p>
          </table:table-cell>
          <table:table-cell table:style-name="ce109" office:value-type="string">
            <text:p>R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11" office:value-type="string">
            <text:p>ATTR</text:p>
          </table:table-cell>
          <table:table-cell table:style-name="ce109" office:value-type="string">
            <text:p>US_MEID</text:p>
          </table:table-cell>
          <table:table-cell table:style-name="ce109" office:value-type="string">
            <text:p>GRP_FR_INTRANET</text:p>
          </table:table-cell>
          <table:table-cell table:style-name="ce109" office:value-type="string">
            <text:p>groupe id</text:p>
          </table:table-cell>
          <table:table-cell table:number-columns-repeated="2" table:style-name="ce111" office:value-type="string">
            <text:p>N</text:p>
          </table:table-cell>
          <table:table-cell table:style-name="ce109" office:value-type="string">
            <text:p>docid</text:p>
          </table:table-cell>
          <table:table-cell table:style-name="ce109" table:formula="of:=[.H14]+10" office:value-type="float" office:value="220">
            <text:p>220</text:p>
          </table:table-cell>
          <table:table-cell table:style-name="ce109" office:value-type="string">
            <text:p>H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11"/>
          <table:table-cell table:style-name="ce109" table:number-columns-repeated="3"/>
          <table:table-cell table:style-name="ce111" table:number-columns-repeated="2"/>
          <table:table-cell table:style-name="ce109" table:number-columns-repeated="250"/>
          <table:table-cell table:number-columns-repeated="768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GRP_T_ROLES</text:p>
          </table:table-cell>
          <table:table-cell table:style-name="ce109" office:value-type="string">
            <text:p>GRP_FR_INTRANET</text:p>
          </table:table-cell>
          <table:table-cell table:style-name="ce80" office:value-type="string">
            <text:p>Rôles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array</text:p>
          </table:table-cell>
          <table:table-cell table:style-name="ce80" office:value-type="float" office:value="300">
            <text:p>300</text:p>
          </table:table-cell>
          <table:table-cell table:style-name="ce80" office:value-type="string">
            <text:p>W</text:p>
          </table:table-cell>
          <table:table-cell table:style-name="ce80" table:number-columns-repeated="6"/>
          <table:table-cell table:style-name="ce80" office:value-type="string">
            <text:p>showempty=Aucun rôle</text:p>
          </table:table-cell>
          <table:table-cell table:style-name="ce80" table:number-columns-repeated="240"/>
          <table:table-cell table:style-name="Default" table:number-columns-repeated="768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ROLES</text:p>
          </table:table-cell>
          <table:table-cell table:style-name="ce80" office:value-type="string">
            <text:p>GRP_T_ROLES</text:p>
          </table:table-cell>
          <table:table-cell table:style-name="ce81" office:value-type="string">
            <text:p>Rôle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docid("ROLE")</text:p>
          </table:table-cell>
          <table:table-cell table:style-name="ce81" office:value-type="float" office:value="310">
            <text:p>310</text:p>
          </table:table-cell>
          <table:table-cell table:style-name="ce81" office:value-type="string">
            <text:p>W</text:p>
          </table:table-cell>
          <table:table-cell table:style-name="ce81" table:number-columns-repeated="6"/>
          <table:table-cell table:style-name="ce81" office:value-type="string">
            <text:p>creation={autoclose:"yes"}</text:p>
          </table:table-cell>
          <table:table-cell table:style-name="ce81" table:number-columns-repeated="240"/>
          <table:table-cell table:style-name="Default" table:number-columns-repeated="768"/>
        </table:table-row>
        <table:table-row table:style-name="ro1">
          <table:table-cell table:style-name="ce115" office:value-type="string">
            <text:p>ATTR</text:p>
          </table:table-cell>
          <table:table-cell table:style-name="ce115" office:value-type="string">
            <text:p>GRP_USERS</text:p>
          </table:table-cell>
          <table:table-cell table:style-name="ce115" office:value-type="string">
            <text:p>GRP_FR</text:p>
          </table:table-cell>
          <table:table-cell table:style-name="ce115" office:value-type="string">
            <text:p>personnes du groupe</text:p>
          </table:table-cell>
          <table:table-cell table:number-columns-repeated="2" table:style-name="ce115" office:value-type="string">
            <text:p>N</text:p>
          </table:table-cell>
          <table:table-cell table:style-name="ce115" office:value-type="string">
            <text:p>array</text:p>
          </table:table-cell>
          <table:table-cell table:style-name="ce115" office:value-type="float" office:value="530">
            <text:p>530</text:p>
          </table:table-cell>
          <table:table-cell table:style-name="ce115" office:value-type="string">
            <text:p>R</text:p>
          </table:table-cell>
          <table:table-cell table:style-name="ce115" table:number-columns-repeated="6"/>
          <table:table-cell table:style-name="ce80" office:value-type="string">
            <text:p>showempty=Aucun membre</text:p>
          </table:table-cell>
          <table:table-cell table:style-name="ce115" table:number-columns-repeated="240"/>
          <table:table-cell table:number-columns-repeated="768"/>
        </table:table-row>
        <table:table-row table:style-name="ro1">
          <table:table-cell table:style-name="ce115" office:value-type="string">
            <text:p>ATTR</text:p>
          </table:table-cell>
          <table:table-cell table:style-name="ce115" office:value-type="string">
            <text:p>GRP_RUSERS</text:p>
          </table:table-cell>
          <table:table-cell table:style-name="ce115" office:value-type="string">
            <text:p>GRP_FR</text:p>
          </table:table-cell>
          <table:table-cell table:style-name="ce115" office:value-type="string">
            <text:p>tous les membres</text:p>
          </table:table-cell>
          <table:table-cell table:number-columns-repeated="2" table:style-name="ce115" office:value-type="string">
            <text:p>N</text:p>
          </table:table-cell>
          <table:table-cell table:style-name="ce115" office:value-type="string">
            <text:p>array</text:p>
          </table:table-cell>
          <table:table-cell table:style-name="ce115" table:formula="of:=[$Groupe.H23]" office:value-type="float" office:value="560">
            <text:p>560</text:p>
          </table:table-cell>
          <table:table-cell table:style-name="ce115" office:value-type="string">
            <text:p>R</text:p>
          </table:table-cell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15" office:value-type="string">
            <text:p>ATTR</text:p>
          </table:table-cell>
          <table:table-cell table:style-name="ce115" office:value-type="string">
            <text:p>GRP_GROUPS</text:p>
          </table:table-cell>
          <table:table-cell table:style-name="ce115" office:value-type="string">
            <text:p>GRP_FR</text:p>
          </table:table-cell>
          <table:table-cell table:style-name="ce115" office:value-type="string">
            <text:p>sous groupes</text:p>
          </table:table-cell>
          <table:table-cell table:number-columns-repeated="2" table:style-name="ce115" office:value-type="string">
            <text:p>N</text:p>
          </table:table-cell>
          <table:table-cell table:style-name="ce115" office:value-type="string">
            <text:p>array</text:p>
          </table:table-cell>
          <table:table-cell table:style-name="ce115" table:formula="of:=[$Groupe.H20]" office:value-type="float" office:value="530">
            <text:p>530</text:p>
          </table:table-cell>
          <table:table-cell table:style-name="ce115" office:value-type="string">
            <text:p>R</text:p>
          </table:table-cell>
          <table:table-cell table:style-name="ce115" table:number-columns-repeated="6"/>
          <table:table-cell table:style-name="ce80" office:value-type="string">
            <text:p>showempty=Aucun sous groupe</text:p>
          </table:table-cell>
          <table:table-cell table:style-name="ce115" table:number-columns-repeated="240"/>
          <table:table-cell table:number-columns-repeated="768"/>
        </table:table-row>
        <table:table-row table:style-name="ro1">
          <table:table-cell table:style-name="ce116" office:value-type="string">
            <text:p>ATTR</text:p>
          </table:table-cell>
          <table:table-cell table:style-name="ce116" office:value-type="string">
            <text:p>GRP_CHOOSEGROUP</text:p>
          </table:table-cell>
          <table:table-cell table:style-name="ce116"/>
          <table:table-cell table:style-name="ce116" office:value-type="string">
            <text:p>Modifier la hiérarchie</text:p>
          </table:table-cell>
          <table:table-cell table:number-columns-repeated="2" table:style-name="ce116" office:value-type="string">
            <text:p>N</text:p>
          </table:table-cell>
          <table:table-cell table:style-name="ce116" office:value-type="string">
            <text:p>menu</text:p>
          </table:table-cell>
          <table:table-cell table:style-name="ce116" office:value-type="float" office:value="10">
            <text:p>10</text:p>
          </table:table-cell>
          <table:table-cell table:style-name="ce116" office:value-type="string">
            <text:p>R</text:p>
          </table:table-cell>
          <table:table-cell table:style-name="ce116"/>
          <table:table-cell table:style-name="ce116" office:value-type="string">
            <text:p>%S%app=FDL&amp;action=OPENDOC&amp;zone=USERCARD:CHOOSEGROUP&amp;id=%ID%</text:p>
          </table:table-cell>
          <table:table-cell table:style-name="ce116"/>
          <table:table-cell table:style-name="ce116" office:value-type="string">
            <text:p>::canEditMenu()</text:p>
          </table:table-cell>
          <table:table-cell table:style-name="ce116" table:number-columns-repeated="243"/>
          <table:table-cell table:number-columns-repeated="768"/>
        </table:table-row>
        <table:table-row table:style-name="ro1">
          <table:table-cell table:style-name="ce117" office:value-type="string">
            <text:p>MODATTR</text:p>
          </table:table-cell>
          <table:table-cell table:style-name="ce117" office:value-type="string">
            <text:p>GRP_ROLE</text:p>
          </table:table-cell>
          <table:table-cell table:style-name="ce117"/>
          <table:table-cell table:style-name="ce117" office:value-type="string">
            <text:p>Description</text:p>
          </table:table-cell>
          <table:table-cell table:style-name="ce117" table:number-columns-repeated="252"/>
          <table:table-cell table:number-columns-repeated="768"/>
        </table:table-row>
        <table:table-row table:style-name="ro1">
          <table:table-cell table:style-name="ce117" office:value-type="string">
            <text:p>MODATTR</text:p>
          </table:table-cell>
          <table:table-cell table:style-name="ce121" office:value-type="string">
            <text:p>FLD_ROOT</text:p>
          </table:table-cell>
          <table:table-cell table:style-name="ce117"/>
          <table:table-cell table:style-name="ce117" office:value-type="string">
            <text:p>Voir l'arborescence</text:p>
          </table:table-cell>
          <table:table-cell table:style-name="ce117" table:number-columns-repeated="252"/>
          <table:table-cell table:number-columns-repeated="768"/>
        </table:table-row>
        <table:table-row table:style-name="ro1">
          <table:table-cell table:style-name="ce118" office:value-type="string">
            <text:p>DEFAULT</text:p>
          </table:table-cell>
          <table:table-cell table:style-name="ce118" office:value-type="string">
            <text:p>FLD_ALLBUT</text:p>
          </table:table-cell>
          <table:table-cell table:style-name="ce118" office:value-type="float" office:value="1">
            <text:p>1</text:p>
          </table:table-cell>
          <table:table-cell table:style-name="ce118" table:number-columns-repeated="253"/>
          <table:table-cell table:number-columns-repeated="768"/>
        </table:table-row>
        <table:table-row table:style-name="ro1">
          <table:table-cell table:style-name="ce118" office:value-type="string">
            <text:p>DEFAULT</text:p>
          </table:table-cell>
          <table:table-cell table:style-name="ce118" office:value-type="string">
            <text:p>FLD_FAMIDS</text:p>
          </table:table-cell>
          <table:table-cell table:style-name="ce118" office:value-type="string">
            <text:p>127\n128</text:p>
          </table:table-cell>
          <table:table-cell table:style-name="ce118" table:number-columns-repeated="253"/>
          <table:table-cell table:number-columns-repeated="768"/>
        </table:table-row>
        <table:table-row table:style-name="ro1">
          <table:table-cell table:style-name="ce118" office:value-type="string">
            <text:p>DEFAULT</text:p>
          </table:table-cell>
          <table:table-cell table:style-name="ce118" office:value-type="string">
            <text:p>FLD_FAM</text:p>
          </table:table-cell>
          <table:table-cell table:style-name="ce118" office:value-type="string">
            <text:p>groupe intranet\nutilisateur</text:p>
          </table:table-cell>
          <table:table-cell table:style-name="ce118" table:number-columns-repeated="253"/>
          <table:table-cell table:number-columns-repeated="768"/>
        </table:table-row>
        <table:table-row table:style-name="ro1">
          <table:table-cell table:style-name="ce118" table:number-columns-repeated="16"/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DEFAULT</text:p>
          </table:table-cell>
          <table:table-cell table:style-name="ce118" office:value-type="string">
            <text:p>FLD_SUBFAM</text:p>
          </table:table-cell>
          <table:table-cell table:style-name="ce118" office:value-type="string">
            <text:p>yes\nyes</text:p>
          </table:table-cell>
          <table:table-cell table:style-name="ce118" table:number-columns-repeated="253"/>
          <table:table-cell table:number-columns-repeated="768"/>
        </table:table-row>
        <table:table-row table:style-name="ro1">
          <table:table-cell table:style-name="ce118" table:number-columns-repeated="3"/>
          <table:table-cell table:style-name="ce109" table:number-columns-repeated="253"/>
          <table:table-cell table:number-columns-repeated="768"/>
        </table:table-row>
        <table:table-row table:style-name="ro1">
          <table:table-cell table:style-name="ce110" office:value-type="string">
            <text:p>END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54"/>
          <table:table-cell table:number-columns-repeated="768"/>
        </table:table-row>
        <table:table-row table:style-name="ro1" table:number-rows-repeated="65505">
          <table:table-cell table:style-name="ce109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user" table:style-name="ta4" table:print="false">
        <office:forms form:automatic-focus="false" form:apply-design-mode="false"/>
        <table:table-column table:style-name="co6" table:default-cell-style-name="ce150"/>
        <table:table-column table:style-name="co58" table:default-cell-style-name="ce143"/>
        <table:table-column table:style-name="co59" table:default-cell-style-name="ce134"/>
        <table:table-column table:style-name="co60" table:default-cell-style-name="ce143"/>
        <table:table-column table:style-name="co6" table:number-columns-repeated="2" table:default-cell-style-name="ce150"/>
        <table:table-column table:style-name="co61" table:default-cell-style-name="ce143"/>
        <table:table-column table:style-name="co6" table:number-columns-repeated="2" table:default-cell-style-name="ce143"/>
        <table:table-column table:style-name="co6" table:default-cell-style-name="ce134"/>
        <table:table-column table:style-name="co6" table:number-columns-repeated="3" table:default-cell-style-name="ce143"/>
        <table:table-column table:style-name="co6" table:default-cell-style-name="ce134"/>
        <table:table-column table:style-name="co62" table:default-cell-style-name="ce134"/>
        <table:table-column table:style-name="co63" table:default-cell-style-name="ce134"/>
        <table:table-column table:style-name="co6" table:number-columns-repeated="240" table:default-cell-style-name="ce134"/>
        <table:table-column table:style-name="co6" table:number-columns-repeated="768" table:default-cell-style-name="Default"/>
        <table:table-row table:style-name="ro1">
          <table:table-cell table:style-name="ce134" office:value-type="string">
            <text:p>// </text:p>
          </table:table-cell>
          <table:table-cell table:style-name="ce134" office:value-type="string">
            <text:p>fromid</text:p>
          </table:table-cell>
          <table:table-cell office:value-type="string">
            <text:p>titre</text:p>
          </table:table-cell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34" office:value-type="string">
            <text:p>name</text:p>
          </table:table-cell>
          <table:table-cell table:style-name="ce134" table:number-columns-repeated="3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35" office:value-type="string">
            <text:p>BEGIN</text:p>
          </table:table-cell>
          <table:table-cell table:style-name="ce151" office:value-type="float" office:value="120">
            <text:p>120</text:p>
          </table:table-cell>
          <table:table-cell table:style-name="ce151" office:value-type="string">
            <text:p>utilisateur</text:p>
          </table:table-cell>
          <table:table-cell table:style-name="ce151" office:value-type="float" office:value="128">
            <text:p>128</text:p>
          </table:table-cell>
          <table:table-cell table:style-name="ce151"/>
          <table:table-cell table:style-name="ce151" office:value-type="string">
            <text:p>IUSER</text:p>
          </table:table-cell>
          <table:table-cell table:style-name="ce151" table:number-columns-repeated="250"/>
          <table:table-cell table:number-columns-repeated="768"/>
        </table:table-row>
        <table:table-row table:style-name="ro1">
          <table:table-cell table:style-name="ce136" office:value-type="string">
            <text:p>TYPE</text:p>
          </table:table-cell>
          <table:table-cell table:style-name="ce136" office:value-type="string">
            <text:p>C</text:p>
          </table:table-cell>
          <table:table-cell/>
          <table:table-cell table:style-name="ce134" table:number-columns-repeated="6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34" office:value-type="string">
            <text:p>DFLDID</text:p>
          </table:table-cell>
          <table:table-cell table:style-name="ce134" office:value-type="float" office:value="121">
            <text:p>121</text:p>
          </table:table-cell>
          <table:table-cell/>
          <table:table-cell table:style-name="ce134" table:number-columns-repeated="6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34" office:value-type="string">
            <text:p>ICON</text:p>
          </table:table-cell>
          <table:table-cell table:style-name="ce134" office:value-type="string">
            <text:p>dynacase-iuser.png</text:p>
          </table:table-cell>
          <table:table-cell/>
          <table:table-cell table:style-name="ce134" table:number-columns-repeated="6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34" office:value-type="string">
            <text:p>SCHAR</text:p>
          </table:table-cell>
          <table:table-cell table:style-name="ce134" office:value-type="string">
            <text:p>S</text:p>
          </table:table-cell>
          <table:table-cell/>
          <table:table-cell table:style-name="ce134" table:number-columns-repeated="6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34" office:value-type="string">
            <text:p>METHOD</text:p>
          </table:table-cell>
          <table:table-cell table:style-name="ce134" office:value-type="string">
            <text:p>Method.DocIUser.php</text:p>
          </table:table-cell>
          <table:table-cell/>
          <table:table-cell table:style-name="ce134" table:number-columns-repeated="6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37" office:value-type="string">
            <text:p>USEFOR</text:p>
          </table:table-cell>
          <table:table-cell table:style-name="ce137" office:value-type="string">
            <text:p>S</text:p>
          </table:table-cell>
          <table:table-cell/>
          <table:table-cell table:style-name="ce134" table:number-columns-repeated="6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34" office:value-type="string">
            <text:p>METHOD</text:p>
          </table:table-cell>
          <table:table-cell table:style-name="ce134" office:value-type="string">
            <text:p>+Method.DocIntranet.php</text:p>
          </table:table-cell>
          <table:table-cell/>
          <table:table-cell table:style-name="ce134" table:number-columns-repeated="6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38" office:value-type="string">
            <text:p>//</text:p>
          </table:table-cell>
          <table:table-cell table:style-name="ce138" office:value-type="string">
            <text:p>idattr</text:p>
          </table:table-cell>
          <table:table-cell table:style-name="ce138" office:value-type="string">
            <text:p>idframe</text:p>
          </table:table-cell>
          <table:table-cell table:style-name="ce138" office:value-type="string">
            <text:p>label</text:p>
          </table:table-cell>
          <table:table-cell table:style-name="ce138" office:value-type="string">
            <text:p>T</text:p>
          </table:table-cell>
          <table:table-cell table:style-name="ce138" office:value-type="string">
            <text:p>A</text:p>
          </table:table-cell>
          <table:table-cell table:style-name="ce138" office:value-type="string">
            <text:p>type</text:p>
          </table:table-cell>
          <table:table-cell table:style-name="ce138" office:value-type="string">
            <text:p>ord</text:p>
          </table:table-cell>
          <table:table-cell table:style-name="ce138" office:value-type="string">
            <text:p>vis</text:p>
          </table:table-cell>
          <table:table-cell table:style-name="ce161" office:value-type="string">
            <text:p>need</text:p>
          </table:table-cell>
          <table:table-cell table:style-name="ce138" office:value-type="string">
            <text:p>link</text:p>
          </table:table-cell>
          <table:table-cell table:style-name="ce138" office:value-type="string">
            <text:p>phpfile</text:p>
          </table:table-cell>
          <table:table-cell table:style-name="ce138" office:value-type="string">
            <text:p>phpfunc</text:p>
          </table:table-cell>
          <table:table-cell table:style-name="ce161" office:value-type="string">
            <text:p>elink</text:p>
          </table:table-cell>
          <table:table-cell table:style-name="ce161" office:value-type="string">
            <text:p>constraint</text:p>
          </table:table-cell>
          <table:table-cell table:style-name="ce161" office:value-type="string">
            <text:p>option</text:p>
          </table:table-cell>
          <table:table-cell table:style-name="ce161" table:number-columns-repeated="240"/>
          <table:table-cell table:number-columns-repeated="768"/>
        </table:table-row>
        <table:table-row table:style-name="ro1" table:number-rows-repeated="3">
          <table:table-cell table:style-name="ce136" table:number-columns-repeated="9"/>
          <table:table-cell/>
          <table:table-cell table:style-name="ce136" table:number-columns-repeated="3"/>
          <table:table-cell table:number-columns-repeated="1011"/>
        </table:table-row>
        <table:table-row table:style-name="ro1">
          <table:table-cell table:style-name="ce139" office:value-type="string">
            <text:p>ATTR</text:p>
          </table:table-cell>
          <table:table-cell table:style-name="ce139" office:value-type="string">
            <text:p>US_TAB_SYSTEM</text:p>
          </table:table-cell>
          <table:table-cell table:style-name="ce139"/>
          <table:table-cell table:style-name="ce139" office:value-type="string">
            <text:p>Système</text:p>
          </table:table-cell>
          <table:table-cell table:style-name="ce139" table:number-columns-repeated="2"/>
          <table:table-cell table:style-name="ce139" office:value-type="string">
            <text:p>tab</text:p>
          </table:table-cell>
          <table:table-cell table:style-name="ce160" office:value-type="float" office:value="100000">
            <text:p>100000</text:p>
          </table:table-cell>
          <table:table-cell table:style-name="ce139" office:value-type="string">
            <text:p>W</text:p>
          </table:table-cell>
          <table:table-cell table:style-name="ce160"/>
          <table:table-cell table:style-name="ce139" table:number-columns-repeated="3"/>
          <table:table-cell table:style-name="ce160" table:number-columns-repeated="243"/>
          <table:table-cell table:number-columns-repeated="768"/>
        </table:table-row>
        <table:table-row table:style-name="ro1">
          <table:table-cell table:style-name="ce140" office:value-type="string">
            <text:p>ATTR</text:p>
          </table:table-cell>
          <table:table-cell table:style-name="ce148" office:value-type="string">
            <text:p>US_FR_INTRANET</text:p>
          </table:table-cell>
          <table:table-cell table:style-name="ce148" table:formula="of:=[.B14]" office:value-type="string" office:string-value="US_TAB_SYSTEM">
            <text:p>US_TAB_SYSTEM</text:p>
          </table:table-cell>
          <table:table-cell table:style-name="ce148" office:value-type="string">
            <text:p>Identification intranet</text:p>
          </table:table-cell>
          <table:table-cell table:number-columns-repeated="2" table:style-name="ce140" office:value-type="string">
            <text:p>N</text:p>
          </table:table-cell>
          <table:table-cell table:style-name="ce140" office:value-type="string">
            <text:p>frame</text:p>
          </table:table-cell>
          <table:table-cell table:style-name="ce148" table:formula="of:=[.H14]+10" office:value-type="float" office:value="100010">
            <text:p>100010</text:p>
          </table:table-cell>
          <table:table-cell table:style-name="ce148" office:value-type="string">
            <text:p>R</text:p>
          </table:table-cell>
          <table:table-cell table:style-name="ce148" table:number-columns-repeated="247"/>
          <table:table-cell table:number-columns-repeated="768"/>
        </table:table-row>
        <table:table-row table:style-name="ro1">
          <table:table-cell table:style-name="ce141" office:value-type="string">
            <text:p>ATTR</text:p>
          </table:table-cell>
          <table:table-cell office:value-type="string">
            <text:p>US_MEID</text:p>
          </table:table-cell>
          <table:table-cell table:style-name="ce143" office:value-type="string">
            <text:p>US_FR_INTRANET</text:p>
          </table:table-cell>
          <table:table-cell office:value-type="string">
            <text:p>utilisateur id</text:p>
          </table:table-cell>
          <table:table-cell table:number-columns-repeated="2" table:style-name="ce141" office:value-type="string">
            <text:p>N</text:p>
          </table:table-cell>
          <table:table-cell office:value-type="string">
            <text:p>docid</text:p>
          </table:table-cell>
          <table:table-cell table:formula="of:=[.H15]+10" office:value-type="float" office:value="100020">
            <text:p>100020</text:p>
          </table:table-cell>
          <table:table-cell office:value-type="string">
            <text:p>H</text:p>
          </table:table-cell>
          <table:table-cell table:style-name="ce143"/>
          <table:table-cell table:number-columns-repeated="3"/>
          <table:table-cell table:style-name="ce143" table:number-columns-repeated="2"/>
          <table:table-cell table:style-name="ce143" office:value-type="string">
            <text:p>isuser=yes</text:p>
          </table:table-cell>
          <table:table-cell table:style-name="ce143" table:number-columns-repeated="240"/>
          <table:table-cell table:number-columns-repeated="768"/>
        </table:table-row>
        <table:table-row table:style-name="ro1">
          <table:table-cell table:style-name="ce141" office:value-type="string">
            <text:p>ATTR</text:p>
          </table:table-cell>
          <table:table-cell office:value-type="string">
            <text:p>US_LOGIN</text:p>
          </table:table-cell>
          <table:table-cell table:style-name="ce143" office:value-type="string">
            <text:p>US_FR_INTRANET</text:p>
          </table:table-cell>
          <table:table-cell office:value-type="string">
            <text:p>login</text:p>
          </table:table-cell>
          <table:table-cell table:number-columns-repeated="2" table:style-name="ce141" office:value-type="string">
            <text:p>N</text:p>
          </table:table-cell>
          <table:table-cell office:value-type="string">
            <text:p>text</text:p>
          </table:table-cell>
          <table:table-cell table:formula="of:=[.H16]+10" office:value-type="float" office:value="100030">
            <text:p>100030</text:p>
          </table:table-cell>
          <table:table-cell office:value-type="string">
            <text:p>R</text:p>
          </table:table-cell>
          <table:table-cell table:style-name="ce143" office:value-type="string">
            <text:p>Y</text:p>
          </table:table-cell>
          <table:table-cell table:number-columns-repeated="3"/>
          <table:table-cell table:style-name="ce143"/>
          <table:table-cell table:style-name="ce143" office:value-type="string">
            <text:p>::ConstraintLogin(US_LOGIN)</text:p>
          </table:table-cell>
          <table:table-cell table:style-name="ce143" office:value-type="string">
            <text:p>elabel=saisissez '-' pour indiquer qu'il n'y a pas de login|esize=20</text:p>
          </table:table-cell>
          <table:table-cell table:style-name="ce143" table:number-columns-repeated="240"/>
          <table:table-cell table:number-columns-repeated="768"/>
        </table:table-row>
        <table:table-row table:style-name="ro1">
          <table:table-cell table:style-name="ce141" office:value-type="string">
            <text:p>ATTR</text:p>
          </table:table-cell>
          <table:table-cell office:value-type="string">
            <text:p>US_PASSWD</text:p>
          </table:table-cell>
          <table:table-cell table:style-name="ce143" office:value-type="string">
            <text:p>US_FR_INTRANET</text:p>
          </table:table-cell>
          <table:table-cell office:value-type="string">
            <text:p>mot de passe</text:p>
          </table:table-cell>
          <table:table-cell table:number-columns-repeated="2" table:style-name="ce141" office:value-type="string">
            <text:p>N</text:p>
          </table:table-cell>
          <table:table-cell office:value-type="string">
            <text:p>password</text:p>
          </table:table-cell>
          <table:table-cell table:formula="of:=[.H17]+10" office:value-type="float" office:value="100040">
            <text:p>100040</text:p>
          </table:table-cell>
          <table:table-cell office:value-type="string">
            <text:p>H</text:p>
          </table:table-cell>
          <table:table-cell table:style-name="ce143"/>
          <table:table-cell table:number-columns-repeated="3"/>
          <table:table-cell table:style-name="ce143" table:number-columns-repeated="243"/>
          <table:table-cell table:number-columns-repeated="768"/>
        </table:table-row>
        <table:table-row table:style-name="ro1">
          <table:table-cell table:style-name="ce141" office:value-type="string">
            <text:p>ATTR</text:p>
          </table:table-cell>
          <table:table-cell office:value-type="string">
            <text:p>US_WHATID</text:p>
          </table:table-cell>
          <table:table-cell table:style-name="ce143" office:value-type="string">
            <text:p>US_FR_INTRANET</text:p>
          </table:table-cell>
          <table:table-cell office:value-type="string">
            <text:p>identifiant</text:p>
          </table:table-cell>
          <table:table-cell table:number-columns-repeated="2" table:style-name="ce141" office:value-type="string">
            <text:p>N</text:p>
          </table:table-cell>
          <table:table-cell office:value-type="string">
            <text:p>text</text:p>
          </table:table-cell>
          <table:table-cell table:formula="of:=[.H18]+10" office:value-type="float" office:value="100050">
            <text:p>100050</text:p>
          </table:table-cell>
          <table:table-cell office:value-type="string">
            <text:p>R</text:p>
          </table:table-cell>
          <table:table-cell table:style-name="ce143"/>
          <table:table-cell table:number-columns-repeated="3"/>
          <table:table-cell table:style-name="ce143" table:number-columns-repeated="2"/>
          <table:table-cell table:style-name="ce143" office:value-type="string">
            <text:p>esize=4</text:p>
          </table:table-cell>
          <table:table-cell table:style-name="ce143" table:number-columns-repeated="240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US_T_ROLES</text:p>
          </table:table-cell>
          <table:table-cell table:style-name="ce142" office:value-type="string">
            <text:p>US_FR_INTRANET</text:p>
          </table:table-cell>
          <table:table-cell table:style-name="ce142" office:value-type="string">
            <text:p>Rôles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array</text:p>
          </table:table-cell>
          <table:table-cell table:style-name="ce142" table:formula="of:=[.H19]+10" office:value-type="float" office:value="100060">
            <text:p>100060</text:p>
          </table:table-cell>
          <table:table-cell table:style-name="ce142" office:value-type="string">
            <text:p>R</text:p>
          </table:table-cell>
          <table:table-cell table:style-name="ce142" table:number-columns-repeated="6"/>
          <table:table-cell table:style-name="ce142" office:value-type="string">
            <text:p>showempty=Aucun rôle</text:p>
          </table:table-cell>
          <table:table-cell table:style-name="ce142" table:number-columns-repeated="240"/>
          <table:table-cell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ROLES</text:p>
          </table:table-cell>
          <table:table-cell table:style-name="ce143" office:value-type="string">
            <text:p>US_T_ROLES</text:p>
          </table:table-cell>
          <table:table-cell office:value-type="string">
            <text:p>Rôle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docid("ROLE")</text:p>
          </table:table-cell>
          <table:table-cell table:formula="of:=[.H20]+10" office:value-type="float" office:value="100070">
            <text:p>100070</text:p>
          </table:table-cell>
          <table:table-cell office:value-type="string">
            <text:p>W</text:p>
          </table:table-cell>
          <table:table-cell table:style-name="ce143"/>
          <table:table-cell table:number-columns-repeated="3"/>
          <table:table-cell table:style-name="ce143" table:number-columns-repeated="2"/>
          <table:table-cell table:style-name="ce143" office:value-type="string">
            <text:p>creation={autoclose:"yes"}</text:p>
          </table:table-cell>
          <table:table-cell table:style-name="ce143" table:number-columns-repeated="240"/>
          <table:table-cell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ROLESORIGIN</text:p>
          </table:table-cell>
          <table:table-cell table:style-name="ce143" office:value-type="string">
            <text:p>US_T_ROLES</text:p>
          </table:table-cell>
          <table:table-cell office:value-type="string">
            <text:p>Origine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enum</text:p>
          </table:table-cell>
          <table:table-cell table:formula="of:=[.H21]+10" office:value-type="float" office:value="100080">
            <text:p>100080</text:p>
          </table:table-cell>
          <table:table-cell office:value-type="string">
            <text:p>R</text:p>
          </table:table-cell>
          <table:table-cell table:style-name="ce143"/>
          <table:table-cell table:number-columns-repeated="2"/>
          <table:table-cell office:value-type="string">
            <text:p>internal|Affectation directe,group|Obtenu par</text:p>
          </table:table-cell>
          <table:table-cell table:style-name="ce143" table:number-columns-repeated="2"/>
          <table:table-cell table:style-name="ce143" office:value-type="string">
            <text:p>eformat=bool|system=yes|bmenu=no</text:p>
          </table:table-cell>
          <table:table-cell table:style-name="ce143" table:number-columns-repeated="240"/>
          <table:table-cell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ROLEGORIGIN</text:p>
          </table:table-cell>
          <table:table-cell table:style-name="ce143" office:value-type="string">
            <text:p>US_T_ROLES</text:p>
          </table:table-cell>
          <table:table-cell office:value-type="string">
            <text:p>Groupe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docid("IGROUP")</text:p>
          </table:table-cell>
          <table:table-cell table:formula="of:=[.H22]+10" office:value-type="float" office:value="100090">
            <text:p>100090</text:p>
          </table:table-cell>
          <table:table-cell office:value-type="string">
            <text:p>R</text:p>
          </table:table-cell>
          <table:table-cell table:style-name="ce143"/>
          <table:table-cell table:number-columns-repeated="3"/>
          <table:table-cell table:style-name="ce143" table:number-columns-repeated="2"/>
          <table:table-cell table:style-name="ce143" office:value-type="string">
            <text:p>multiple=yes</text:p>
          </table:table-cell>
          <table:table-cell table:style-name="ce143" table:number-columns-repeated="240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US_GROUPS</text:p>
          </table:table-cell>
          <table:table-cell table:style-name="ce142" office:value-type="string">
            <text:p>US_FR_INTRANET</text:p>
          </table:table-cell>
          <table:table-cell table:style-name="ce142" office:value-type="string">
            <text:p>groupes d'appartenanc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array</text:p>
          </table:table-cell>
          <table:table-cell table:style-name="ce142" table:formula="of:=[.H23]+10" office:value-type="float" office:value="100100">
            <text:p>100100</text:p>
          </table:table-cell>
          <table:table-cell table:style-name="ce142" office:value-type="string">
            <text:p>R</text:p>
          </table:table-cell>
          <table:table-cell table:style-name="ce142" table:number-columns-repeated="6"/>
          <table:table-cell table:style-name="ce142" office:value-type="string">
            <text:p>showempty=Aucun groupe</text:p>
          </table:table-cell>
          <table:table-cell table:style-name="ce142" table:number-columns-repeated="240"/>
          <table:table-cell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GROUP</text:p>
          </table:table-cell>
          <table:table-cell table:style-name="ce143" office:value-type="string">
            <text:p>US_GROUPS</text:p>
          </table:table-cell>
          <table:table-cell office:value-type="string">
            <text:p>groupe (titre)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text</text:p>
          </table:table-cell>
          <table:table-cell table:formula="of:=[.H24]+10" office:value-type="float" office:value="100110">
            <text:p>100110</text:p>
          </table:table-cell>
          <table:table-cell office:value-type="string">
            <text:p>H</text:p>
          </table:table-cell>
          <table:table-cell table:style-name="ce143"/>
          <table:table-cell table:number-columns-repeated="3"/>
          <table:table-cell table:style-name="ce143" table:number-columns-repeated="243"/>
          <table:table-cell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IDGROUP</text:p>
          </table:table-cell>
          <table:table-cell table:style-name="ce143" office:value-type="string">
            <text:p>US_GROUPS</text:p>
          </table:table-cell>
          <table:table-cell office:value-type="string">
            <text:p>Groupe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docid("IGROUP")</text:p>
          </table:table-cell>
          <table:table-cell table:formula="of:=[.H25]+10" office:value-type="float" office:value="100120">
            <text:p>100120</text:p>
          </table:table-cell>
          <table:table-cell office:value-type="string">
            <text:p>W</text:p>
          </table:table-cell>
          <table:table-cell table:style-name="ce143"/>
          <table:table-cell table:number-columns-repeated="3"/>
          <table:table-cell table:style-name="ce143" table:number-columns-repeated="2"/>
          <table:table-cell table:style-name="ce143" office:value-type="string">
            <text:p>isuser=yes|doctitle=us_group</text:p>
          </table:table-cell>
          <table:table-cell table:style-name="ce143" table:number-columns-repeated="240"/>
          <table:table-cell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EXPIRES</text:p>
          </table:table-cell>
          <table:table-cell table:style-name="ce143" office:value-type="string">
            <text:p>US_FR_INTRANET</text:p>
          </table:table-cell>
          <table:table-cell office:value-type="string">
            <text:p>date d'expiration epoch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int</text:p>
          </table:table-cell>
          <table:table-cell table:formula="of:=[.H26]+10" office:value-type="float" office:value="100130">
            <text:p>100130</text:p>
          </table:table-cell>
          <table:table-cell office:value-type="string">
            <text:p>H</text:p>
          </table:table-cell>
          <table:table-cell table:style-name="ce143"/>
          <table:table-cell table:number-columns-repeated="3"/>
          <table:table-cell table:style-name="ce143" table:number-columns-repeated="243"/>
          <table:table-cell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DAYDELAY</text:p>
          </table:table-cell>
          <table:table-cell table:style-name="ce143" office:value-type="string">
            <text:p>US_FR_INTRANET</text:p>
          </table:table-cell>
          <table:table-cell office:value-type="string">
            <text:p>délai d'expiration en jours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int</text:p>
          </table:table-cell>
          <table:table-cell table:formula="of:=[.H27]+10" office:value-type="float" office:value="100140">
            <text:p>100140</text:p>
          </table:table-cell>
          <table:table-cell office:value-type="string">
            <text:p>H</text:p>
          </table:table-cell>
          <table:table-cell table:style-name="ce143"/>
          <table:table-cell table:number-columns-repeated="3"/>
          <table:table-cell table:style-name="ce143" table:number-columns-repeated="2"/>
          <table:table-cell table:style-name="ce143" office:value-type="string">
            <text:p>elabel=mettre -1 pour annuler l'expiration|esize=3</text:p>
          </table:table-cell>
          <table:table-cell table:style-name="ce143" table:number-columns-repeated="240"/>
          <table:table-cell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EXPIRESD</text:p>
          </table:table-cell>
          <table:table-cell table:style-name="ce143" office:value-type="string">
            <text:p>US_FR_INTRANET</text:p>
          </table:table-cell>
          <table:table-cell office:value-type="string">
            <text:p>date d'expiration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date</text:p>
          </table:table-cell>
          <table:table-cell table:formula="of:=[.H28]+10" office:value-type="float" office:value="100150">
            <text:p>100150</text:p>
          </table:table-cell>
          <table:table-cell office:value-type="string">
            <text:p>H</text:p>
          </table:table-cell>
          <table:table-cell table:style-name="ce143"/>
          <table:table-cell table:number-columns-repeated="3"/>
          <table:table-cell table:style-name="ce143"/>
          <table:table-cell table:style-name="ce143" office:value-type="string">
            <text:p>::ConstraintExpires(US_EXPIRESD,US_EXPIREST,US_DAYDELAY)</text:p>
          </table:table-cell>
          <table:table-cell table:style-name="ce143" table:number-columns-repeated="241"/>
          <table:table-cell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EXPIREST</text:p>
          </table:table-cell>
          <table:table-cell table:style-name="ce143" office:value-type="string">
            <text:p>US_FR_INTRANET</text:p>
          </table:table-cell>
          <table:table-cell office:value-type="string">
            <text:p>heure d'expiration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time</text:p>
          </table:table-cell>
          <table:table-cell table:formula="of:=[.H29]+10" office:value-type="float" office:value="100160">
            <text:p>100160</text:p>
          </table:table-cell>
          <table:table-cell office:value-type="string">
            <text:p>H</text:p>
          </table:table-cell>
          <table:table-cell table:style-name="ce143"/>
          <table:table-cell table:number-columns-repeated="3"/>
          <table:table-cell table:style-name="ce143" table:number-columns-repeated="243"/>
          <table:table-cell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PASSDELAY</text:p>
          </table:table-cell>
          <table:table-cell table:style-name="ce143" office:value-type="string">
            <text:p>US_FR_INTRANET</text:p>
          </table:table-cell>
          <table:table-cell office:value-type="string">
            <text:p>délai d'expiration epoch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int</text:p>
          </table:table-cell>
          <table:table-cell table:formula="of:=[.H30]+10" office:value-type="float" office:value="100170">
            <text:p>100170</text:p>
          </table:table-cell>
          <table:table-cell office:value-type="string">
            <text:p>H</text:p>
          </table:table-cell>
          <table:table-cell table:style-name="ce143"/>
          <table:table-cell table:number-columns-repeated="3"/>
          <table:table-cell table:style-name="ce143" table:number-columns-repeated="243"/>
          <table:table-cell table:number-columns-repeated="768"/>
        </table:table-row>
        <table:table-row table:style-name="ro1">
          <table:table-cell table:style-name="ce141" office:value-type="string">
            <text:p>ATTR</text:p>
          </table:table-cell>
          <table:table-cell office:value-type="string">
            <text:p>US_AUTOMAIL</text:p>
          </table:table-cell>
          <table:table-cell table:style-name="ce143" office:value-type="string">
            <text:p>US_FR_INTRANET</text:p>
          </table:table-cell>
          <table:table-cell office:value-type="string">
            <text:p>mail auto ?</text:p>
          </table:table-cell>
          <table:table-cell table:style-name="ce141" office:value-type="string">
            <text:p>N</text:p>
          </table:table-cell>
          <table:table-cell table:style-name="ce143" office:value-type="string">
            <text:p>N</text:p>
          </table:table-cell>
          <table:table-cell table:style-name="ce141" office:value-type="string">
            <text:p>text</text:p>
          </table:table-cell>
          <table:table-cell table:formula="of:=[.H31]+10" office:value-type="float" office:value="100180">
            <text:p>100180</text:p>
          </table:table-cell>
          <table:table-cell office:value-type="string">
            <text:p>H</text:p>
          </table:table-cell>
          <table:table-cell table:style-name="ce143"/>
          <table:table-cell table:number-columns-repeated="3"/>
          <table:table-cell table:style-name="ce143" table:number-columns-repeated="243"/>
          <table:table-cell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LDAPDN</text:p>
          </table:table-cell>
          <table:table-cell table:style-name="ce143" office:value-type="string">
            <text:p>US_FR_INTRANET</text:p>
          </table:table-cell>
          <table:table-cell office:value-type="string">
            <text:p>login LDAP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100190">
            <text:p>100190</text:p>
          </table:table-cell>
          <table:table-cell office:value-type="string">
            <text:p>R</text:p>
          </table:table-cell>
          <table:table-cell table:style-name="ce143"/>
          <table:table-cell table:number-columns-repeated="3"/>
          <table:table-cell table:style-name="ce143" table:number-columns-repeated="243"/>
          <table:table-cell table:number-columns-repeated="768"/>
        </table:table-row>
        <table:table-row table:style-name="ro1">
          <table:table-cell table:style-name="ce141" office:value-type="string">
            <text:p>ATTR</text:p>
          </table:table-cell>
          <table:table-cell office:value-type="string">
            <text:p>US_SERVICE</text:p>
          </table:table-cell>
          <table:table-cell table:style-name="ce143"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141" office:value-type="string">
            <text:p>N</text:p>
          </table:table-cell>
          <table:table-cell office:value-type="string">
            <text:p>text</text:p>
          </table:table-cell>
          <table:table-cell table:formula="of:=[.H33]+10" office:value-type="float" office:value="100200">
            <text:p>100200</text:p>
          </table:table-cell>
          <table:table-cell office:value-type="string">
            <text:p>W</text:p>
          </table:table-cell>
          <table:table-cell table:style-name="ce143"/>
          <table:table-cell office:value-type="string">
            <text:p>%S%app=FDL&amp;action=FDL_CARD&amp;latest=Y&amp;id=%US_IDSERVICE%</text:p>
          </table:table-cell>
          <table:table-cell office:value-type="string">
            <text:p>fdl.php</text:p>
          </table:table-cell>
          <table:table-cell office:value-type="string">
            <text:p>lkfamily(D,IGROUP,grp_type,service,US_SERVICE):US_IDSERVICE,US_SERVICE</text:p>
          </table:table-cell>
          <table:table-cell table:style-name="ce143" table:number-columns-repeated="243"/>
          <table:table-cell table:number-columns-repeated="768"/>
        </table:table-row>
        <table:table-row table:style-name="ro1">
          <table:table-cell table:style-name="ce141" office:value-type="string">
            <text:p>ATTR</text:p>
          </table:table-cell>
          <table:table-cell office:value-type="string">
            <text:p>US_IDSERVICE</text:p>
          </table:table-cell>
          <table:table-cell table:style-name="ce143"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141" office:value-type="string">
            <text:p>N</text:p>
          </table:table-cell>
          <table:table-cell office:value-type="string">
            <text:p>docid</text:p>
          </table:table-cell>
          <table:table-cell table:formula="of:=[.H34]+10" office:value-type="float" office:value="100210">
            <text:p>100210</text:p>
          </table:table-cell>
          <table:table-cell office:value-type="string">
            <text:p>H</text:p>
          </table:table-cell>
          <table:table-cell table:style-name="ce143"/>
          <table:table-cell table:number-columns-repeated="3"/>
          <table:table-cell table:style-name="ce143" table:number-columns-repeated="2"/>
          <table:table-cell table:style-name="ce143" office:value-type="string">
            <text:p>isuser=yes</text:p>
          </table:table-cell>
          <table:table-cell table:style-name="ce143" table:number-columns-repeated="240"/>
          <table:table-cell table:number-columns-repeated="768"/>
        </table:table-row>
        <table:table-row table:style-name="ro1">
          <table:table-cell table:style-name="ce140" office:value-type="string">
            <text:p>ATTR</text:p>
          </table:table-cell>
          <table:table-cell table:style-name="ce148" office:value-type="string">
            <text:p>US_FR_USERCHANGE</text:p>
          </table:table-cell>
          <table:table-cell table:style-name="ce148" table:formula="of:=[.B14]" office:value-type="string" office:string-value="US_TAB_SYSTEM">
            <text:p>US_TAB_SYSTEM</text:p>
          </table:table-cell>
          <table:table-cell table:style-name="ce148" office:value-type="string">
            <text:p>Mot de passe</text:p>
          </table:table-cell>
          <table:table-cell table:number-columns-repeated="2" table:style-name="ce140" office:value-type="string">
            <text:p>N</text:p>
          </table:table-cell>
          <table:table-cell table:style-name="ce140" office:value-type="string">
            <text:p>frame</text:p>
          </table:table-cell>
          <table:table-cell table:style-name="ce148" table:formula="of:=[.H35]+10" office:value-type="float" office:value="100220">
            <text:p>100220</text:p>
          </table:table-cell>
          <table:table-cell table:style-name="ce148" office:value-type="string">
            <text:p>W</text:p>
          </table:table-cell>
          <table:table-cell table:style-name="ce148" table:number-columns-repeated="247"/>
          <table:table-cell table:number-columns-repeated="768"/>
        </table:table-row>
        <table:table-row table:style-name="ro1">
          <table:table-cell table:style-name="ce141" office:value-type="string">
            <text:p>ATTR</text:p>
          </table:table-cell>
          <table:table-cell office:value-type="string">
            <text:p>US_PASSWD1</text:p>
          </table:table-cell>
          <table:table-cell table:style-name="ce143" table:formula="of:=[.B36]" office:value-type="string" office:string-value="US_FR_USERCHANGE">
            <text:p>US_FR_USERCHANGE</text:p>
          </table:table-cell>
          <table:table-cell office:value-type="string">
            <text:p>nouveau mot de passe</text:p>
          </table:table-cell>
          <table:table-cell table:number-columns-repeated="2" table:style-name="ce141" office:value-type="string">
            <text:p>N</text:p>
          </table:table-cell>
          <table:table-cell office:value-type="string">
            <text:p>password</text:p>
          </table:table-cell>
          <table:table-cell table:formula="of:=[.H36]+10" office:value-type="float" office:value="100230">
            <text:p>100230</text:p>
          </table:table-cell>
          <table:table-cell office:value-type="string">
            <text:p>O</text:p>
          </table:table-cell>
          <table:table-cell table:style-name="ce143"/>
          <table:table-cell table:number-columns-repeated="3"/>
          <table:table-cell table:style-name="ce143" table:number-columns-repeated="2"/>
          <table:table-cell table:style-name="ce143" office:value-type="string">
            <text:p>esize=10</text:p>
          </table:table-cell>
          <table:table-cell table:style-name="ce143" table:number-columns-repeated="240"/>
          <table:table-cell table:number-columns-repeated="768"/>
        </table:table-row>
        <table:table-row table:style-name="ro1">
          <table:table-cell table:style-name="ce141" office:value-type="string">
            <text:p>ATTR</text:p>
          </table:table-cell>
          <table:table-cell office:value-type="string">
            <text:p>US_PASSWD2</text:p>
          </table:table-cell>
          <table:table-cell table:style-name="ce143" table:formula="of:=[.B36]" office:value-type="string" office:string-value="US_FR_USERCHANGE">
            <text:p>US_FR_USERCHANGE</text:p>
          </table:table-cell>
          <table:table-cell office:value-type="string">
            <text:p>confirmation mot de passe</text:p>
          </table:table-cell>
          <table:table-cell table:number-columns-repeated="2" table:style-name="ce141" office:value-type="string">
            <text:p>N</text:p>
          </table:table-cell>
          <table:table-cell office:value-type="string">
            <text:p>password</text:p>
          </table:table-cell>
          <table:table-cell table:formula="of:=[.H37]+10" office:value-type="float" office:value="100240">
            <text:p>100240</text:p>
          </table:table-cell>
          <table:table-cell office:value-type="string">
            <text:p>O</text:p>
          </table:table-cell>
          <table:table-cell table:style-name="ce143"/>
          <table:table-cell table:number-columns-repeated="3"/>
          <table:table-cell table:style-name="ce143"/>
          <table:table-cell table:style-name="ce143" office:value-type="string">
            <text:p>::ConstraintPassword(US_PASSWD1,US_PASSWD2,US_LOGIN)</text:p>
          </table:table-cell>
          <table:table-cell table:style-name="ce143" office:value-type="string">
            <text:p>esize=10</text:p>
          </table:table-cell>
          <table:table-cell table:style-name="ce143" table:number-columns-repeated="240"/>
          <table:table-cell table:number-columns-repeated="768"/>
        </table:table-row>
        <table:table-row table:style-name="ro1">
          <table:table-cell table:style-name="ce144" office:value-type="string">
            <text:p>PARAM</text:p>
          </table:table-cell>
          <table:table-cell table:style-name="ce152" office:value-type="string">
            <text:p>US_FR_DEFAULT</text:p>
          </table:table-cell>
          <table:table-cell table:style-name="ce152"/>
          <table:table-cell table:style-name="ce152" office:value-type="string">
            <text:p>Paramètre</text:p>
          </table:table-cell>
          <table:table-cell table:number-columns-repeated="2" table:style-name="ce144" office:value-type="string">
            <text:p>N</text:p>
          </table:table-cell>
          <table:table-cell table:style-name="ce144" office:value-type="string">
            <text:p>frame</text:p>
          </table:table-cell>
          <table:table-cell table:style-name="ce152" office:value-type="float" office:value="10">
            <text:p>10</text:p>
          </table:table-cell>
          <table:table-cell table:style-name="ce152" office:value-type="string">
            <text:p>W</text:p>
          </table:table-cell>
          <table:table-cell table:style-name="ce152" table:number-columns-repeated="247"/>
          <table:table-cell table:number-columns-repeated="768"/>
        </table:table-row>
        <table:table-row table:style-name="ro1">
          <table:table-cell table:style-name="ce136" office:value-type="string">
            <text:p>PARAM</text:p>
          </table:table-cell>
          <table:table-cell table:style-name="ce134" office:value-type="string">
            <text:p>US_DEFAULTGROUP</text:p>
          </table:table-cell>
          <table:table-cell table:formula="of:=[.B39]" office:value-type="string" office:string-value="US_FR_DEFAULT">
            <text:p>US_FR_DEFAULT</text:p>
          </table:table-cell>
          <table:table-cell table:style-name="ce134" office:value-type="string">
            <text:p>Groupe par défaut</text:p>
          </table:table-cell>
          <table:table-cell table:number-columns-repeated="2" table:style-name="ce136" office:value-type="string">
            <text:p>N</text:p>
          </table:table-cell>
          <table:table-cell table:style-name="ce136" office:value-type="string">
            <text:p>docid("IGROUP")</text:p>
          </table:table-cell>
          <table:table-cell table:style-name="ce134" office:value-type="float" office:value="20">
            <text:p>20</text:p>
          </table:table-cell>
          <table:table-cell table:style-name="ce134" office:value-type="string">
            <text:p>W</text:p>
          </table:table-cell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36"/>
          <table:table-cell table:style-name="ce134"/>
          <table:table-cell/>
          <table:table-cell table:style-name="ce134"/>
          <table:table-cell table:style-name="ce136" table:number-columns-repeated="3"/>
          <table:table-cell table:style-name="ce134" table:number-columns-repeated="2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40" office:value-type="string">
            <text:p>ATTR</text:p>
          </table:table-cell>
          <table:table-cell table:style-name="ce148" office:value-type="string">
            <text:p>US_FR_SECURITY</text:p>
          </table:table-cell>
          <table:table-cell table:style-name="ce148" table:formula="of:=[.B14]" office:value-type="string" office:string-value="US_TAB_SYSTEM">
            <text:p>US_TAB_SYSTEM</text:p>
          </table:table-cell>
          <table:table-cell table:style-name="ce148" office:value-type="string">
            <text:p>Sécurité</text:p>
          </table:table-cell>
          <table:table-cell table:number-columns-repeated="2" table:style-name="ce140" office:value-type="string">
            <text:p>N</text:p>
          </table:table-cell>
          <table:table-cell table:style-name="ce140" office:value-type="string">
            <text:p>frame</text:p>
          </table:table-cell>
          <table:table-cell table:style-name="ce148" office:value-type="float" office:value="100300">
            <text:p>100300</text:p>
          </table:table-cell>
          <table:table-cell table:style-name="ce148" office:value-type="string">
            <text:p>R</text:p>
          </table:table-cell>
          <table:table-cell table:style-name="ce148" table:number-columns-repeated="247"/>
          <table:table-cell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STATUS</text:p>
          </table:table-cell>
          <table:table-cell table:style-name="ce143" table:formula="of:=[.B42]" office:value-type="string" office:string-value="US_FR_SECURITY">
            <text:p>US_FR_SECURITY</text:p>
          </table:table-cell>
          <table:table-cell office:value-type="string">
            <text:p>état du compte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305">
            <text:p>100305</text:p>
          </table:table-cell>
          <table:table-cell office:value-type="string">
            <text:p>R</text:p>
          </table:table-cell>
          <table:table-cell table:style-name="ce143"/>
          <table:table-cell table:number-columns-repeated="2"/>
          <table:table-cell office:value-type="string">
            <text:p>A|activé,D|désactivé</text:p>
          </table:table-cell>
          <table:table-cell table:style-name="ce143" table:number-columns-repeated="2"/>
          <table:table-cell table:style-name="ce143" office:value-type="string">
            <text:p>system=yes</text:p>
          </table:table-cell>
          <table:table-cell table:style-name="ce143" table:number-columns-repeated="240"/>
          <table:table-cell table:number-columns-repeated="768"/>
        </table:table-row>
        <table:table-row table:style-name="ro1">
          <table:table-cell table:style-name="ce145" office:value-type="string">
            <text:p>DEFAULT</text:p>
          </table:table-cell>
          <table:table-cell table:style-name="ce153" office:value-type="string">
            <text:p>US_STATUS</text:p>
          </table:table-cell>
          <table:table-cell table:style-name="ce153" office:value-type="string">
            <text:p>A</text:p>
          </table:table-cell>
          <table:table-cell table:style-name="ce153"/>
          <table:table-cell table:style-name="ce145" table:number-columns-repeated="3"/>
          <table:table-cell table:style-name="ce153" table:number-columns-repeated="249"/>
          <table:table-cell table:style-name="ce163"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LOGINFAILURE</text:p>
          </table:table-cell>
          <table:table-cell table:style-name="ce143" table:formula="of:=[.B42]" office:value-type="string" office:string-value="US_FR_SECURITY">
            <text:p>US_FR_SECURITY</text:p>
          </table:table-cell>
          <table:table-cell office:value-type="string">
            <text:p>échecs de connexion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int</text:p>
          </table:table-cell>
          <table:table-cell office:value-type="float" office:value="100310">
            <text:p>100310</text:p>
          </table:table-cell>
          <table:table-cell office:value-type="string">
            <text:p>R</text:p>
          </table:table-cell>
          <table:table-cell table:style-name="ce143"/>
          <table:table-cell table:number-columns-repeated="3"/>
          <table:table-cell table:style-name="ce143" table:number-columns-repeated="243"/>
          <table:table-cell table:number-columns-repeated="768"/>
        </table:table-row>
        <table:table-row table:style-name="ro1">
          <table:table-cell table:style-name="ce145" office:value-type="string">
            <text:p>DEFAULT</text:p>
          </table:table-cell>
          <table:table-cell table:style-name="ce153" office:value-type="string">
            <text:p>US_LOGINFAILURE</text:p>
          </table:table-cell>
          <table:table-cell table:style-name="ce153" office:value-type="float" office:value="0">
            <text:p>0</text:p>
          </table:table-cell>
          <table:table-cell table:style-name="ce153"/>
          <table:table-cell table:style-name="ce145" table:number-columns-repeated="3"/>
          <table:table-cell table:style-name="ce153" table:number-columns-repeated="249"/>
          <table:table-cell table:style-name="ce163"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ACCEXPIREDATE</text:p>
          </table:table-cell>
          <table:table-cell table:style-name="ce143" table:formula="of:=[.B42]" office:value-type="string" office:string-value="US_FR_SECURITY">
            <text:p>US_FR_SECURITY</text:p>
          </table:table-cell>
          <table:table-cell office:value-type="string">
            <text:p>Date d'expiration du compte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date</text:p>
          </table:table-cell>
          <table:table-cell office:value-type="float" office:value="100320">
            <text:p>100320</text:p>
          </table:table-cell>
          <table:table-cell office:value-type="string">
            <text:p>R</text:p>
          </table:table-cell>
          <table:table-cell table:style-name="ce143"/>
          <table:table-cell table:number-columns-repeated="3"/>
          <table:table-cell table:style-name="ce143" table:number-columns-repeated="243"/>
          <table:table-cell table:number-columns-repeated="768"/>
        </table:table-row>
        <table:table-row table:style-name="ro6">
          <table:table-cell table:style-name="ce146" office:value-type="string">
            <text:p>ATTR</text:p>
          </table:table-cell>
          <table:table-cell table:style-name="ce154" office:value-type="string">
            <text:p>US_MENURESETLOGFAILS</text:p>
          </table:table-cell>
          <table:table-cell table:style-name="ce154"/>
          <table:table-cell table:style-name="ce159" office:value-type="string">
            <text:p>Réinitialiser échecs de connexion</text:p>
          </table:table-cell>
          <table:table-cell table:number-columns-repeated="2" table:style-name="ce146" office:value-type="string">
            <text:p>N</text:p>
          </table:table-cell>
          <table:table-cell table:style-name="ce154" office:value-type="string">
            <text:p>menu</text:p>
          </table:table-cell>
          <table:table-cell table:style-name="ce154" office:value-type="float" office:value="10">
            <text:p>10</text:p>
          </table:table-cell>
          <table:table-cell table:style-name="ce154" office:value-type="string">
            <text:p>W</text:p>
          </table:table-cell>
          <table:table-cell table:style-name="ce154"/>
          <table:table-cell table:style-name="ce162" office:value-type="string">
            <text:p>%S%app=FDL&amp;action=FDL_METHOD&amp;method=resetLoginFailure&amp;id=%I%</text:p>
          </table:table-cell>
          <table:table-cell table:style-name="ce154"/>
          <table:table-cell table:style-name="ce154" office:value-type="string">
            <text:p>::menuResetLoginFailure()</text:p>
          </table:table-cell>
          <table:table-cell table:style-name="ce154" table:number-columns-repeated="2"/>
          <table:table-cell table:style-name="ce154" office:value-type="string">
            <text:p>ltarget=_self|submenu=Compte</text:p>
          </table:table-cell>
          <table:table-cell table:style-name="ce154" table:number-columns-repeated="240"/>
          <table:table-cell table:style-name="ce164" table:number-columns-repeated="768"/>
        </table:table-row>
        <table:table-row table:style-name="ro1">
          <table:table-cell table:style-name="ce146" office:value-type="string">
            <text:p>ATTR</text:p>
          </table:table-cell>
          <table:table-cell table:style-name="ce154" office:value-type="string">
            <text:p>US_ACTIVATEACCOUNT</text:p>
          </table:table-cell>
          <table:table-cell table:style-name="ce154"/>
          <table:table-cell table:style-name="ce154" office:value-type="string">
            <text:p>Activer le compte</text:p>
          </table:table-cell>
          <table:table-cell table:number-columns-repeated="2" table:style-name="ce146" office:value-type="string">
            <text:p>N</text:p>
          </table:table-cell>
          <table:table-cell table:style-name="ce154" office:value-type="string">
            <text:p>menu</text:p>
          </table:table-cell>
          <table:table-cell table:style-name="ce154" office:value-type="float" office:value="20">
            <text:p>20</text:p>
          </table:table-cell>
          <table:table-cell table:style-name="ce154" office:value-type="string">
            <text:p>W</text:p>
          </table:table-cell>
          <table:table-cell table:style-name="ce154"/>
          <table:table-cell table:style-name="ce162" office:value-type="string">
            <text:p>%S%app=FDL&amp;action=FDL_METHOD&amp;method=activateAccount&amp;id=%I%</text:p>
          </table:table-cell>
          <table:table-cell table:style-name="ce154"/>
          <table:table-cell table:style-name="ce154" office:value-type="string">
            <text:p>::menuActivateAccount()</text:p>
          </table:table-cell>
          <table:table-cell table:style-name="ce154" table:number-columns-repeated="2"/>
          <table:table-cell table:style-name="ce154" office:value-type="string">
            <text:p>ltarget=_self|submenu=Compte</text:p>
          </table:table-cell>
          <table:table-cell table:style-name="ce154" table:number-columns-repeated="240"/>
          <table:table-cell table:style-name="ce164" table:number-columns-repeated="768"/>
        </table:table-row>
        <table:table-row table:style-name="ro6">
          <table:table-cell table:style-name="ce146" office:value-type="string">
            <text:p>ATTR</text:p>
          </table:table-cell>
          <table:table-cell table:style-name="ce154" office:value-type="string">
            <text:p>US_DESACTIVATEACCOUNT</text:p>
          </table:table-cell>
          <table:table-cell table:style-name="ce154"/>
          <table:table-cell table:style-name="ce154" office:value-type="string">
            <text:p>Désactiver le compte</text:p>
          </table:table-cell>
          <table:table-cell table:number-columns-repeated="2" table:style-name="ce146" office:value-type="string">
            <text:p>N</text:p>
          </table:table-cell>
          <table:table-cell table:style-name="ce154" office:value-type="string">
            <text:p>menu</text:p>
          </table:table-cell>
          <table:table-cell table:style-name="ce154" office:value-type="float" office:value="30">
            <text:p>30</text:p>
          </table:table-cell>
          <table:table-cell table:style-name="ce154" office:value-type="string">
            <text:p>W</text:p>
          </table:table-cell>
          <table:table-cell table:style-name="ce154"/>
          <table:table-cell table:style-name="ce162" office:value-type="string">
            <text:p>%S%app=FDL&amp;action=FDL_METHOD&amp;method=deactivateAccount&amp;id=%I%</text:p>
          </table:table-cell>
          <table:table-cell table:style-name="ce154"/>
          <table:table-cell table:style-name="ce154" office:value-type="string">
            <text:p>::menuDeactivateAccount()</text:p>
          </table:table-cell>
          <table:table-cell table:style-name="ce154" table:number-columns-repeated="2"/>
          <table:table-cell table:style-name="ce154" office:value-type="string">
            <text:p>ltarget=_self|submenu=Compte</text:p>
          </table:table-cell>
          <table:table-cell table:style-name="ce154" table:number-columns-repeated="240"/>
          <table:table-cell table:style-name="ce164" table:number-columns-repeated="768"/>
        </table:table-row>
        <table:table-row table:style-name="ro1" table:number-rows-repeated="4">
          <table:table-cell table:style-name="ce136"/>
          <table:table-cell table:style-name="ce134"/>
          <table:table-cell/>
          <table:table-cell table:style-name="ce134"/>
          <table:table-cell table:style-name="ce136" table:number-columns-repeated="3"/>
          <table:table-cell table:style-name="ce134" table:number-columns-repeated="2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36" office:value-type="string">
            <text:p>DEFAULT </text:p>
          </table:table-cell>
          <table:table-cell table:style-name="ce134" office:value-type="string">
            <text:p>US_DEFAULTGROUP</text:p>
          </table:table-cell>
          <table:table-cell office:value-type="string">
            <text:p>GDEFAULT</text:p>
          </table:table-cell>
          <table:table-cell table:style-name="ce134"/>
          <table:table-cell table:style-name="ce136" table:number-columns-repeated="3"/>
          <table:table-cell table:style-name="ce134" table:number-columns-repeated="2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47" office:value-type="string">
            <text:p>MODATTR</text:p>
          </table:table-cell>
          <table:table-cell table:style-name="ce147" office:value-type="string">
            <text:p>US_LNAME</text:p>
          </table:table-cell>
          <table:table-cell table:style-name="ce155" office:value-type="string">
            <text:p>US_FR_IDENT</text:p>
          </table:table-cell>
          <table:table-cell table:style-name="ce147" office:value-type="string">
            <text:p>nom</text:p>
          </table:table-cell>
          <table:table-cell table:style-name="ce147" table:number-columns-repeated="4"/>
          <table:table-cell table:style-name="ce147" office:value-type="string">
            <text:p>W</text:p>
          </table:table-cell>
          <table:table-cell table:style-name="ce147" office:value-type="string">
            <text:p>Y</text:p>
          </table:table-cell>
          <table:table-cell table:style-name="ce147" table:number-columns-repeated="246"/>
          <table:table-cell table:number-columns-repeated="768"/>
        </table:table-row>
        <table:table-row table:style-name="ro1">
          <table:table-cell table:style-name="ce147" office:value-type="string">
            <text:p>MODATTR</text:p>
          </table:table-cell>
          <table:table-cell table:style-name="ce147" office:value-type="string">
            <text:p>US_FNAME</text:p>
          </table:table-cell>
          <table:table-cell table:style-name="ce155" office:value-type="string">
            <text:p>US_FR_IDENT</text:p>
          </table:table-cell>
          <table:table-cell table:style-name="ce147" office:value-type="string">
            <text:p>prénom</text:p>
          </table:table-cell>
          <table:table-cell table:style-name="ce147" table:number-columns-repeated="4"/>
          <table:table-cell table:style-name="ce147" office:value-type="string">
            <text:p>W</text:p>
          </table:table-cell>
          <table:table-cell table:style-name="ce147" office:value-type="string">
            <text:p>Y</text:p>
          </table:table-cell>
          <table:table-cell table:style-name="ce147" table:number-columns-repeated="246"/>
          <table:table-cell table:number-columns-repeated="768"/>
        </table:table-row>
        <table:table-row table:style-name="ro1">
          <table:table-cell table:style-name="ce147" office:value-type="string">
            <text:p>MODATTR</text:p>
          </table:table-cell>
          <table:table-cell table:style-name="ce155" office:value-type="string">
            <text:p>US_MAIL</text:p>
          </table:table-cell>
          <table:table-cell table:style-name="ce157" office:value-type="string">
            <text:p>US_FR_IDENT</text:p>
          </table:table-cell>
          <table:table-cell table:style-name="ce155" office:value-type="string">
            <text:p>mail</text:p>
          </table:table-cell>
          <table:table-cell table:style-name="ce155" table:number-columns-repeated="3"/>
          <table:table-cell table:style-name="ce147" office:value-type="float" office:value="42">
            <text:p>42</text:p>
          </table:table-cell>
          <table:table-cell table:style-name="ce147" office:value-type="string">
            <text:p>R</text:p>
          </table:table-cell>
          <table:table-cell table:style-name="ce147"/>
          <table:table-cell table:style-name="ce147" office:value-type="string">
            <text:p>mailto:%US_MAIL%</text:p>
          </table:table-cell>
          <table:table-cell table:style-name="ce147" table:number-columns-repeated="3"/>
          <table:table-cell table:style-name="ce147" office:value-type="string">
            <text:p>::parseMail(US_MAIL)</text:p>
          </table:table-cell>
          <table:table-cell table:style-name="ce147" table:number-columns-repeated="241"/>
          <table:table-cell table:number-columns-repeated="768"/>
        </table:table-row>
        <table:table-row table:style-name="ro1">
          <table:table-cell table:style-name="ce147" office:value-type="string">
            <text:p>MODATTR</text:p>
          </table:table-cell>
          <table:table-cell table:style-name="ce155" office:value-type="string">
            <text:p>US_ROLE</text:p>
          </table:table-cell>
          <table:table-cell table:style-name="ce157"/>
          <table:table-cell table:style-name="ce155" office:value-type="string">
            <text:p>fonction</text:p>
          </table:table-cell>
          <table:table-cell table:style-name="ce155" table:number-columns-repeated="3"/>
          <table:table-cell table:style-name="ce147" table:number-columns-repeated="249"/>
          <table:table-cell table:number-columns-repeated="768"/>
        </table:table-row>
        <table:table-row table:style-name="ro1">
          <table:table-cell table:style-name="ce141" office:value-type="string">
            <text:p>ATTR</text:p>
          </table:table-cell>
          <table:table-cell office:value-type="string">
            <text:p>US_EXTMAIL</text:p>
          </table:table-cell>
          <table:table-cell table:style-name="ce158" office:value-type="string">
            <text:p>US_FR_IDENT</text:p>
          </table:table-cell>
          <table:table-cell office:value-type="string">
            <text:p>mail principal</text:p>
          </table:table-cell>
          <table:table-cell table:style-name="ce141" office:value-type="string">
            <text:p>N</text:p>
          </table:table-cell>
          <table:table-cell table:style-name="ce143" office:value-type="string">
            <text:p>N</text:p>
          </table:table-cell>
          <table:table-cell table:style-name="ce141" office:value-type="string">
            <text:p>text</text:p>
          </table:table-cell>
          <table:table-cell office:value-type="float" office:value="42">
            <text:p>42</text:p>
          </table:table-cell>
          <table:table-cell office:value-type="string">
            <text:p>O</text:p>
          </table:table-cell>
          <table:table-cell table:style-name="ce143"/>
          <table:table-cell table:number-columns-repeated="3"/>
          <table:table-cell table:style-name="ce143"/>
          <table:table-cell table:style-name="ce143" office:value-type="string">
            <text:p>::parseMail(US_EXTMAIL)</text:p>
          </table:table-cell>
          <table:table-cell table:style-name="ce143" office:value-type="string">
            <text:p>esize=30</text:p>
          </table:table-cell>
          <table:table-cell table:style-name="ce143" table:number-columns-repeated="240"/>
          <table:table-cell table:number-columns-repeated="768"/>
        </table:table-row>
        <table:table-row table:style-name="ro1" table:number-rows-repeated="2">
          <table:table-cell table:style-name="ce134"/>
          <table:table-cell table:style-name="ce136"/>
          <table:table-cell/>
          <table:table-cell table:style-name="ce136" table:number-columns-repeated="4"/>
          <table:table-cell table:style-name="ce134" table:number-columns-repeated="2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/>
          <table:table-cell table:style-name="ce134" table:number-columns-repeated="6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41" office:value-type="string">
            <text:p>ATTR</text:p>
          </table:table-cell>
          <table:table-cell office:value-type="string">
            <text:p>US_SERVICE</text:p>
          </table:table-cell>
          <table:table-cell table:style-name="ce143"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141" office:value-type="string">
            <text:p>N</text:p>
          </table:table-cell>
          <table:table-cell office:value-type="string">
            <text:p>text</text:p>
          </table:table-cell>
          <table:table-cell table:formula="of:=[$personne.H32]+2" office:value-type="float" office:value="1042">
            <text:p>1042</text:p>
          </table:table-cell>
          <table:table-cell office:value-type="string">
            <text:p>W</text:p>
          </table:table-cell>
          <table:table-cell table:style-name="ce143"/>
          <table:table-cell office:value-type="string">
            <text:p>%S%app=FDL&amp;action=FDL_CARD&amp;latest=Y&amp;id=%US_IDSERVICE%</text:p>
          </table:table-cell>
          <table:table-cell office:value-type="string">
            <text:p>fdl.php</text:p>
          </table:table-cell>
          <table:table-cell office:value-type="string">
            <text:p>lkfamily(D,IGROUP,grp_type,service,US_SERVICE):US_IDSERVICE,US_SERVICE</text:p>
          </table:table-cell>
          <table:table-cell table:style-name="ce143" table:number-columns-repeated="243"/>
          <table:table-cell table:number-columns-repeated="768"/>
        </table:table-row>
        <table:table-row table:style-name="ro1">
          <table:table-cell table:style-name="ce141" office:value-type="string">
            <text:p>ATTR</text:p>
          </table:table-cell>
          <table:table-cell office:value-type="string">
            <text:p>US_IDSERVICE</text:p>
          </table:table-cell>
          <table:table-cell table:style-name="ce143"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141" office:value-type="string">
            <text:p>N</text:p>
          </table:table-cell>
          <table:table-cell office:value-type="string">
            <text:p>docid</text:p>
          </table:table-cell>
          <table:table-cell table:formula="of:=[.H64]-1" office:value-type="float" office:value="1041">
            <text:p>1041</text:p>
          </table:table-cell>
          <table:table-cell office:value-type="string">
            <text:p>H</text:p>
          </table:table-cell>
          <table:table-cell table:style-name="ce143"/>
          <table:table-cell table:number-columns-repeated="3"/>
          <table:table-cell table:style-name="ce143" table:number-columns-repeated="243"/>
          <table:table-cell table:number-columns-repeated="768"/>
        </table:table-row>
        <table:table-row table:style-name="ro1">
          <table:table-cell table:style-name="ce148" office:value-type="string">
            <text:p>ATTR</text:p>
          </table:table-cell>
          <table:table-cell table:style-name="ce148" office:value-type="string">
            <text:p>US_FR_PRIVACY</text:p>
          </table:table-cell>
          <table:table-cell table:style-name="ce148"/>
          <table:table-cell table:style-name="ce148" office:value-type="string">
            <text:p>confidentialité</text:p>
          </table:table-cell>
          <table:table-cell table:number-columns-repeated="2" table:style-name="ce140" office:value-type="string">
            <text:p>N</text:p>
          </table:table-cell>
          <table:table-cell table:style-name="ce148" office:value-type="string">
            <text:p>frame</text:p>
          </table:table-cell>
          <table:table-cell table:style-name="ce148" table:formula="of:=[.H65]+10" office:value-type="float" office:value="1051">
            <text:p>1051</text:p>
          </table:table-cell>
          <table:table-cell table:style-name="ce148" office:value-type="string">
            <text:p>H</text:p>
          </table:table-cell>
          <table:table-cell table:style-name="ce148" table:number-columns-repeated="247"/>
          <table:table-cell table:number-columns-repeated="768"/>
        </table:table-row>
        <table:table-row table:style-name="ro1">
          <table:table-cell table:style-name="ce149" office:value-type="string">
            <text:p>ATTR</text:p>
          </table:table-cell>
          <table:table-cell table:style-name="ce156" office:value-type="string">
            <text:p>US_INITUSER</text:p>
          </table:table-cell>
          <table:table-cell table:style-name="ce156"/>
          <table:table-cell table:style-name="ce156" office:value-type="string">
            <text:p>Actualiser les utilisateurs</text:p>
          </table:table-cell>
          <table:table-cell table:number-columns-repeated="2" table:style-name="ce149" office:value-type="string">
            <text:p>N</text:p>
          </table:table-cell>
          <table:table-cell table:style-name="ce156" office:value-type="string">
            <text:p>menu</text:p>
          </table:table-cell>
          <table:table-cell table:style-name="ce156" office:value-type="float" office:value="40">
            <text:p>40</text:p>
          </table:table-cell>
          <table:table-cell table:style-name="ce156" office:value-type="string">
            <text:p>W</text:p>
          </table:table-cell>
          <table:table-cell table:style-name="ce156"/>
          <table:table-cell table:style-name="ce156" office:value-type="string">
            <text:p>%S%&amp;app=FUSERS&amp;action=FUSERS_IUSER</text:p>
          </table:table-cell>
          <table:table-cell table:style-name="ce156"/>
          <table:table-cell table:style-name="ce156" office:value-type="string">
            <text:p>::canExecute(FUSERS,FUSERS_IUSER)</text:p>
          </table:table-cell>
          <table:table-cell table:style-name="ce156" table:number-columns-repeated="2"/>
          <table:table-cell table:style-name="ce156" office:value-type="string">
            <text:p>global=yes|onlyglobal=yes|lconfirm=yes</text:p>
          </table:table-cell>
          <table:table-cell table:style-name="ce156" table:number-columns-repeated="240"/>
          <table:table-cell table:number-columns-repeated="768"/>
        </table:table-row>
        <table:table-row table:style-name="ro1">
          <table:table-cell table:style-name="ce149" office:value-type="string">
            <text:p>ATTR</text:p>
          </table:table-cell>
          <table:table-cell table:style-name="ce156" office:value-type="string">
            <text:p>US_MANUALHELP</text:p>
          </table:table-cell>
          <table:table-cell table:style-name="ce156"/>
          <table:table-cell table:style-name="ce156" office:value-type="string">
            <text:p>Manuel gestion des utilisateurs</text:p>
          </table:table-cell>
          <table:table-cell table:number-columns-repeated="2" table:style-name="ce149" office:value-type="string">
            <text:p>N</text:p>
          </table:table-cell>
          <table:table-cell table:style-name="ce156" office:value-type="string">
            <text:p>menu</text:p>
          </table:table-cell>
          <table:table-cell table:style-name="ce156" office:value-type="float" office:value="50">
            <text:p>50</text:p>
          </table:table-cell>
          <table:table-cell table:style-name="ce156" office:value-type="string">
            <text:p>W</text:p>
          </table:table-cell>
          <table:table-cell table:style-name="ce156"/>
          <table:table-cell table:style-name="ce156" office:value-type="string">
            <text:p>%S%&amp;app=CORE&amp;action=HELPVIEW&amp;appname=FUSERS</text:p>
          </table:table-cell>
          <table:table-cell table:style-name="ce156" table:number-columns-repeated="4"/>
          <table:table-cell table:style-name="ce156" office:value-type="string">
            <text:p>global=yes|onlyglobal=yes|ltarget=_self</text:p>
          </table:table-cell>
          <table:table-cell table:style-name="ce156" table:number-columns-repeated="240"/>
          <table:table-cell table:number-columns-repeated="768"/>
        </table:table-row>
        <table:table-row table:style-name="ro1">
          <table:table-cell table:style-name="ce136"/>
          <table:table-cell table:style-name="ce134"/>
          <table:table-cell/>
          <table:table-cell table:style-name="ce134"/>
          <table:table-cell table:style-name="ce136" table:number-columns-repeated="2"/>
          <table:table-cell table:style-name="ce134" table:number-columns-repeated="3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/>
          <table:table-cell table:style-name="ce150" table:number-columns-repeated="3"/>
          <table:table-cell table:number-columns-repeated="2"/>
          <table:table-cell table:style-name="ce150" table:number-columns-repeated="250"/>
          <table:table-cell table:number-columns-repeated="768"/>
        </table:table-row>
        <table:table-row table:style-name="ro1" table:number-rows-repeated="6">
          <table:table-cell table:style-name="ce136"/>
          <table:table-cell table:style-name="ce134"/>
          <table:table-cell/>
          <table:table-cell table:style-name="ce134"/>
          <table:table-cell table:style-name="ce136" table:number-columns-repeated="2"/>
          <table:table-cell table:style-name="ce134" table:number-columns-repeated="3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35" office:value-type="string">
            <text:p>END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54"/>
          <table:table-cell table:number-columns-repeated="768"/>
        </table:table-row>
        <table:table-row table:style-name="ro1" table:number-rows-repeated="19">
          <table:table-cell/>
          <table:table-cell table:style-name="ce150" table:number-columns-repeated="3"/>
          <table:table-cell table:number-columns-repeated="2"/>
          <table:table-cell table:style-name="ce150" table:number-columns-repeated="250"/>
          <table:table-cell table:number-columns-repeated="768"/>
        </table:table-row>
        <table:table-row table:style-name="ro1">
          <table:table-cell/>
          <table:table-cell table:style-name="ce150" table:number-columns-repeated="3"/>
          <table:table-cell table:number-columns-repeated="2"/>
          <table:table-cell table:style-name="ce150" table:number-columns-repeated="250"/>
          <table:table-cell table:number-columns-repeated="768"/>
        </table:table-row>
      </table:table>
      <table:table table:name="posix" table:style-name="ta6" table:print="false">
        <office:forms form:automatic-focus="false" form:apply-design-mode="false"/>
        <table:table-column table:style-name="co19" table:default-cell-style-name="Default"/>
        <table:table-column table:style-name="co19" table:default-cell-style-name="ce11"/>
        <table:table-column table:style-name="co7" table:default-cell-style-name="ce11"/>
        <table:table-column table:style-name="co20" table:default-cell-style-name="ce11"/>
        <table:table-column table:style-name="co21" table:default-cell-style-name="ce11"/>
        <table:table-column table:style-name="co1" table:default-cell-style-name="ce11"/>
        <table:table-column table:style-name="co22" table:default-cell-style-name="ce11"/>
        <table:table-column table:style-name="co23" table:default-cell-style-name="ce11"/>
        <table:table-column table:style-name="co1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242" table:default-cell-style-name="ce11"/>
        <table:table-row table:style-name="ro1">
          <table:table-cell/>
          <table:table-cell table:style-name="ce8" office:value-type="string">
            <text:p>// </text:p>
          </table:table-cell>
          <table:table-cell table:style-name="ce8" office:value-type="string">
            <text:p>fromid</text:p>
          </table:table-cell>
          <table:table-cell table:style-name="ce8" office:value-type="string">
            <text:p>titre</text:p>
          </table:table-cell>
          <table:table-cell table:style-name="ce26" office:value-type="string">
            <text:p>id</text:p>
          </table:table-cell>
          <table:table-cell table:style-name="ce2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1">
          <table:table-cell/>
          <table:table-cell table:style-name="ce10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/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254"/>
        </table:table-row>
        <table:table-row table:style-name="ro1">
          <table:table-cell/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table:number-columns-repeated="241"/>
        </table:table-row>
        <table:table-row table:style-name="ro2">
          <table:table-cell/>
          <table:table-cell table:style-name="ce91" office:value-type="string">
            <text:p>ATTR</text:p>
          </table:table-cell>
          <table:table-cell table:style-name="ce94" office:value-type="string">
            <text:p>US_FR_ACCOUNT</text:p>
          </table:table-cell>
          <table:table-cell table:style-name="ce94"/>
          <table:table-cell table:style-name="ce94" office:value-type="string">
            <text:p>Compte Posix</text:p>
          </table:table-cell>
          <table:table-cell table:number-columns-repeated="2" table:style-name="ce91" office:value-type="string">
            <text:p>N</text:p>
          </table:table-cell>
          <table:table-cell table:style-name="ce91" office:value-type="string">
            <text:p>frame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H</text:p>
          </table:table-cell>
          <table:table-cell table:style-name="ce94" table:number-columns-repeated="24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UIDNUMBER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uid Number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int</text:p>
          </table:table-cell>
          <table:table-cell table:style-name="ce93" office:value-type="float" office:value="900">
            <text:p>900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GIDNUMBER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gid Number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int</text:p>
          </table:table-cell>
          <table:table-cell table:style-name="ce93" table:formula="of:=[.I6]+2" office:value-type="float" office:value="902">
            <text:p>902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LOGINSHELL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login Shell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text</text:p>
          </table:table-cell>
          <table:table-cell table:style-name="ce93" table:formula="of:=[.I7]+2" office:value-type="float" office:value="904">
            <text:p>904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GECOS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gecos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text</text:p>
          </table:table-cell>
          <table:table-cell table:style-name="ce93" table:formula="of:=[.I8]+2" office:value-type="float" office:value="906">
            <text:p>906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DESCRIPTION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description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longtext</text:p>
          </table:table-cell>
          <table:table-cell table:style-name="ce93" table:formula="of:=[.I9]+2" office:value-type="float" office:value="908">
            <text:p>908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HOMEDIRECTORY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home directory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text</text:p>
          </table:table-cell>
          <table:table-cell table:style-name="ce93" table:formula="of:=[.I10]+2" office:value-type="float" office:value="910">
            <text:p>910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10" office:value-type="string">
            <text:p>ATTR</text:p>
          </table:table-cell>
          <table:table-cell office:value-type="string">
            <text:p>US_FR_SHADOW</text:p>
          </table:table-cell>
          <table:table-cell table:style-name="ce94"/>
          <table:table-cell office:value-type="string">
            <text:p>Shadow</text:p>
          </table:table-cell>
          <table:table-cell table:number-columns-repeated="2" table:style-name="ce10" office:value-type="string">
            <text:p>N</text:p>
          </table:table-cell>
          <table:table-cell office:value-type="string">
            <text:p>frame</text:p>
          </table:table-cell>
          <table:table-cell table:style-name="ce93" table:formula="of:=[.I11]+2" office:value-type="float" office:value="912">
            <text:p>912</text:p>
          </table:table-cell>
          <table:table-cell table:style-name="ce94" office:value-type="string">
            <text:p>H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2]+2" office:value-type="float" office:value="914">
            <text:p>914</text:p>
          </table:table-cell>
          <table:table-cell table:style-name="ce94" office:value-type="string">
            <text:p>W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3]+2" office:value-type="float" office:value="916">
            <text:p>916</text:p>
          </table:table-cell>
          <table:table-cell table:style-name="ce94" office:value-type="string">
            <text:p>W</text:p>
          </table:table-cell>
          <table:table-cell table:number-columns-repeated="2"/>
          <table:table-cell table:style-name="ce97"/>
          <table:table-cell table:number-columns-repeated="244"/>
        </table:table-row>
        <table:table-row table:style-name="ro1">
          <table:table-cell/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4]+2" office:value-type="float" office:value="918">
            <text:p>918</text:p>
          </table:table-cell>
          <table:table-cell table:style-name="ce94" office:value-type="string">
            <text:p>W</text:p>
          </table:table-cell>
          <table:table-cell table:number-columns-repeated="247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93" office:value-type="string">
            <text:p>warning</text:p>
          </table:table-cell>
          <table:table-cell table:number-columns-repeated="2" table:style-name="ce93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5]+2" office:value-type="float" office:value="920">
            <text:p>920</text:p>
          </table:table-cell>
          <table:table-cell table:style-name="ce94" office:value-type="string">
            <text:p>W</text:p>
          </table:table-cell>
          <table:table-cell table:style-name="ce93" table:number-columns-repeated="8"/>
          <table:table-cell table:number-columns-repeated="239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93" office:value-type="string">
            <text:p>inactive</text:p>
          </table:table-cell>
          <table:table-cell table:number-columns-repeated="2" table:style-name="ce93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6]+2" office:value-type="float" office:value="922">
            <text:p>922</text:p>
          </table:table-cell>
          <table:table-cell table:style-name="ce94" office:value-type="string">
            <text:p>W</text:p>
          </table:table-cell>
          <table:table-cell table:style-name="ce93" table:number-columns-repeated="8"/>
          <table:table-cell table:number-columns-repeated="239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93" office:value-type="string">
            <text:p>expire</text:p>
          </table:table-cell>
          <table:table-cell table:number-columns-repeated="2" table:style-name="ce93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7]+2" office:value-type="float" office:value="924">
            <text:p>924</text:p>
          </table:table-cell>
          <table:table-cell table:style-name="ce94" office:value-type="string">
            <text:p>W</text:p>
          </table:table-cell>
          <table:table-cell table:style-name="ce93" table:number-columns-repeated="8"/>
          <table:table-cell table:number-columns-repeated="239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SHADOWFLAG</text:p>
          </table:table-cell>
          <table:table-cell office:value-type="string">
            <text:p>US_FR_SHADOW</text:p>
          </table:table-cell>
          <table:table-cell table:style-name="ce93" office:value-type="string">
            <text:p>flag</text:p>
          </table:table-cell>
          <table:table-cell table:number-columns-repeated="2" table:style-name="ce93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8]+2" office:value-type="float" office:value="926">
            <text:p>926</text:p>
          </table:table-cell>
          <table:table-cell table:style-name="ce94" office:value-type="string">
            <text:p>W</text:p>
          </table:table-cell>
          <table:table-cell table:style-name="ce93" table:number-columns-repeated="8"/>
          <table:table-cell table:number-columns-repeated="239"/>
        </table:table-row>
        <table:table-row table:style-name="ro3">
          <table:table-cell/>
          <table:table-cell table:style-name="ce93" table:number-columns-repeated="2"/>
          <table:table-cell table:style-name="ce96"/>
          <table:table-cell table:style-name="ce93" table:number-columns-repeated="14"/>
          <table:table-cell table:number-columns-repeated="239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0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/>
          <table:table-cell table:style-name="ce8" office:value-type="string">
            <text:p>// </text:p>
          </table:table-cell>
          <table:table-cell table:style-name="ce8" office:value-type="string">
            <text:p>fromid</text:p>
          </table:table-cell>
          <table:table-cell table:style-name="ce8" office:value-type="string">
            <text:p>titre</text:p>
          </table:table-cell>
          <table:table-cell table:style-name="ce26" office:value-type="string">
            <text:p>id</text:p>
          </table:table-cell>
          <table:table-cell table:style-name="ce2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1">
          <table:table-cell/>
          <table:table-cell table:style-name="ce10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/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table:number-columns-repeated="241"/>
        </table:table-row>
        <table:table-row table:style-name="ro2">
          <table:table-cell/>
          <table:table-cell table:style-name="ce91" office:value-type="string">
            <text:p>ATTR</text:p>
          </table:table-cell>
          <table:table-cell table:style-name="ce94" office:value-type="string">
            <text:p>GRP_FR_ACCOUNT</text:p>
          </table:table-cell>
          <table:table-cell table:style-name="ce94"/>
          <table:table-cell table:style-name="ce94" office:value-type="string">
            <text:p>Compte Posix</text:p>
          </table:table-cell>
          <table:table-cell table:number-columns-repeated="2" table:style-name="ce91" office:value-type="string">
            <text:p>N</text:p>
          </table:table-cell>
          <table:table-cell table:style-name="ce91" office:value-type="string">
            <text:p>frame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H</text:p>
          </table:table-cell>
          <table:table-cell table:style-name="ce94" table:number-columns-repeated="247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0" office:value-type="string">
            <text:p>ATTR</text:p>
          </table:table-cell>
          <table:table-cell office:value-type="string">
            <text:p>GRP_GIDNUMBER</text:p>
          </table:table-cell>
          <table:table-cell table:style-name="ce94" office:value-type="string">
            <text:p>GRP_FR_ACCOUNT</text:p>
          </table:table-cell>
          <table:table-cell office:value-type="string">
            <text:p>gid Number</text:p>
          </table:table-cell>
          <table:table-cell table:number-columns-repeated="2" table:style-name="ce10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93"/>
          <table:table-cell table:number-columns-repeated="241"/>
        </table:table-row>
        <table:table-row table:style-name="ro1">
          <table:table-cell/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94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I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/>
          <table:table-cell office:value-type="string">
            <text:p>ATTR</text:p>
          </table:table-cell>
          <table:table-cell table:style-name="ce95" office:value-type="string">
            <text:p>GRP_T_MEMBERUID</text:p>
          </table:table-cell>
          <table:table-cell table:style-name="ce94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I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/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95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I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/>
          <table:table-cell table:style-name="ce10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ociété" table:style-name="ta7" table:print="false">
        <office:forms form:automatic-focus="false" form:apply-design-mode="false"/>
        <table:table-column table:style-name="co22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19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45" table:default-cell-style-name="ce11"/>
        <table:table-column table:style-name="co46" table:default-cell-style-name="ce11"/>
        <table:table-column table:style-name="co47" table:default-cell-style-name="ce11"/>
        <table:table-column table:style-name="co48" table:default-cell-style-name="ce11"/>
        <table:table-column table:style-name="co28" table:default-cell-style-name="ce11"/>
        <table:table-column table:style-name="co1" table:number-columns-repeated="242" table:default-cell-style-name="ce11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9" office:value-type="string">
            <text:p>BEGIN</text:p>
          </table:table-cell>
          <table:table-cell table:style-name="ce22"/>
          <table:table-cell table:style-name="ce22" office:value-type="string">
            <text:p>société</text:p>
          </table:table-cell>
          <table:table-cell table:style-name="ce22" office:value-type="float" office:value="124">
            <text:p>124</text:p>
          </table:table-cell>
          <table:table-cell table:style-name="ce22"/>
          <table:table-cell table:style-name="ce22" office:value-type="string">
            <text:p>SOCIETY</text:p>
          </table:table-cell>
          <table:table-cell table:style-name="ce22" table:number-columns-repeated="250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98" office:value-type="string">
            <text:p>//</text:p>
          </table:table-cell>
          <table:table-cell table:style-name="ce98" office:value-type="string">
            <text:p>idattr</text:p>
          </table:table-cell>
          <table:table-cell table:style-name="ce98" office:value-type="string">
            <text:p>idframe</text:p>
          </table:table-cell>
          <table:table-cell table:style-name="ce98" office:value-type="string">
            <text:p>label</text:p>
          </table:table-cell>
          <table:table-cell table:style-name="ce98" office:value-type="string">
            <text:p>T</text:p>
          </table:table-cell>
          <table:table-cell table:style-name="ce98" office:value-type="string">
            <text:p>A</text:p>
          </table:table-cell>
          <table:table-cell table:style-name="ce98" office:value-type="string">
            <text:p>type</text:p>
          </table:table-cell>
          <table:table-cell table:style-name="ce98" office:value-type="string">
            <text:p>ord</text:p>
          </table:table-cell>
          <table:table-cell table:style-name="ce98" office:value-type="string">
            <text:p>vis</text:p>
          </table:table-cell>
          <table:table-cell table:style-name="ce100" office:value-type="string">
            <text:p>need</text:p>
          </table:table-cell>
          <table:table-cell table:style-name="ce98" office:value-type="string">
            <text:p>link</text:p>
          </table:table-cell>
          <table:table-cell table:style-name="ce98" office:value-type="string">
            <text:p>phpfile</text:p>
          </table:table-cell>
          <table:table-cell table:style-name="ce98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office:value-type="string">
            <text:p>constraint</text:p>
          </table:table-cell>
          <table:table-cell table:style-name="ce100" office:value-type="string">
            <text:p>options</text:p>
          </table:table-cell>
          <table:table-cell table:style-name="ce100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6" office:value-type="string">
            <text:p>ATTR</text:p>
          </table:table-cell>
          <table:table-cell table:style-name="ce8" office:value-type="string">
            <text:p>SI_FR_IDENT</text:p>
          </table:table-cell>
          <table:table-cell table:style-name="ce8"/>
          <table:table-cell table:style-name="ce8" office:value-type="string">
            <text:p>Identification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26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table:style-name="ce10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enum</text:p>
          </table:table-cell>
          <table:table-cell table:formula="of:=[.H15]+10" office:value-type="float" office:value="70">
            <text:p>70</text:p>
          </table:table-cell>
          <table:table-cell table:style-name="ce10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"/>
          <table:table-cell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2">
          <table:table-cell table:style-name="ce13" office:value-type="string">
            <text:p>ATTR</text:p>
          </table:table-cell>
          <table:table-cell table:style-name="ce23" office:value-type="string">
            <text:p>SI_FR_COORD</text:p>
          </table:table-cell>
          <table:table-cell table:style-name="ce23"/>
          <table:table-cell table:style-name="ce13" office:value-type="string">
            <text:p>Coordonnée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8" table:formula="of:=[.H19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23"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10" office:value-type="string">
            <text:p>mail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10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10" office:value-type="string">
            <text:p>téléphone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10" office:value-type="string">
            <text:p>mobil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10" office:value-type="string">
            <text:p>fax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10" office:value-type="string">
            <text:p>adress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10" office:value-type="string">
            <text:p>code postal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10" office:value-type="string">
            <text:p>vill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10" office:value-type="string">
            <text:p>web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10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19" office:value-type="string">
            <text:p>ATTR</text:p>
          </table:table-cell>
          <table:table-cell table:style-name="ce20" office:value-type="string">
            <text:p>SI_MEMBERS</text:p>
          </table:table-cell>
          <table:table-cell table:style-name="ce20"/>
          <table:table-cell table:style-name="ce20" office:value-type="string">
            <text:p>contacts</text:p>
          </table:table-cell>
          <table:table-cell table:number-columns-repeated="2" table:style-name="ce19" office:value-type="string">
            <text:p>N</text:p>
          </table:table-cell>
          <table:table-cell table:style-name="ce20" office:value-type="string">
            <text:p>menu</text:p>
          </table:table-cell>
          <table:table-cell table:style-name="ce20" table:formula="of:=[.H30]+10" office:value-type="float" office:value="220">
            <text:p>22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0" office:value-type="string">
            <text:p>%S%app=GENERIC&amp;action=GENERIC_ISEARCH&amp;id=%I%&amp;famid=USER</text:p>
          </table:table-cell>
          <table:table-cell table:style-name="ce20" table:number-columns-repeated="245"/>
        </table:table-row>
        <table:table-row table:style-name="ro2">
          <table:table-cell table:style-name="ce13" office:value-type="string">
            <text:p>ATTR</text:p>
          </table:table-cell>
          <table:table-cell table:style-name="ce23" office:value-type="string">
            <text:p>SI_FR_SITES</text:p>
          </table:table-cell>
          <table:table-cell table:style-name="ce23"/>
          <table:table-cell table:style-name="ce23" office:value-type="string">
            <text:p>Site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8" office:value-type="float" office:value="3000">
            <text:p>3000</text:p>
          </table:table-cell>
          <table:table-cell table:style-name="ce23" office:value-type="string">
            <text:p>R</text:p>
          </table:table-cell>
          <table:table-cell table:style-name="ce23" table:number-columns-repeated="247"/>
        </table:table-row>
        <table:table-row table:style-name="ro1">
          <table:table-cell table:style-name="ce99" office:value-type="string">
            <text:p>ATTR</text:p>
          </table:table-cell>
          <table:table-cell table:style-name="ce18" office:value-type="string">
            <text:p>SI_T_SITES</text:p>
          </table:table-cell>
          <table:table-cell table:style-name="ce18" table:formula="of:=[.B32]" office:value-type="string" office:string-value="SI_FR_SITES">
            <text:p>SI_FR_SITES</text:p>
          </table:table-cell>
          <table:table-cell table:style-name="ce18" office:value-type="string">
            <text:p>les sites</text:p>
          </table:table-cell>
          <table:table-cell table:number-columns-repeated="2" table:style-name="ce99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table:formula="of:=[.H32]+10" office:value-type="float" office:value="3010">
            <text:p>3010</text:p>
          </table:table-cell>
          <table:table-cell table:style-name="ce18" office:value-type="string">
            <text:p>R</text:p>
          </table:table-cell>
          <table:table-cell table:style-name="ce18" table:number-columns-repeated="5"/>
          <table:table-cell table:style-name="ce18" office:value-type="string">
            <text:p>::parsemail(SI_MAIL)</text:p>
          </table:table-cell>
          <table:table-cell table:style-name="ce18" table:number-columns-repeated="241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9" office:value-type="string">
            <text:p>END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8" table:print="false">
        <office:forms form:automatic-focus="false" form:apply-design-mode="false"/>
        <table:table-column table:style-name="co1" table:default-cell-style-name="ce11"/>
        <table:table-column table:style-name="co7" table:default-cell-style-name="ce11"/>
        <table:table-column table:style-name="co49" table:default-cell-style-name="ce11"/>
        <table:table-column table:style-name="co50" table:default-cell-style-name="ce11"/>
        <table:table-column table:style-name="co1" table:number-columns-repeated="6" table:default-cell-style-name="ce11"/>
        <table:table-column table:style-name="co51" table:default-cell-style-name="ce11"/>
        <table:table-column table:style-name="co1" table:number-columns-repeated="245" table:default-cell-style-name="ce11"/>
        <table:table-column table:style-name="co6" table:number-columns-repeated="768" table:default-cell-style-name="Default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BEGIN</text:p>
          </table:table-cell>
          <table:table-cell table:style-name="ce22" office:value-type="float" office:value="124">
            <text:p>124</text:p>
          </table:table-cell>
          <table:table-cell table:style-name="ce22" office:value-type="string">
            <text:p>site</text:p>
          </table:table-cell>
          <table:table-cell table:style-name="ce22" office:value-type="float" office:value="126">
            <text:p>126</text:p>
          </table:table-cell>
          <table:table-cell table:style-name="ce22"/>
          <table:table-cell table:style-name="ce22" office:value-type="string">
            <text:p>SITE</text:p>
          </table:table-cell>
          <table:table-cell table:style-name="ce22" table:number-columns-repeated="10"/>
          <table:table-cell table:number-columns-repeated="1008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98" office:value-type="string">
            <text:p>//</text:p>
          </table:table-cell>
          <table:table-cell table:style-name="ce98" office:value-type="string">
            <text:p>idattr</text:p>
          </table:table-cell>
          <table:table-cell table:style-name="ce98" office:value-type="string">
            <text:p>idframe</text:p>
          </table:table-cell>
          <table:table-cell table:style-name="ce98" office:value-type="string">
            <text:p>label</text:p>
          </table:table-cell>
          <table:table-cell table:style-name="ce98" office:value-type="string">
            <text:p>T</text:p>
          </table:table-cell>
          <table:table-cell table:style-name="ce98" office:value-type="string">
            <text:p>A</text:p>
          </table:table-cell>
          <table:table-cell table:style-name="ce98" office:value-type="string">
            <text:p>type</text:p>
          </table:table-cell>
          <table:table-cell table:style-name="ce98" office:value-type="string">
            <text:p>ord</text:p>
          </table:table-cell>
          <table:table-cell table:style-name="ce98" office:value-type="string">
            <text:p>vis</text:p>
          </table:table-cell>
          <table:table-cell table:style-name="ce100" office:value-type="string">
            <text:p>needed</text:p>
          </table:table-cell>
          <table:table-cell table:style-name="ce98" office:value-type="string">
            <text:p>link</text:p>
          </table:table-cell>
          <table:table-cell table:style-name="ce98" office:value-type="string">
            <text:p>phpfile</text:p>
          </table:table-cell>
          <table:table-cell table:style-name="ce98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table:number-columns-repeated="2"/>
          <table:table-cell table:style-name="ce28" table:number-columns-repeated="240"/>
          <table:table-cell table:number-columns-repeated="768"/>
        </table:table-row>
        <table:table-row table:style-name="ro1">
          <table:table-cell table:style-name="ce10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94"/>
          <table:table-cell/>
          <table:table-cell office:value-type="string">
            <text:p>::getTitle(SI_IDSOC):SI_SOCIETY</text:p>
          </table:table-cell>
          <table:table-cell/>
          <table:table-cell table:style-name="ce94" table:number-columns-repeated="242"/>
          <table:table-cell table:number-columns-repeated="768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10" office:value-type="string">
            <text:p>ville</text:p>
          </table:table-cell>
          <table:table-cell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9" office:value-type="string">
            <text:p>END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101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dc9775d-05ecbee-0851ad3-1586698-727bf66</meta:generator>
    <meta:creation-date>2006-08-15T15:45:43</meta:creation-date>
    <dc:date>2012-03-22T16:34:28</dc:date>
    <meta:editing-cycles>117</meta:editing-cycles>
    <meta:editing-duration>P5DT15H21M1S</meta:editing-duration>
    <meta:document-statistic meta:table-count="9" meta:cell-count="2149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